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6618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0"/>
    <style:style style:name="ce3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/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exnetsplit__2023-10-26T1943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inference_id</text:p>
          </table:table-cell>
          <table:table-cell office:value-type="string" calcext:value-type="string">
            <text:p>split_layer</text:p>
          </table:table-cell>
          <table:table-cell office:value-type="string" calcext:value-type="string">
            <text:p>total_time_ns</text:p>
          </table:table-cell>
          <table:table-cell office:value-type="string" calcext:value-type="string">
            <text:p>inf_time_client</text:p>
          </table:table-cell>
          <table:table-cell office:value-type="string" calcext:value-type="string">
            <text:p>inf_time_edge</text:p>
          </table:table-cell>
          <table:table-cell office:value-type="string" calcext:value-type="string">
            <text:p>transmission_latency_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29ccb45-1c44-4bcd-89fb-2b9b539aa08d</text:p>
          </table:table-cell>
          <table:table-cell office:value-type="float" office:value="17" calcext:value-type="float">
            <text:p>17</text:p>
          </table:table-cell>
          <table:table-cell office:value-type="float" office:value="49012375" calcext:value-type="float">
            <text:p>49012375</text:p>
          </table:table-cell>
          <table:table-cell office:value-type="float" office:value="44014858" calcext:value-type="float">
            <text:p>44014858</text:p>
          </table:table-cell>
          <table:table-cell office:value-type="float" office:value="901517" calcext:value-type="float">
            <text:p>901517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41ac58-98c4-4e90-9426-c104aae310cc</text:p>
          </table:table-cell>
          <table:table-cell office:value-type="float" office:value="6" calcext:value-type="float">
            <text:p>6</text:p>
          </table:table-cell>
          <table:table-cell office:value-type="float" office:value="48193550" calcext:value-type="float">
            <text:p>48193550</text:p>
          </table:table-cell>
          <table:table-cell office:value-type="float" office:value="10279356" calcext:value-type="float">
            <text:p>10279356</text:p>
          </table:table-cell>
          <table:table-cell office:value-type="float" office:value="5466195" calcext:value-type="float">
            <text:p>5466195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b604a8-fb01-45ba-962d-afa26eb82d61</text:p>
          </table:table-cell>
          <table:table-cell office:value-type="float" office:value="8" calcext:value-type="float">
            <text:p>8</text:p>
          </table:table-cell>
          <table:table-cell office:value-type="float" office:value="83050538" calcext:value-type="float">
            <text:p>83050538</text:p>
          </table:table-cell>
          <table:table-cell office:value-type="float" office:value="13526287" calcext:value-type="float">
            <text:p>13526287</text:p>
          </table:table-cell>
          <table:table-cell office:value-type="float" office:value="4628252" calcext:value-type="float">
            <text:p>4628252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fbaa7e-0cd2-409a-b73e-7c94016c71e4</text:p>
          </table:table-cell>
          <table:table-cell office:value-type="float" office:value="16" calcext:value-type="float">
            <text:p>16</text:p>
          </table:table-cell>
          <table:table-cell office:value-type="float" office:value="49074915" calcext:value-type="float">
            <text:p>49074915</text:p>
          </table:table-cell>
          <table:table-cell office:value-type="float" office:value="44094021" calcext:value-type="float">
            <text:p>44094021</text:p>
          </table:table-cell>
          <table:table-cell office:value-type="float" office:value="884894" calcext:value-type="float">
            <text:p>884894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c98c94-f5e1-48d8-ab23-e4ec6ce866ca</text:p>
          </table:table-cell>
          <table:table-cell office:value-type="float" office:value="6" calcext:value-type="float">
            <text:p>6</text:p>
          </table:table-cell>
          <table:table-cell office:value-type="float" office:value="48244290" calcext:value-type="float">
            <text:p>48244290</text:p>
          </table:table-cell>
          <table:table-cell office:value-type="float" office:value="10353475" calcext:value-type="float">
            <text:p>10353475</text:p>
          </table:table-cell>
          <table:table-cell office:value-type="float" office:value="5442816" calcext:value-type="float">
            <text:p>5442816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ff126a-f61d-4fee-aa1e-e73a521bfb82</text:p>
          </table:table-cell>
          <table:table-cell office:value-type="float" office:value="7" calcext:value-type="float">
            <text:p>7</text:p>
          </table:table-cell>
          <table:table-cell office:value-type="float" office:value="82657342" calcext:value-type="float">
            <text:p>82657342</text:p>
          </table:table-cell>
          <table:table-cell office:value-type="float" office:value="13244942" calcext:value-type="float">
            <text:p>13244942</text:p>
          </table:table-cell>
          <table:table-cell office:value-type="float" office:value="4516401" calcext:value-type="float">
            <text:p>4516401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ae4ecef-78c8-4f65-b2ee-212e3722be6b</text:p>
          </table:table-cell>
          <table:table-cell office:value-type="float" office:value="1" calcext:value-type="float">
            <text:p>1</text:p>
          </table:table-cell>
          <table:table-cell office:value-type="float" office:value="206725293" calcext:value-type="float">
            <text:p>206725293</text:p>
          </table:table-cell>
          <table:table-cell office:value-type="float" office:value="3843040" calcext:value-type="float">
            <text:p>3843040</text:p>
          </table:table-cell>
          <table:table-cell office:value-type="float" office:value="9282253" calcext:value-type="float">
            <text:p>9282253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e13b2a2-26bf-4d28-a2ad-9031c9422a37</text:p>
          </table:table-cell>
          <table:table-cell office:value-type="float" office:value="8" calcext:value-type="float">
            <text:p>8</text:p>
          </table:table-cell>
          <table:table-cell office:value-type="float" office:value="82940635" calcext:value-type="float">
            <text:p>82940635</text:p>
          </table:table-cell>
          <table:table-cell office:value-type="float" office:value="13311136" calcext:value-type="float">
            <text:p>13311136</text:p>
          </table:table-cell>
          <table:table-cell office:value-type="float" office:value="4733500" calcext:value-type="float">
            <text:p>4733500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f89d347-edd6-4357-9795-c8ff475bf4d1</text:p>
          </table:table-cell>
          <table:table-cell office:value-type="float" office:value="15" calcext:value-type="float">
            <text:p>15</text:p>
          </table:table-cell>
          <table:table-cell office:value-type="float" office:value="31956367" calcext:value-type="float">
            <text:p>31956367</text:p>
          </table:table-cell>
          <table:table-cell office:value-type="float" office:value="20337208" calcext:value-type="float">
            <text:p>20337208</text:p>
          </table:table-cell>
          <table:table-cell office:value-type="float" office:value="2403159" calcext:value-type="float">
            <text:p>2403159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0a2b03-57c5-4050-b736-537961068b86</text:p>
          </table:table-cell>
          <table:table-cell office:value-type="float" office:value="13" calcext:value-type="float">
            <text:p>13</text:p>
          </table:table-cell>
          <table:table-cell office:value-type="float" office:value="32549861" calcext:value-type="float">
            <text:p>32549861</text:p>
          </table:table-cell>
          <table:table-cell office:value-type="float" office:value="20845811" calcext:value-type="float">
            <text:p>20845811</text:p>
          </table:table-cell>
          <table:table-cell office:value-type="float" office:value="2488050" calcext:value-type="float">
            <text:p>2488050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2606af-bb6a-4b71-9e32-bfcca61e267d</text:p>
          </table:table-cell>
          <table:table-cell office:value-type="float" office:value="15" calcext:value-type="float">
            <text:p>15</text:p>
          </table:table-cell>
          <table:table-cell office:value-type="float" office:value="32166504" calcext:value-type="float">
            <text:p>32166504</text:p>
          </table:table-cell>
          <table:table-cell office:value-type="float" office:value="20553127" calcext:value-type="float">
            <text:p>20553127</text:p>
          </table:table-cell>
          <table:table-cell office:value-type="float" office:value="2397377" calcext:value-type="float">
            <text:p>2397377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125af2-2950-4887-8410-486795cb1187</text:p>
          </table:table-cell>
          <table:table-cell office:value-type="float" office:value="4" calcext:value-type="float">
            <text:p>4</text:p>
          </table:table-cell>
          <table:table-cell office:value-type="float" office:value="155657724" calcext:value-type="float">
            <text:p>155657724</text:p>
          </table:table-cell>
          <table:table-cell office:value-type="float" office:value="9946881" calcext:value-type="float">
            <text:p>9946881</text:p>
          </table:table-cell>
          <table:table-cell office:value-type="float" office:value="5742843" calcext:value-type="float">
            <text:p>5742843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33b93da-a1cb-4512-a116-66529d0fd9aa</text:p>
          </table:table-cell>
          <table:table-cell office:value-type="float" office:value="5" calcext:value-type="float">
            <text:p>5</text:p>
          </table:table-cell>
          <table:table-cell office:value-type="float" office:value="156472548" calcext:value-type="float">
            <text:p>156472548</text:p>
          </table:table-cell>
          <table:table-cell office:value-type="float" office:value="9933783" calcext:value-type="float">
            <text:p>9933783</text:p>
          </table:table-cell>
          <table:table-cell office:value-type="float" office:value="6570765" calcext:value-type="float">
            <text:p>6570765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3a11a2-07c1-4f55-8a20-386c6b1a5d17</text:p>
          </table:table-cell>
          <table:table-cell office:value-type="float" office:value="8" calcext:value-type="float">
            <text:p>8</text:p>
          </table:table-cell>
          <table:table-cell office:value-type="float" office:value="83101006" calcext:value-type="float">
            <text:p>83101006</text:p>
          </table:table-cell>
          <table:table-cell office:value-type="float" office:value="13563873" calcext:value-type="float">
            <text:p>13563873</text:p>
          </table:table-cell>
          <table:table-cell office:value-type="float" office:value="4641134" calcext:value-type="float">
            <text:p>4641134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87d75d-bc42-4e39-9d47-98276cd7aa54</text:p>
          </table:table-cell>
          <table:table-cell office:value-type="float" office:value="3" calcext:value-type="float">
            <text:p>3</text:p>
          </table:table-cell>
          <table:table-cell office:value-type="float" office:value="59025238" calcext:value-type="float">
            <text:p>59025238</text:p>
          </table:table-cell>
          <table:table-cell office:value-type="float" office:value="5231758" calcext:value-type="float">
            <text:p>5231758</text:p>
          </table:table-cell>
          <table:table-cell office:value-type="float" office:value="7137480" calcext:value-type="float">
            <text:p>7137480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b8f927b-5aea-4344-ab68-0109c6294d31</text:p>
          </table:table-cell>
          <table:table-cell office:value-type="float" office:value="19" calcext:value-type="float">
            <text:p>19</text:p>
          </table:table-cell>
          <table:table-cell office:value-type="float" office:value="64868535" calcext:value-type="float">
            <text:p>64868535</text:p>
          </table:table-cell>
          <table:table-cell office:value-type="float" office:value="60567459" calcext:value-type="float">
            <text:p>60567459</text:p>
          </table:table-cell>
          <table:table-cell office:value-type="float" office:value="205076" calcext:value-type="float">
            <text:p>205076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c13d9dc-d830-4e0e-b4d0-14a73ccafc61</text:p>
          </table:table-cell>
          <table:table-cell office:value-type="float" office:value="19" calcext:value-type="float">
            <text:p>19</text:p>
          </table:table-cell>
          <table:table-cell office:value-type="float" office:value="64854949" calcext:value-type="float">
            <text:p>64854949</text:p>
          </table:table-cell>
          <table:table-cell office:value-type="float" office:value="60549747" calcext:value-type="float">
            <text:p>60549747</text:p>
          </table:table-cell>
          <table:table-cell office:value-type="float" office:value="209202" calcext:value-type="float">
            <text:p>209202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2494c31-7133-483e-b83c-5a33720ca586</text:p>
          </table:table-cell>
          <table:table-cell office:value-type="float" office:value="1" calcext:value-type="float">
            <text:p>1</text:p>
          </table:table-cell>
          <table:table-cell office:value-type="float" office:value="204725304" calcext:value-type="float">
            <text:p>204725304</text:p>
          </table:table-cell>
          <table:table-cell office:value-type="float" office:value="3706921" calcext:value-type="float">
            <text:p>3706921</text:p>
          </table:table-cell>
          <table:table-cell office:value-type="float" office:value="7418383" calcext:value-type="float">
            <text:p>7418383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e7567c-5b65-46f2-a497-8772109595ce</text:p>
          </table:table-cell>
          <table:table-cell office:value-type="float" office:value="8" calcext:value-type="float">
            <text:p>8</text:p>
          </table:table-cell>
          <table:table-cell office:value-type="float" office:value="83058326" calcext:value-type="float">
            <text:p>83058326</text:p>
          </table:table-cell>
          <table:table-cell office:value-type="float" office:value="13531457" calcext:value-type="float">
            <text:p>13531457</text:p>
          </table:table-cell>
          <table:table-cell office:value-type="float" office:value="4630870" calcext:value-type="float">
            <text:p>4630870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f1f2a4-ac97-4b13-93ef-66245168facf</text:p>
          </table:table-cell>
          <table:table-cell office:value-type="float" office:value="5" calcext:value-type="float">
            <text:p>5</text:p>
          </table:table-cell>
          <table:table-cell office:value-type="float" office:value="156068348" calcext:value-type="float">
            <text:p>156068348</text:p>
          </table:table-cell>
          <table:table-cell office:value-type="float" office:value="9963033" calcext:value-type="float">
            <text:p>9963033</text:p>
          </table:table-cell>
          <table:table-cell office:value-type="float" office:value="6137315" calcext:value-type="float">
            <text:p>6137315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89be4f-5cc4-4e03-ab3c-d93c771c9c16</text:p>
          </table:table-cell>
          <table:table-cell office:value-type="float" office:value="18" calcext:value-type="float">
            <text:p>18</text:p>
          </table:table-cell>
          <table:table-cell office:value-type="float" office:value="48588332" calcext:value-type="float">
            <text:p>48588332</text:p>
          </table:table-cell>
          <table:table-cell office:value-type="float" office:value="43592470" calcext:value-type="float">
            <text:p>43592470</text:p>
          </table:table-cell>
          <table:table-cell office:value-type="float" office:value="899862" calcext:value-type="float">
            <text:p>899862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8bb412f-3a36-493a-a75b-933ffe7638bd</text:p>
          </table:table-cell>
          <table:table-cell office:value-type="float" office:value="1" calcext:value-type="float">
            <text:p>1</text:p>
          </table:table-cell>
          <table:table-cell office:value-type="float" office:value="205066995" calcext:value-type="float">
            <text:p>205066995</text:p>
          </table:table-cell>
          <table:table-cell office:value-type="float" office:value="3918450" calcext:value-type="float">
            <text:p>3918450</text:p>
          </table:table-cell>
          <table:table-cell office:value-type="float" office:value="7548545" calcext:value-type="float">
            <text:p>7548545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93d7e5e-8d28-4aaa-8c1a-5d96998eea74</text:p>
          </table:table-cell>
          <table:table-cell office:value-type="float" office:value="11" calcext:value-type="float">
            <text:p>11</text:p>
          </table:table-cell>
          <table:table-cell office:value-type="float" office:value="65804154" calcext:value-type="float">
            <text:p>65804154</text:p>
          </table:table-cell>
          <table:table-cell office:value-type="float" office:value="19999289" calcext:value-type="float">
            <text:p>19999289</text:p>
          </table:table-cell>
          <table:table-cell office:value-type="float" office:value="2540865" calcext:value-type="float">
            <text:p>2540865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99187ce-7d1b-4d5f-b60b-5a1a59c42077</text:p>
          </table:table-cell>
          <table:table-cell office:value-type="float" office:value="16" calcext:value-type="float">
            <text:p>16</text:p>
          </table:table-cell>
          <table:table-cell office:value-type="float" office:value="50001149" calcext:value-type="float">
            <text:p>50001149</text:p>
          </table:table-cell>
          <table:table-cell office:value-type="float" office:value="45020080" calcext:value-type="float">
            <text:p>45020080</text:p>
          </table:table-cell>
          <table:table-cell office:value-type="float" office:value="885069" calcext:value-type="float">
            <text:p>885069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a45a852-86da-40d3-a233-ed259c5b9a7a</text:p>
          </table:table-cell>
          <table:table-cell office:value-type="float" office:value="17" calcext:value-type="float">
            <text:p>17</text:p>
          </table:table-cell>
          <table:table-cell office:value-type="float" office:value="48620088" calcext:value-type="float">
            <text:p>48620088</text:p>
          </table:table-cell>
          <table:table-cell office:value-type="float" office:value="43619554" calcext:value-type="float">
            <text:p>43619554</text:p>
          </table:table-cell>
          <table:table-cell office:value-type="float" office:value="904534" calcext:value-type="float">
            <text:p>904534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b5cb174-7807-47a6-95bb-30e36ef3cbfd</text:p>
          </table:table-cell>
          <table:table-cell office:value-type="float" office:value="9" calcext:value-type="float">
            <text:p>9</text:p>
          </table:table-cell>
          <table:table-cell office:value-type="float" office:value="64077427" calcext:value-type="float">
            <text:p>64077427</text:p>
          </table:table-cell>
          <table:table-cell office:value-type="float" office:value="17466188" calcext:value-type="float">
            <text:p>17466188</text:p>
          </table:table-cell>
          <table:table-cell office:value-type="float" office:value="3347239" calcext:value-type="float">
            <text:p>3347239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c427438-e707-4669-9e71-45cb36dbc789</text:p>
          </table:table-cell>
          <table:table-cell office:value-type="float" office:value="3" calcext:value-type="float">
            <text:p>3</text:p>
          </table:table-cell>
          <table:table-cell office:value-type="float" office:value="58358568" calcext:value-type="float">
            <text:p>58358568</text:p>
          </table:table-cell>
          <table:table-cell office:value-type="float" office:value="4535862" calcext:value-type="float">
            <text:p>4535862</text:p>
          </table:table-cell>
          <table:table-cell office:value-type="float" office:value="7166706" calcext:value-type="float">
            <text:p>7166706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c905f15-51fd-4346-af4e-0ae2f5b3084a</text:p>
          </table:table-cell>
          <table:table-cell office:value-type="float" office:value="12" calcext:value-type="float">
            <text:p>12</text:p>
          </table:table-cell>
          <table:table-cell office:value-type="float" office:value="66347052" calcext:value-type="float">
            <text:p>66347052</text:p>
          </table:table-cell>
          <table:table-cell office:value-type="float" office:value="20478021" calcext:value-type="float">
            <text:p>20478021</text:p>
          </table:table-cell>
          <table:table-cell office:value-type="float" office:value="2605031" calcext:value-type="float">
            <text:p>2605031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cf8a345-1df1-45b0-9348-d027bb3d35cb</text:p>
          </table:table-cell>
          <table:table-cell office:value-type="float" office:value="12" calcext:value-type="float">
            <text:p>12</text:p>
          </table:table-cell>
          <table:table-cell office:value-type="float" office:value="66265626" calcext:value-type="float">
            <text:p>66265626</text:p>
          </table:table-cell>
          <table:table-cell office:value-type="float" office:value="20339310" calcext:value-type="float">
            <text:p>20339310</text:p>
          </table:table-cell>
          <table:table-cell office:value-type="float" office:value="2662316" calcext:value-type="float">
            <text:p>2662316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ee8b19c-e2a9-4e80-8d38-be02fe05a569</text:p>
          </table:table-cell>
          <table:table-cell office:value-type="float" office:value="4" calcext:value-type="float">
            <text:p>4</text:p>
          </table:table-cell>
          <table:table-cell office:value-type="float" office:value="155856379" calcext:value-type="float">
            <text:p>155856379</text:p>
          </table:table-cell>
          <table:table-cell office:value-type="float" office:value="10189048" calcext:value-type="float">
            <text:p>10189048</text:p>
          </table:table-cell>
          <table:table-cell office:value-type="float" office:value="5699331" calcext:value-type="float">
            <text:p>5699331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fa2f51e-723f-4bc0-ab37-fd819e4ce85d</text:p>
          </table:table-cell>
          <table:table-cell office:value-type="float" office:value="13" calcext:value-type="float">
            <text:p>13</text:p>
          </table:table-cell>
          <table:table-cell office:value-type="float" office:value="32007850" calcext:value-type="float">
            <text:p>32007850</text:p>
          </table:table-cell>
          <table:table-cell office:value-type="float" office:value="20304591" calcext:value-type="float">
            <text:p>20304591</text:p>
          </table:table-cell>
          <table:table-cell office:value-type="float" office:value="2487259" calcext:value-type="float">
            <text:p>2487259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fd168e6-21c0-4677-89c2-621765a3b3ae</text:p>
          </table:table-cell>
          <table:table-cell office:value-type="float" office:value="5" calcext:value-type="float">
            <text:p>5</text:p>
          </table:table-cell>
          <table:table-cell office:value-type="float" office:value="156023160" calcext:value-type="float">
            <text:p>156023160</text:p>
          </table:table-cell>
          <table:table-cell office:value-type="float" office:value="9848919" calcext:value-type="float">
            <text:p>9848919</text:p>
          </table:table-cell>
          <table:table-cell office:value-type="float" office:value="6206241" calcext:value-type="float">
            <text:p>6206241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ff12ff3-8366-4ff1-9bd2-0238510b0813</text:p>
          </table:table-cell>
          <table:table-cell office:value-type="float" office:value="8" calcext:value-type="float">
            <text:p>8</text:p>
          </table:table-cell>
          <table:table-cell office:value-type="float" office:value="82839761" calcext:value-type="float">
            <text:p>82839761</text:p>
          </table:table-cell>
          <table:table-cell office:value-type="float" office:value="13316794" calcext:value-type="float">
            <text:p>13316794</text:p>
          </table:table-cell>
          <table:table-cell office:value-type="float" office:value="4626968" calcext:value-type="float">
            <text:p>4626968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176ca1b-772b-4a59-893e-6e7df155cfeb</text:p>
          </table:table-cell>
          <table:table-cell office:value-type="float" office:value="16" calcext:value-type="float">
            <text:p>16</text:p>
          </table:table-cell>
          <table:table-cell office:value-type="float" office:value="48904139" calcext:value-type="float">
            <text:p>48904139</text:p>
          </table:table-cell>
          <table:table-cell office:value-type="float" office:value="43920453" calcext:value-type="float">
            <text:p>43920453</text:p>
          </table:table-cell>
          <table:table-cell office:value-type="float" office:value="887686" calcext:value-type="float">
            <text:p>887686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443201b-212e-4574-8715-f45ac6729474</text:p>
          </table:table-cell>
          <table:table-cell office:value-type="float" office:value="5" calcext:value-type="float">
            <text:p>5</text:p>
          </table:table-cell>
          <table:table-cell office:value-type="float" office:value="155983478" calcext:value-type="float">
            <text:p>155983478</text:p>
          </table:table-cell>
          <table:table-cell office:value-type="float" office:value="9965872" calcext:value-type="float">
            <text:p>9965872</text:p>
          </table:table-cell>
          <table:table-cell office:value-type="float" office:value="6049606" calcext:value-type="float">
            <text:p>6049606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6120387-b526-41fc-912b-75faf5a94dd9</text:p>
          </table:table-cell>
          <table:table-cell office:value-type="float" office:value="9" calcext:value-type="float">
            <text:p>9</text:p>
          </table:table-cell>
          <table:table-cell office:value-type="float" office:value="64059364" calcext:value-type="float">
            <text:p>64059364</text:p>
          </table:table-cell>
          <table:table-cell office:value-type="float" office:value="17435916" calcext:value-type="float">
            <text:p>17435916</text:p>
          </table:table-cell>
          <table:table-cell office:value-type="float" office:value="3359448" calcext:value-type="float">
            <text:p>3359448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953055a-2f55-44e5-ade8-d2ebe6c6c8a2</text:p>
          </table:table-cell>
          <table:table-cell office:value-type="float" office:value="4" calcext:value-type="float">
            <text:p>4</text:p>
          </table:table-cell>
          <table:table-cell office:value-type="float" office:value="155932414" calcext:value-type="float">
            <text:p>155932414</text:p>
          </table:table-cell>
          <table:table-cell office:value-type="float" office:value="9853312" calcext:value-type="float">
            <text:p>9853312</text:p>
          </table:table-cell>
          <table:table-cell office:value-type="float" office:value="6111102" calcext:value-type="float">
            <text:p>6111102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a54a314-d819-4bcd-b46c-ffc92d85879f</text:p>
          </table:table-cell>
          <table:table-cell office:value-type="float" office:value="20" calcext:value-type="float">
            <text:p>20</text:p>
          </table:table-cell>
          <table:table-cell office:value-type="float" office:value="8394960" calcext:value-type="float">
            <text:p>8394960</text:p>
          </table:table-cell>
          <table:table-cell office:value-type="float" office:value="0" calcext:value-type="float">
            <text:p>0</text:p>
          </table:table-cell>
          <table:table-cell office:value-type="float" office:value="8394960" calcext:value-type="float">
            <text:p>8394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b4b86b0-25b0-4211-a91f-05c8204f16c6</text:p>
          </table:table-cell>
          <table:table-cell office:value-type="float" office:value="14" calcext:value-type="float">
            <text:p>14</text:p>
          </table:table-cell>
          <table:table-cell office:value-type="float" office:value="32256032" calcext:value-type="float">
            <text:p>32256032</text:p>
          </table:table-cell>
          <table:table-cell office:value-type="float" office:value="20576256" calcext:value-type="float">
            <text:p>20576256</text:p>
          </table:table-cell>
          <table:table-cell office:value-type="float" office:value="2463776" calcext:value-type="float">
            <text:p>2463776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f48d3c5-615a-408a-9a0f-e64ffc1060de</text:p>
          </table:table-cell>
          <table:table-cell office:value-type="float" office:value="9" calcext:value-type="float">
            <text:p>9</text:p>
          </table:table-cell>
          <table:table-cell office:value-type="float" office:value="63803148" calcext:value-type="float">
            <text:p>63803148</text:p>
          </table:table-cell>
          <table:table-cell office:value-type="float" office:value="17203226" calcext:value-type="float">
            <text:p>17203226</text:p>
          </table:table-cell>
          <table:table-cell office:value-type="float" office:value="3335922" calcext:value-type="float">
            <text:p>3335922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faa9b79-177c-41b6-ad43-bee270a48a00</text:p>
          </table:table-cell>
          <table:table-cell office:value-type="float" office:value="11" calcext:value-type="float">
            <text:p>11</text:p>
          </table:table-cell>
          <table:table-cell office:value-type="float" office:value="66159129" calcext:value-type="float">
            <text:p>66159129</text:p>
          </table:table-cell>
          <table:table-cell office:value-type="float" office:value="20147925" calcext:value-type="float">
            <text:p>20147925</text:p>
          </table:table-cell>
          <table:table-cell office:value-type="float" office:value="2747204" calcext:value-type="float">
            <text:p>2747204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0a6c16a-8c37-4142-8e59-0bfce39b8b02</text:p>
          </table:table-cell>
          <table:table-cell office:value-type="float" office:value="19" calcext:value-type="float">
            <text:p>19</text:p>
          </table:table-cell>
          <table:table-cell office:value-type="float" office:value="64955123" calcext:value-type="float">
            <text:p>64955123</text:p>
          </table:table-cell>
          <table:table-cell office:value-type="float" office:value="60658300" calcext:value-type="float">
            <text:p>60658300</text:p>
          </table:table-cell>
          <table:table-cell office:value-type="float" office:value="200823" calcext:value-type="float">
            <text:p>200823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2b39728-aae7-47bd-bd92-e122f99934b7</text:p>
          </table:table-cell>
          <table:table-cell office:value-type="float" office:value="15" calcext:value-type="float">
            <text:p>15</text:p>
          </table:table-cell>
          <table:table-cell office:value-type="float" office:value="31948727" calcext:value-type="float">
            <text:p>31948727</text:p>
          </table:table-cell>
          <table:table-cell office:value-type="float" office:value="20321184" calcext:value-type="float">
            <text:p>20321184</text:p>
          </table:table-cell>
          <table:table-cell office:value-type="float" office:value="2411543" calcext:value-type="float">
            <text:p>2411543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2c770b2-a1cb-413f-a8ac-aaeafe03196c</text:p>
          </table:table-cell>
          <table:table-cell office:value-type="float" office:value="13" calcext:value-type="float">
            <text:p>13</text:p>
          </table:table-cell>
          <table:table-cell office:value-type="float" office:value="32019896" calcext:value-type="float">
            <text:p>32019896</text:p>
          </table:table-cell>
          <table:table-cell office:value-type="float" office:value="20341607" calcext:value-type="float">
            <text:p>20341607</text:p>
          </table:table-cell>
          <table:table-cell office:value-type="float" office:value="2462289" calcext:value-type="float">
            <text:p>2462289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3e5658a-1596-4d8c-9947-f989b2f907a2</text:p>
          </table:table-cell>
          <table:table-cell office:value-type="float" office:value="6" calcext:value-type="float">
            <text:p>6</text:p>
          </table:table-cell>
          <table:table-cell office:value-type="float" office:value="48414173" calcext:value-type="float">
            <text:p>48414173</text:p>
          </table:table-cell>
          <table:table-cell office:value-type="float" office:value="10568815" calcext:value-type="float">
            <text:p>10568815</text:p>
          </table:table-cell>
          <table:table-cell office:value-type="float" office:value="5397359" calcext:value-type="float">
            <text:p>5397359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40d711f-b8c2-4ff7-abdf-cc3dbe87ed78</text:p>
          </table:table-cell>
          <table:table-cell office:value-type="float" office:value="14" calcext:value-type="float">
            <text:p>14</text:p>
          </table:table-cell>
          <table:table-cell office:value-type="float" office:value="32108820" calcext:value-type="float">
            <text:p>32108820</text:p>
          </table:table-cell>
          <table:table-cell office:value-type="float" office:value="20485008" calcext:value-type="float">
            <text:p>20485008</text:p>
          </table:table-cell>
          <table:table-cell office:value-type="float" office:value="2407812" calcext:value-type="float">
            <text:p>2407812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44a85a2-9b50-4eb8-988b-02ea189279bd</text:p>
          </table:table-cell>
          <table:table-cell office:value-type="float" office:value="1" calcext:value-type="float">
            <text:p>1</text:p>
          </table:table-cell>
          <table:table-cell office:value-type="float" office:value="205841122" calcext:value-type="float">
            <text:p>205841122</text:p>
          </table:table-cell>
          <table:table-cell office:value-type="float" office:value="3947931" calcext:value-type="float">
            <text:p>3947931</text:p>
          </table:table-cell>
          <table:table-cell office:value-type="float" office:value="8293191" calcext:value-type="float">
            <text:p>8293191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508b51a-8b75-4500-b88f-8c2d8eca49cf</text:p>
          </table:table-cell>
          <table:table-cell office:value-type="float" office:value="18" calcext:value-type="float">
            <text:p>18</text:p>
          </table:table-cell>
          <table:table-cell office:value-type="float" office:value="48868483" calcext:value-type="float">
            <text:p>48868483</text:p>
          </table:table-cell>
          <table:table-cell office:value-type="float" office:value="43846026" calcext:value-type="float">
            <text:p>43846026</text:p>
          </table:table-cell>
          <table:table-cell office:value-type="float" office:value="926457" calcext:value-type="float">
            <text:p>926457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62c1c36-5d27-4dc9-8a29-ac60f585d7bc</text:p>
          </table:table-cell>
          <table:table-cell office:value-type="float" office:value="10" calcext:value-type="float">
            <text:p>10</text:p>
          </table:table-cell>
          <table:table-cell office:value-type="float" office:value="64251983" calcext:value-type="float">
            <text:p>64251983</text:p>
          </table:table-cell>
          <table:table-cell office:value-type="float" office:value="17551643" calcext:value-type="float">
            <text:p>17551643</text:p>
          </table:table-cell>
          <table:table-cell office:value-type="float" office:value="3436340" calcext:value-type="float">
            <text:p>3436340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6836415-9d46-48f9-8acc-f7205277f897</text:p>
          </table:table-cell>
          <table:table-cell office:value-type="float" office:value="18" calcext:value-type="float">
            <text:p>18</text:p>
          </table:table-cell>
          <table:table-cell office:value-type="float" office:value="49104550" calcext:value-type="float">
            <text:p>49104550</text:p>
          </table:table-cell>
          <table:table-cell office:value-type="float" office:value="44111435" calcext:value-type="float">
            <text:p>44111435</text:p>
          </table:table-cell>
          <table:table-cell office:value-type="float" office:value="897115" calcext:value-type="float">
            <text:p>897115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8fa4abb-4506-4625-9d6b-4dd0f635e012</text:p>
          </table:table-cell>
          <table:table-cell office:value-type="float" office:value="18" calcext:value-type="float">
            <text:p>18</text:p>
          </table:table-cell>
          <table:table-cell office:value-type="float" office:value="48631071" calcext:value-type="float">
            <text:p>48631071</text:p>
          </table:table-cell>
          <table:table-cell office:value-type="float" office:value="43640171" calcext:value-type="float">
            <text:p>43640171</text:p>
          </table:table-cell>
          <table:table-cell office:value-type="float" office:value="894900" calcext:value-type="float">
            <text:p>894900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92fa134-2226-4e02-b209-08f537d02804</text:p>
          </table:table-cell>
          <table:table-cell office:value-type="float" office:value="20" calcext:value-type="float">
            <text:p>20</text:p>
          </table:table-cell>
          <table:table-cell office:value-type="float" office:value="8546376" calcext:value-type="float">
            <text:p>8546376</text:p>
          </table:table-cell>
          <table:table-cell office:value-type="float" office:value="0" calcext:value-type="float">
            <text:p>0</text:p>
          </table:table-cell>
          <table:table-cell office:value-type="float" office:value="8546376" calcext:value-type="float">
            <text:p>8546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ac9a5c9-0c33-4894-ba4a-d2a7b9e8e496</text:p>
          </table:table-cell>
          <table:table-cell office:value-type="float" office:value="0" calcext:value-type="float">
            <text:p>0</text:p>
          </table:table-cell>
          <table:table-cell office:value-type="float" office:value="227387046" calcext:value-type="float">
            <text:p>227387046</text:p>
          </table:table-cell>
          <table:table-cell office:value-type="float" office:value="76859046" calcext:value-type="float">
            <text:p>76859046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c01e625-3314-4a2f-8155-8230dba0ed5e</text:p>
          </table:table-cell>
          <table:table-cell office:value-type="float" office:value="10" calcext:value-type="float">
            <text:p>10</text:p>
          </table:table-cell>
          <table:table-cell office:value-type="float" office:value="64174481" calcext:value-type="float">
            <text:p>64174481</text:p>
          </table:table-cell>
          <table:table-cell office:value-type="float" office:value="17473356" calcext:value-type="float">
            <text:p>17473356</text:p>
          </table:table-cell>
          <table:table-cell office:value-type="float" office:value="3437125" calcext:value-type="float">
            <text:p>3437125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d59f574-2068-4f1c-ae31-e59308ba0c2e</text:p>
          </table:table-cell>
          <table:table-cell office:value-type="float" office:value="2" calcext:value-type="float">
            <text:p>2</text:p>
          </table:table-cell>
          <table:table-cell office:value-type="float" office:value="206147952" calcext:value-type="float">
            <text:p>206147952</text:p>
          </table:table-cell>
          <table:table-cell office:value-type="float" office:value="3967538" calcext:value-type="float">
            <text:p>3967538</text:p>
          </table:table-cell>
          <table:table-cell office:value-type="float" office:value="8580414" calcext:value-type="float">
            <text:p>8580414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e5a4398-3e74-4cd9-b9db-9ff6669085a4</text:p>
          </table:table-cell>
          <table:table-cell office:value-type="float" office:value="1" calcext:value-type="float">
            <text:p>1</text:p>
          </table:table-cell>
          <table:table-cell office:value-type="float" office:value="205244153" calcext:value-type="float">
            <text:p>205244153</text:p>
          </table:table-cell>
          <table:table-cell office:value-type="float" office:value="4111239" calcext:value-type="float">
            <text:p>4111239</text:p>
          </table:table-cell>
          <table:table-cell office:value-type="float" office:value="7532914" calcext:value-type="float">
            <text:p>7532914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f1c1f4e-86b0-4fc7-a062-5adcee231464</text:p>
          </table:table-cell>
          <table:table-cell office:value-type="float" office:value="13" calcext:value-type="float">
            <text:p>13</text:p>
          </table:table-cell>
          <table:table-cell office:value-type="float" office:value="32093227" calcext:value-type="float">
            <text:p>32093227</text:p>
          </table:table-cell>
          <table:table-cell office:value-type="float" office:value="20395866" calcext:value-type="float">
            <text:p>20395866</text:p>
          </table:table-cell>
          <table:table-cell office:value-type="float" office:value="2481361" calcext:value-type="float">
            <text:p>2481361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04f5f77-af52-4358-bf72-dcc057c93cc8</text:p>
          </table:table-cell>
          <table:table-cell office:value-type="float" office:value="12" calcext:value-type="float">
            <text:p>12</text:p>
          </table:table-cell>
          <table:table-cell office:value-type="float" office:value="66080606" calcext:value-type="float">
            <text:p>66080606</text:p>
          </table:table-cell>
          <table:table-cell office:value-type="float" office:value="20213726" calcext:value-type="float">
            <text:p>20213726</text:p>
          </table:table-cell>
          <table:table-cell office:value-type="float" office:value="2602880" calcext:value-type="float">
            <text:p>2602880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39812d4-e19a-4adb-9f31-9576f70e5f31</text:p>
          </table:table-cell>
          <table:table-cell office:value-type="float" office:value="2" calcext:value-type="float">
            <text:p>2</text:p>
          </table:table-cell>
          <table:table-cell office:value-type="float" office:value="206130713" calcext:value-type="float">
            <text:p>206130713</text:p>
          </table:table-cell>
          <table:table-cell office:value-type="float" office:value="4016148" calcext:value-type="float">
            <text:p>4016148</text:p>
          </table:table-cell>
          <table:table-cell office:value-type="float" office:value="8514565" calcext:value-type="float">
            <text:p>8514565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4c2f212-465c-4043-ad24-603d614b2a06</text:p>
          </table:table-cell>
          <table:table-cell office:value-type="float" office:value="15" calcext:value-type="float">
            <text:p>15</text:p>
          </table:table-cell>
          <table:table-cell office:value-type="float" office:value="31980801" calcext:value-type="float">
            <text:p>31980801</text:p>
          </table:table-cell>
          <table:table-cell office:value-type="float" office:value="20377463" calcext:value-type="float">
            <text:p>20377463</text:p>
          </table:table-cell>
          <table:table-cell office:value-type="float" office:value="2387338" calcext:value-type="float">
            <text:p>2387338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81f0469-9411-4b41-9fd8-c1a3b1df328c</text:p>
          </table:table-cell>
          <table:table-cell office:value-type="float" office:value="7" calcext:value-type="float">
            <text:p>7</text:p>
          </table:table-cell>
          <table:table-cell office:value-type="float" office:value="83076341" calcext:value-type="float">
            <text:p>83076341</text:p>
          </table:table-cell>
          <table:table-cell office:value-type="float" office:value="13255850" calcext:value-type="float">
            <text:p>13255850</text:p>
          </table:table-cell>
          <table:table-cell office:value-type="float" office:value="4924492" calcext:value-type="float">
            <text:p>4924492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942d2f7-251b-4e48-ad9f-216f39b9b840</text:p>
          </table:table-cell>
          <table:table-cell office:value-type="float" office:value="1" calcext:value-type="float">
            <text:p>1</text:p>
          </table:table-cell>
          <table:table-cell office:value-type="float" office:value="206169592" calcext:value-type="float">
            <text:p>206169592</text:p>
          </table:table-cell>
          <table:table-cell office:value-type="float" office:value="3638260" calcext:value-type="float">
            <text:p>3638260</text:p>
          </table:table-cell>
          <table:table-cell office:value-type="float" office:value="8931332" calcext:value-type="float">
            <text:p>8931332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a6ca20e-017a-4707-a7f1-bffa3fd13f1d</text:p>
          </table:table-cell>
          <table:table-cell office:value-type="float" office:value="10" calcext:value-type="float">
            <text:p>10</text:p>
          </table:table-cell>
          <table:table-cell office:value-type="float" office:value="64117713" calcext:value-type="float">
            <text:p>64117713</text:p>
          </table:table-cell>
          <table:table-cell office:value-type="float" office:value="17421065" calcext:value-type="float">
            <text:p>17421065</text:p>
          </table:table-cell>
          <table:table-cell office:value-type="float" office:value="3432648" calcext:value-type="float">
            <text:p>3432648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b3561c0-1a0a-4b02-ac17-db0a984f072c</text:p>
          </table:table-cell>
          <table:table-cell office:value-type="float" office:value="6" calcext:value-type="float">
            <text:p>6</text:p>
          </table:table-cell>
          <table:table-cell office:value-type="float" office:value="48412684" calcext:value-type="float">
            <text:p>48412684</text:p>
          </table:table-cell>
          <table:table-cell office:value-type="float" office:value="10472937" calcext:value-type="float">
            <text:p>10472937</text:p>
          </table:table-cell>
          <table:table-cell office:value-type="float" office:value="5491748" calcext:value-type="float">
            <text:p>5491748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5b4f7fc0-b66d-400b-ab28-c32e24d301ed</text:p>
          </table:table-cell>
          <table:table-cell office:value-type="float" office:value="9" calcext:value-type="float">
            <text:p>9</text:p>
          </table:table-cell>
          <table:table-cell office:value-type="float" office:value="64123017" calcext:value-type="float">
            <text:p>64123017</text:p>
          </table:table-cell>
          <table:table-cell office:value-type="float" office:value="17518565" calcext:value-type="float">
            <text:p>17518565</text:p>
          </table:table-cell>
          <table:table-cell office:value-type="float" office:value="3340452" calcext:value-type="float">
            <text:p>3340452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bcb0545-b9b3-4ee0-af0d-276f15dbb22b</text:p>
          </table:table-cell>
          <table:table-cell office:value-type="float" office:value="0" calcext:value-type="float">
            <text:p>0</text:p>
          </table:table-cell>
          <table:table-cell office:value-type="float" office:value="221400987" calcext:value-type="float">
            <text:p>221400987</text:p>
          </table:table-cell>
          <table:table-cell office:value-type="float" office:value="70872987" calcext:value-type="float">
            <text:p>70872987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c93a70d-8cd7-40c2-bae2-fc3ca3439756</text:p>
          </table:table-cell>
          <table:table-cell office:value-type="float" office:value="5" calcext:value-type="float">
            <text:p>5</text:p>
          </table:table-cell>
          <table:table-cell office:value-type="float" office:value="156433328" calcext:value-type="float">
            <text:p>156433328</text:p>
          </table:table-cell>
          <table:table-cell office:value-type="float" office:value="10312023" calcext:value-type="float">
            <text:p>10312023</text:p>
          </table:table-cell>
          <table:table-cell office:value-type="float" office:value="6153305" calcext:value-type="float">
            <text:p>6153305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d4410cf-a8f9-4df7-aa79-5aee6ee98939</text:p>
          </table:table-cell>
          <table:table-cell office:value-type="float" office:value="3" calcext:value-type="float">
            <text:p>3</text:p>
          </table:table-cell>
          <table:table-cell office:value-type="float" office:value="58310351" calcext:value-type="float">
            <text:p>58310351</text:p>
          </table:table-cell>
          <table:table-cell office:value-type="float" office:value="4529949" calcext:value-type="float">
            <text:p>4529949</text:p>
          </table:table-cell>
          <table:table-cell office:value-type="float" office:value="7124402" calcext:value-type="float">
            <text:p>7124402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5ea3fb9f-303f-44bc-a858-e0d78f5ec848</text:p>
          </table:table-cell>
          <table:table-cell office:value-type="float" office:value="16" calcext:value-type="float">
            <text:p>16</text:p>
          </table:table-cell>
          <table:table-cell office:value-type="float" office:value="48667299" calcext:value-type="float">
            <text:p>48667299</text:p>
          </table:table-cell>
          <table:table-cell office:value-type="float" office:value="43687344" calcext:value-type="float">
            <text:p>43687344</text:p>
          </table:table-cell>
          <table:table-cell office:value-type="float" office:value="883955" calcext:value-type="float">
            <text:p>883955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0a3eb12-37ef-4019-b4a5-dc36e3a50ac4</text:p>
          </table:table-cell>
          <table:table-cell office:value-type="float" office:value="0" calcext:value-type="float">
            <text:p>0</text:p>
          </table:table-cell>
          <table:table-cell office:value-type="float" office:value="228369742" calcext:value-type="float">
            <text:p>228369742</text:p>
          </table:table-cell>
          <table:table-cell office:value-type="float" office:value="77841742" calcext:value-type="float">
            <text:p>77841742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6436c265-91b3-4909-b37e-6b1902b2c74f</text:p>
          </table:table-cell>
          <table:table-cell office:value-type="float" office:value="16" calcext:value-type="float">
            <text:p>16</text:p>
          </table:table-cell>
          <table:table-cell office:value-type="float" office:value="48361751" calcext:value-type="float">
            <text:p>48361751</text:p>
          </table:table-cell>
          <table:table-cell office:value-type="float" office:value="43376093" calcext:value-type="float">
            <text:p>43376093</text:p>
          </table:table-cell>
          <table:table-cell office:value-type="float" office:value="889658" calcext:value-type="float">
            <text:p>889658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6355337-5e29-42c7-93aa-7cb7a5a153ac</text:p>
          </table:table-cell>
          <table:table-cell office:value-type="float" office:value="17" calcext:value-type="float">
            <text:p>17</text:p>
          </table:table-cell>
          <table:table-cell office:value-type="float" office:value="49003023" calcext:value-type="float">
            <text:p>49003023</text:p>
          </table:table-cell>
          <table:table-cell office:value-type="float" office:value="44004693" calcext:value-type="float">
            <text:p>44004693</text:p>
          </table:table-cell>
          <table:table-cell office:value-type="float" office:value="902330" calcext:value-type="float">
            <text:p>902330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7978352-fe3c-4aee-8c52-f2d93e1e0af6</text:p>
          </table:table-cell>
          <table:table-cell office:value-type="float" office:value="14" calcext:value-type="float">
            <text:p>14</text:p>
          </table:table-cell>
          <table:table-cell office:value-type="float" office:value="32123797" calcext:value-type="float">
            <text:p>32123797</text:p>
          </table:table-cell>
          <table:table-cell office:value-type="float" office:value="20511353" calcext:value-type="float">
            <text:p>20511353</text:p>
          </table:table-cell>
          <table:table-cell office:value-type="float" office:value="2396444" calcext:value-type="float">
            <text:p>2396444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85ebc8e-d161-479c-b556-335b27025793</text:p>
          </table:table-cell>
          <table:table-cell office:value-type="float" office:value="2" calcext:value-type="float">
            <text:p>2</text:p>
          </table:table-cell>
          <table:table-cell office:value-type="float" office:value="206298653" calcext:value-type="float">
            <text:p>206298653</text:p>
          </table:table-cell>
          <table:table-cell office:value-type="float" office:value="4470821" calcext:value-type="float">
            <text:p>4470821</text:p>
          </table:table-cell>
          <table:table-cell office:value-type="float" office:value="8227832" calcext:value-type="float">
            <text:p>8227832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6942137a-27bf-40f6-ad30-b75827f67d8b</text:p>
          </table:table-cell>
          <table:table-cell office:value-type="float" office:value="4" calcext:value-type="float">
            <text:p>4</text:p>
          </table:table-cell>
          <table:table-cell office:value-type="float" office:value="155874511" calcext:value-type="float">
            <text:p>155874511</text:p>
          </table:table-cell>
          <table:table-cell office:value-type="float" office:value="10163961" calcext:value-type="float">
            <text:p>10163961</text:p>
          </table:table-cell>
          <table:table-cell office:value-type="float" office:value="5742550" calcext:value-type="float">
            <text:p>5742550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69b15610-2143-4da2-9697-cb3d490a012d</text:p>
          </table:table-cell>
          <table:table-cell office:value-type="float" office:value="13" calcext:value-type="float">
            <text:p>13</text:p>
          </table:table-cell>
          <table:table-cell office:value-type="float" office:value="32199849" calcext:value-type="float">
            <text:p>32199849</text:p>
          </table:table-cell>
          <table:table-cell office:value-type="float" office:value="20403708" calcext:value-type="float">
            <text:p>20403708</text:p>
          </table:table-cell>
          <table:table-cell office:value-type="float" office:value="2580141" calcext:value-type="float">
            <text:p>2580141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b684015-fe2a-49bb-a1b0-63bf30a28629</text:p>
          </table:table-cell>
          <table:table-cell office:value-type="float" office:value="13" calcext:value-type="float">
            <text:p>13</text:p>
          </table:table-cell>
          <table:table-cell office:value-type="float" office:value="37510985" calcext:value-type="float">
            <text:p>37510985</text:p>
          </table:table-cell>
          <table:table-cell office:value-type="float" office:value="25752431" calcext:value-type="float">
            <text:p>25752431</text:p>
          </table:table-cell>
          <table:table-cell office:value-type="float" office:value="2542554" calcext:value-type="float">
            <text:p>2542554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6b9c5570-d61a-4407-b0e8-c2f983589d19</text:p>
          </table:table-cell>
          <table:table-cell office:value-type="float" office:value="17" calcext:value-type="float">
            <text:p>17</text:p>
          </table:table-cell>
          <table:table-cell office:value-type="float" office:value="48441793" calcext:value-type="float">
            <text:p>48441793</text:p>
          </table:table-cell>
          <table:table-cell office:value-type="float" office:value="43442509" calcext:value-type="float">
            <text:p>43442509</text:p>
          </table:table-cell>
          <table:table-cell office:value-type="float" office:value="903284" calcext:value-type="float">
            <text:p>903284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0beafab-1f88-4e9b-b714-833c187ba927</text:p>
          </table:table-cell>
          <table:table-cell office:value-type="float" office:value="14" calcext:value-type="float">
            <text:p>14</text:p>
          </table:table-cell>
          <table:table-cell office:value-type="float" office:value="31964718" calcext:value-type="float">
            <text:p>31964718</text:p>
          </table:table-cell>
          <table:table-cell office:value-type="float" office:value="20344152" calcext:value-type="float">
            <text:p>20344152</text:p>
          </table:table-cell>
          <table:table-cell office:value-type="float" office:value="2404566" calcext:value-type="float">
            <text:p>2404566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71868f88-a03c-4dc2-8427-7bb69f9d7927</text:p>
          </table:table-cell>
          <table:table-cell office:value-type="float" office:value="18" calcext:value-type="float">
            <text:p>18</text:p>
          </table:table-cell>
          <table:table-cell office:value-type="float" office:value="48812648" calcext:value-type="float">
            <text:p>48812648</text:p>
          </table:table-cell>
          <table:table-cell office:value-type="float" office:value="43813161" calcext:value-type="float">
            <text:p>43813161</text:p>
          </table:table-cell>
          <table:table-cell office:value-type="float" office:value="903487" calcext:value-type="float">
            <text:p>903487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71e40867-c0f4-4743-9eda-98dffcac87b9</text:p>
          </table:table-cell>
          <table:table-cell office:value-type="float" office:value="12" calcext:value-type="float">
            <text:p>12</text:p>
          </table:table-cell>
          <table:table-cell office:value-type="float" office:value="66142465" calcext:value-type="float">
            <text:p>66142465</text:p>
          </table:table-cell>
          <table:table-cell office:value-type="float" office:value="20207858" calcext:value-type="float">
            <text:p>20207858</text:p>
          </table:table-cell>
          <table:table-cell office:value-type="float" office:value="2670607" calcext:value-type="float">
            <text:p>2670607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3381c28-daf3-4b6c-99ec-651d365cc684</text:p>
          </table:table-cell>
          <table:table-cell office:value-type="float" office:value="0" calcext:value-type="float">
            <text:p>0</text:p>
          </table:table-cell>
          <table:table-cell office:value-type="float" office:value="218928371" calcext:value-type="float">
            <text:p>218928371</text:p>
          </table:table-cell>
          <table:table-cell office:value-type="float" office:value="68400371" calcext:value-type="float">
            <text:p>68400371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4b0198f-48ba-42c9-a4f4-cfba06b6db39</text:p>
          </table:table-cell>
          <table:table-cell office:value-type="float" office:value="10" calcext:value-type="float">
            <text:p>10</text:p>
          </table:table-cell>
          <table:table-cell office:value-type="float" office:value="64455046" calcext:value-type="float">
            <text:p>64455046</text:p>
          </table:table-cell>
          <table:table-cell office:value-type="float" office:value="17750741" calcext:value-type="float">
            <text:p>17750741</text:p>
          </table:table-cell>
          <table:table-cell office:value-type="float" office:value="3440305" calcext:value-type="float">
            <text:p>3440305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75d5dfe0-6b2f-4f90-9693-a3ed705168a1</text:p>
          </table:table-cell>
          <table:table-cell office:value-type="float" office:value="2" calcext:value-type="float">
            <text:p>2</text:p>
          </table:table-cell>
          <table:table-cell office:value-type="float" office:value="205702664" calcext:value-type="float">
            <text:p>205702664</text:p>
          </table:table-cell>
          <table:table-cell office:value-type="float" office:value="3789304" calcext:value-type="float">
            <text:p>3789304</text:p>
          </table:table-cell>
          <table:table-cell office:value-type="float" office:value="8313360" calcext:value-type="float">
            <text:p>8313360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761c35d5-7f36-4d34-8bd7-cd32945a6cbd</text:p>
          </table:table-cell>
          <table:table-cell office:value-type="float" office:value="17" calcext:value-type="float">
            <text:p>17</text:p>
          </table:table-cell>
          <table:table-cell office:value-type="float" office:value="54347611" calcext:value-type="float">
            <text:p>54347611</text:p>
          </table:table-cell>
          <table:table-cell office:value-type="float" office:value="49365979" calcext:value-type="float">
            <text:p>49365979</text:p>
          </table:table-cell>
          <table:table-cell office:value-type="float" office:value="885632" calcext:value-type="float">
            <text:p>885632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63e94ca-6e18-494c-90cc-0ffcfad40671</text:p>
          </table:table-cell>
          <table:table-cell office:value-type="float" office:value="19" calcext:value-type="float">
            <text:p>19</text:p>
          </table:table-cell>
          <table:table-cell office:value-type="float" office:value="64551619" calcext:value-type="float">
            <text:p>64551619</text:p>
          </table:table-cell>
          <table:table-cell office:value-type="float" office:value="60249887" calcext:value-type="float">
            <text:p>60249887</text:p>
          </table:table-cell>
          <table:table-cell office:value-type="float" office:value="205732" calcext:value-type="float">
            <text:p>205732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71dbbf6-f47a-4eac-984a-997819b1ea8a</text:p>
          </table:table-cell>
          <table:table-cell office:value-type="float" office:value="14" calcext:value-type="float">
            <text:p>14</text:p>
          </table:table-cell>
          <table:table-cell office:value-type="float" office:value="39186562" calcext:value-type="float">
            <text:p>39186562</text:p>
          </table:table-cell>
          <table:table-cell office:value-type="float" office:value="26276103" calcext:value-type="float">
            <text:p>26276103</text:p>
          </table:table-cell>
          <table:table-cell office:value-type="float" office:value="3694459" calcext:value-type="float">
            <text:p>3694459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772d0ab8-ebd3-4adb-997c-e674b479c107</text:p>
          </table:table-cell>
          <table:table-cell office:value-type="float" office:value="17" calcext:value-type="float">
            <text:p>17</text:p>
          </table:table-cell>
          <table:table-cell office:value-type="float" office:value="48435538" calcext:value-type="float">
            <text:p>48435538</text:p>
          </table:table-cell>
          <table:table-cell office:value-type="float" office:value="43438300" calcext:value-type="float">
            <text:p>43438300</text:p>
          </table:table-cell>
          <table:table-cell office:value-type="float" office:value="901238" calcext:value-type="float">
            <text:p>901238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7c35ac3-2a78-42c6-bb00-33b37e29147a</text:p>
          </table:table-cell>
          <table:table-cell office:value-type="float" office:value="3" calcext:value-type="float">
            <text:p>3</text:p>
          </table:table-cell>
          <table:table-cell office:value-type="float" office:value="58305529" calcext:value-type="float">
            <text:p>58305529</text:p>
          </table:table-cell>
          <table:table-cell office:value-type="float" office:value="4471386" calcext:value-type="float">
            <text:p>4471386</text:p>
          </table:table-cell>
          <table:table-cell office:value-type="float" office:value="7178143" calcext:value-type="float">
            <text:p>7178143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82b6773-584a-4650-85bb-ce3b3325afa7</text:p>
          </table:table-cell>
          <table:table-cell office:value-type="float" office:value="5" calcext:value-type="float">
            <text:p>5</text:p>
          </table:table-cell>
          <table:table-cell office:value-type="float" office:value="155805367" calcext:value-type="float">
            <text:p>155805367</text:p>
          </table:table-cell>
          <table:table-cell office:value-type="float" office:value="10014805" calcext:value-type="float">
            <text:p>10014805</text:p>
          </table:table-cell>
          <table:table-cell office:value-type="float" office:value="5822562" calcext:value-type="float">
            <text:p>5822562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a08326a-2127-47c2-943e-052fee4e6675</text:p>
          </table:table-cell>
          <table:table-cell office:value-type="float" office:value="2" calcext:value-type="float">
            <text:p>2</text:p>
          </table:table-cell>
          <table:table-cell office:value-type="float" office:value="205385001" calcext:value-type="float">
            <text:p>205385001</text:p>
          </table:table-cell>
          <table:table-cell office:value-type="float" office:value="4000009" calcext:value-type="float">
            <text:p>4000009</text:p>
          </table:table-cell>
          <table:table-cell office:value-type="float" office:value="7784992" calcext:value-type="float">
            <text:p>7784992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cea2e1e-318b-4180-9f65-30c814f8b23c</text:p>
          </table:table-cell>
          <table:table-cell office:value-type="float" office:value="0" calcext:value-type="float">
            <text:p>0</text:p>
          </table:table-cell>
          <table:table-cell office:value-type="float" office:value="225424658" calcext:value-type="float">
            <text:p>225424658</text:p>
          </table:table-cell>
          <table:table-cell office:value-type="float" office:value="74896658" calcext:value-type="float">
            <text:p>74896658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d6c1a0c-b68a-42dc-817b-811e63806469</text:p>
          </table:table-cell>
          <table:table-cell office:value-type="float" office:value="6" calcext:value-type="float">
            <text:p>6</text:p>
          </table:table-cell>
          <table:table-cell office:value-type="float" office:value="48356483" calcext:value-type="float">
            <text:p>48356483</text:p>
          </table:table-cell>
          <table:table-cell office:value-type="float" office:value="10495798" calcext:value-type="float">
            <text:p>10495798</text:p>
          </table:table-cell>
          <table:table-cell office:value-type="float" office:value="5412686" calcext:value-type="float">
            <text:p>5412686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ded84ec-4a78-48aa-8f96-526c513a3dba</text:p>
          </table:table-cell>
          <table:table-cell office:value-type="float" office:value="4" calcext:value-type="float">
            <text:p>4</text:p>
          </table:table-cell>
          <table:table-cell office:value-type="float" office:value="155423012" calcext:value-type="float">
            <text:p>155423012</text:p>
          </table:table-cell>
          <table:table-cell office:value-type="float" office:value="9819072" calcext:value-type="float">
            <text:p>9819072</text:p>
          </table:table-cell>
          <table:table-cell office:value-type="float" office:value="5635940" calcext:value-type="float">
            <text:p>5635940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e206772-ec7e-4ad5-bb9b-6c63fa5059d6</text:p>
          </table:table-cell>
          <table:table-cell office:value-type="float" office:value="17" calcext:value-type="float">
            <text:p>17</text:p>
          </table:table-cell>
          <table:table-cell office:value-type="float" office:value="48897115" calcext:value-type="float">
            <text:p>48897115</text:p>
          </table:table-cell>
          <table:table-cell office:value-type="float" office:value="43900200" calcext:value-type="float">
            <text:p>43900200</text:p>
          </table:table-cell>
          <table:table-cell office:value-type="float" office:value="900915" calcext:value-type="float">
            <text:p>900915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ea9232a-f4a2-4bc3-b4ce-7a47abd5e9dd</text:p>
          </table:table-cell>
          <table:table-cell office:value-type="float" office:value="3" calcext:value-type="float">
            <text:p>3</text:p>
          </table:table-cell>
          <table:table-cell office:value-type="float" office:value="58315134" calcext:value-type="float">
            <text:p>58315134</text:p>
          </table:table-cell>
          <table:table-cell office:value-type="float" office:value="4494066" calcext:value-type="float">
            <text:p>4494066</text:p>
          </table:table-cell>
          <table:table-cell office:value-type="float" office:value="7165068" calcext:value-type="float">
            <text:p>7165068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7fea29da-34b6-44a1-9407-67c2d3f50ce9</text:p>
          </table:table-cell>
          <table:table-cell office:value-type="float" office:value="12" calcext:value-type="float">
            <text:p>12</text:p>
          </table:table-cell>
          <table:table-cell office:value-type="float" office:value="66000233" calcext:value-type="float">
            <text:p>66000233</text:p>
          </table:table-cell>
          <table:table-cell office:value-type="float" office:value="20149760" calcext:value-type="float">
            <text:p>20149760</text:p>
          </table:table-cell>
          <table:table-cell office:value-type="float" office:value="2586473" calcext:value-type="float">
            <text:p>2586473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80cab46b-8f0a-4926-ab23-0d2287cd2906</text:p>
          </table:table-cell>
          <table:table-cell office:value-type="float" office:value="12" calcext:value-type="float">
            <text:p>12</text:p>
          </table:table-cell>
          <table:table-cell office:value-type="float" office:value="66116193" calcext:value-type="float">
            <text:p>66116193</text:p>
          </table:table-cell>
          <table:table-cell office:value-type="float" office:value="20248501" calcext:value-type="float">
            <text:p>20248501</text:p>
          </table:table-cell>
          <table:table-cell office:value-type="float" office:value="2603692" calcext:value-type="float">
            <text:p>2603692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1cded79-bcc3-4d1f-ba06-2336c9b3565d</text:p>
          </table:table-cell>
          <table:table-cell office:value-type="float" office:value="10" calcext:value-type="float">
            <text:p>10</text:p>
          </table:table-cell>
          <table:table-cell office:value-type="float" office:value="64331104" calcext:value-type="float">
            <text:p>64331104</text:p>
          </table:table-cell>
          <table:table-cell office:value-type="float" office:value="17541614" calcext:value-type="float">
            <text:p>17541614</text:p>
          </table:table-cell>
          <table:table-cell office:value-type="float" office:value="3525490" calcext:value-type="float">
            <text:p>3525490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823f6ead-21e2-4b1d-aa42-b4d583e5aaa1</text:p>
          </table:table-cell>
          <table:table-cell office:value-type="float" office:value="18" calcext:value-type="float">
            <text:p>18</text:p>
          </table:table-cell>
          <table:table-cell office:value-type="float" office:value="48728915" calcext:value-type="float">
            <text:p>48728915</text:p>
          </table:table-cell>
          <table:table-cell office:value-type="float" office:value="43731697" calcext:value-type="float">
            <text:p>43731697</text:p>
          </table:table-cell>
          <table:table-cell office:value-type="float" office:value="901218" calcext:value-type="float">
            <text:p>901218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25c468b-8bfe-4ab6-99e9-5651950a29aa</text:p>
          </table:table-cell>
          <table:table-cell office:value-type="float" office:value="7" calcext:value-type="float">
            <text:p>7</text:p>
          </table:table-cell>
          <table:table-cell office:value-type="float" office:value="82702330" calcext:value-type="float">
            <text:p>82702330</text:p>
          </table:table-cell>
          <table:table-cell office:value-type="float" office:value="13275207" calcext:value-type="float">
            <text:p>13275207</text:p>
          </table:table-cell>
          <table:table-cell office:value-type="float" office:value="4531124" calcext:value-type="float">
            <text:p>4531124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2fcd561-5aba-4b08-82f3-42f0c7bd6666</text:p>
          </table:table-cell>
          <table:table-cell office:value-type="float" office:value="8" calcext:value-type="float">
            <text:p>8</text:p>
          </table:table-cell>
          <table:table-cell office:value-type="float" office:value="82728772" calcext:value-type="float">
            <text:p>82728772</text:p>
          </table:table-cell>
          <table:table-cell office:value-type="float" office:value="13303547" calcext:value-type="float">
            <text:p>13303547</text:p>
          </table:table-cell>
          <table:table-cell office:value-type="float" office:value="4529226" calcext:value-type="float">
            <text:p>4529226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83e949e4-a367-4a72-9814-567bf2ddd6a3</text:p>
          </table:table-cell>
          <table:table-cell office:value-type="float" office:value="14" calcext:value-type="float">
            <text:p>14</text:p>
          </table:table-cell>
          <table:table-cell office:value-type="float" office:value="32095146" calcext:value-type="float">
            <text:p>32095146</text:p>
          </table:table-cell>
          <table:table-cell office:value-type="float" office:value="20419838" calcext:value-type="float">
            <text:p>20419838</text:p>
          </table:table-cell>
          <table:table-cell office:value-type="float" office:value="2459308" calcext:value-type="float">
            <text:p>2459308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846fdc7d-c9ab-4f7c-960a-171fb0b6f464</text:p>
          </table:table-cell>
          <table:table-cell office:value-type="float" office:value="5" calcext:value-type="float">
            <text:p>5</text:p>
          </table:table-cell>
          <table:table-cell office:value-type="float" office:value="156219581" calcext:value-type="float">
            <text:p>156219581</text:p>
          </table:table-cell>
          <table:table-cell office:value-type="float" office:value="10156150" calcext:value-type="float">
            <text:p>10156150</text:p>
          </table:table-cell>
          <table:table-cell office:value-type="float" office:value="6095431" calcext:value-type="float">
            <text:p>6095431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86b21c40-582b-4a87-8792-0f9bc9253b67</text:p>
          </table:table-cell>
          <table:table-cell office:value-type="float" office:value="6" calcext:value-type="float">
            <text:p>6</text:p>
          </table:table-cell>
          <table:table-cell office:value-type="float" office:value="48216785" calcext:value-type="float">
            <text:p>48216785</text:p>
          </table:table-cell>
          <table:table-cell office:value-type="float" office:value="10349522" calcext:value-type="float">
            <text:p>10349522</text:p>
          </table:table-cell>
          <table:table-cell office:value-type="float" office:value="5419264" calcext:value-type="float">
            <text:p>5419264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86fd571f-58c9-4661-b356-fe4fd9a306fd</text:p>
          </table:table-cell>
          <table:table-cell office:value-type="float" office:value="15" calcext:value-type="float">
            <text:p>15</text:p>
          </table:table-cell>
          <table:table-cell office:value-type="float" office:value="32085919" calcext:value-type="float">
            <text:p>32085919</text:p>
          </table:table-cell>
          <table:table-cell office:value-type="float" office:value="20474100" calcext:value-type="float">
            <text:p>20474100</text:p>
          </table:table-cell>
          <table:table-cell office:value-type="float" office:value="2395819" calcext:value-type="float">
            <text:p>2395819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736cebb-1625-4c94-8571-ddfd664d299d</text:p>
          </table:table-cell>
          <table:table-cell office:value-type="float" office:value="3" calcext:value-type="float">
            <text:p>3</text:p>
          </table:table-cell>
          <table:table-cell office:value-type="float" office:value="58062518" calcext:value-type="float">
            <text:p>58062518</text:p>
          </table:table-cell>
          <table:table-cell office:value-type="float" office:value="4283546" calcext:value-type="float">
            <text:p>4283546</text:p>
          </table:table-cell>
          <table:table-cell office:value-type="float" office:value="7122972" calcext:value-type="float">
            <text:p>7122972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8a4aabe7-166f-4e3f-94c4-fba41e05c042</text:p>
          </table:table-cell>
          <table:table-cell office:value-type="float" office:value="8" calcext:value-type="float">
            <text:p>8</text:p>
          </table:table-cell>
          <table:table-cell office:value-type="float" office:value="83167514" calcext:value-type="float">
            <text:p>83167514</text:p>
          </table:table-cell>
          <table:table-cell office:value-type="float" office:value="13641201" calcext:value-type="float">
            <text:p>13641201</text:p>
          </table:table-cell>
          <table:table-cell office:value-type="float" office:value="4630314" calcext:value-type="float">
            <text:p>4630314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8a6bc86e-622a-46fb-b10d-6263bdb22410</text:p>
          </table:table-cell>
          <table:table-cell office:value-type="float" office:value="13" calcext:value-type="float">
            <text:p>13</text:p>
          </table:table-cell>
          <table:table-cell office:value-type="float" office:value="32131195" calcext:value-type="float">
            <text:p>32131195</text:p>
          </table:table-cell>
          <table:table-cell office:value-type="float" office:value="20449529" calcext:value-type="float">
            <text:p>20449529</text:p>
          </table:table-cell>
          <table:table-cell office:value-type="float" office:value="2465666" calcext:value-type="float">
            <text:p>2465666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8c45b6a8-14f0-4b74-aebb-b8c92d54b901</text:p>
          </table:table-cell>
          <table:table-cell office:value-type="float" office:value="16" calcext:value-type="float">
            <text:p>16</text:p>
          </table:table-cell>
          <table:table-cell office:value-type="float" office:value="48601322" calcext:value-type="float">
            <text:p>48601322</text:p>
          </table:table-cell>
          <table:table-cell office:value-type="float" office:value="43607357" calcext:value-type="float">
            <text:p>43607357</text:p>
          </table:table-cell>
          <table:table-cell office:value-type="float" office:value="897965" calcext:value-type="float">
            <text:p>897965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ce0f8e1-b29c-4a1a-8016-849b640151b4</text:p>
          </table:table-cell>
          <table:table-cell office:value-type="float" office:value="7" calcext:value-type="float">
            <text:p>7</text:p>
          </table:table-cell>
          <table:table-cell office:value-type="float" office:value="82882418" calcext:value-type="float">
            <text:p>82882418</text:p>
          </table:table-cell>
          <table:table-cell office:value-type="float" office:value="13445066" calcext:value-type="float">
            <text:p>13445066</text:p>
          </table:table-cell>
          <table:table-cell office:value-type="float" office:value="4541353" calcext:value-type="float">
            <text:p>4541353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dd31a7a-9ea8-4a38-bce6-524fe0fb2cf5</text:p>
          </table:table-cell>
          <table:table-cell office:value-type="float" office:value="7" calcext:value-type="float">
            <text:p>7</text:p>
          </table:table-cell>
          <table:table-cell office:value-type="float" office:value="83079998" calcext:value-type="float">
            <text:p>83079998</text:p>
          </table:table-cell>
          <table:table-cell office:value-type="float" office:value="13506981" calcext:value-type="float">
            <text:p>13506981</text:p>
          </table:table-cell>
          <table:table-cell office:value-type="float" office:value="4677018" calcext:value-type="float">
            <text:p>4677018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f8c7769-680d-42b9-bd41-f5332298cd15</text:p>
          </table:table-cell>
          <table:table-cell office:value-type="float" office:value="17" calcext:value-type="float">
            <text:p>17</text:p>
          </table:table-cell>
          <table:table-cell office:value-type="float" office:value="48658026" calcext:value-type="float">
            <text:p>48658026</text:p>
          </table:table-cell>
          <table:table-cell office:value-type="float" office:value="43653430" calcext:value-type="float">
            <text:p>43653430</text:p>
          </table:table-cell>
          <table:table-cell office:value-type="float" office:value="908596" calcext:value-type="float">
            <text:p>908596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8fe2e1fa-fb0b-4468-96fd-26a150782793</text:p>
          </table:table-cell>
          <table:table-cell office:value-type="float" office:value="11" calcext:value-type="float">
            <text:p>11</text:p>
          </table:table-cell>
          <table:table-cell office:value-type="float" office:value="65762587" calcext:value-type="float">
            <text:p>65762587</text:p>
          </table:table-cell>
          <table:table-cell office:value-type="float" office:value="19933015" calcext:value-type="float">
            <text:p>19933015</text:p>
          </table:table-cell>
          <table:table-cell office:value-type="float" office:value="2565572" calcext:value-type="float">
            <text:p>2565572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91c5b717-933f-4607-a788-85fce68e5cac</text:p>
          </table:table-cell>
          <table:table-cell office:value-type="float" office:value="11" calcext:value-type="float">
            <text:p>11</text:p>
          </table:table-cell>
          <table:table-cell office:value-type="float" office:value="65850588" calcext:value-type="float">
            <text:p>65850588</text:p>
          </table:table-cell>
          <table:table-cell office:value-type="float" office:value="20039064" calcext:value-type="float">
            <text:p>20039064</text:p>
          </table:table-cell>
          <table:table-cell office:value-type="float" office:value="2547524" calcext:value-type="float">
            <text:p>2547524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9295278f-d676-412e-9084-4490145cf330</text:p>
          </table:table-cell>
          <table:table-cell office:value-type="float" office:value="9" calcext:value-type="float">
            <text:p>9</text:p>
          </table:table-cell>
          <table:table-cell office:value-type="float" office:value="64185283" calcext:value-type="float">
            <text:p>64185283</text:p>
          </table:table-cell>
          <table:table-cell office:value-type="float" office:value="17563965" calcext:value-type="float">
            <text:p>17563965</text:p>
          </table:table-cell>
          <table:table-cell office:value-type="float" office:value="3357318" calcext:value-type="float">
            <text:p>3357318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38e6a2a-d4b0-43b9-baea-2abbc2e64c9e</text:p>
          </table:table-cell>
          <table:table-cell office:value-type="float" office:value="14" calcext:value-type="float">
            <text:p>14</text:p>
          </table:table-cell>
          <table:table-cell office:value-type="float" office:value="31933672" calcext:value-type="float">
            <text:p>31933672</text:p>
          </table:table-cell>
          <table:table-cell office:value-type="float" office:value="20236218" calcext:value-type="float">
            <text:p>20236218</text:p>
          </table:table-cell>
          <table:table-cell office:value-type="float" office:value="2481454" calcext:value-type="float">
            <text:p>2481454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9550cc5f-ea74-4f3d-a525-b521581c7c6c</text:p>
          </table:table-cell>
          <table:table-cell office:value-type="float" office:value="9" calcext:value-type="float">
            <text:p>9</text:p>
          </table:table-cell>
          <table:table-cell office:value-type="float" office:value="64333212" calcext:value-type="float">
            <text:p>64333212</text:p>
          </table:table-cell>
          <table:table-cell office:value-type="float" office:value="17385609" calcext:value-type="float">
            <text:p>17385609</text:p>
          </table:table-cell>
          <table:table-cell office:value-type="float" office:value="3683603" calcext:value-type="float">
            <text:p>3683603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9634bef1-ec17-45d0-bcb4-ed1927cefa12</text:p>
          </table:table-cell>
          <table:table-cell office:value-type="float" office:value="12" calcext:value-type="float">
            <text:p>12</text:p>
          </table:table-cell>
          <table:table-cell office:value-type="float" office:value="66235221" calcext:value-type="float">
            <text:p>66235221</text:p>
          </table:table-cell>
          <table:table-cell office:value-type="float" office:value="20367535" calcext:value-type="float">
            <text:p>20367535</text:p>
          </table:table-cell>
          <table:table-cell office:value-type="float" office:value="2603686" calcext:value-type="float">
            <text:p>2603686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9652615c-d48a-429b-92f4-ba7c1c11c3df</text:p>
          </table:table-cell>
          <table:table-cell office:value-type="float" office:value="10" calcext:value-type="float">
            <text:p>10</text:p>
          </table:table-cell>
          <table:table-cell office:value-type="float" office:value="64176600" calcext:value-type="float">
            <text:p>64176600</text:p>
          </table:table-cell>
          <table:table-cell office:value-type="float" office:value="17477180" calcext:value-type="float">
            <text:p>17477180</text:p>
          </table:table-cell>
          <table:table-cell office:value-type="float" office:value="3435420" calcext:value-type="float">
            <text:p>3435420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7b8040e-e675-4127-a01d-beb0ec8d8129</text:p>
          </table:table-cell>
          <table:table-cell office:value-type="float" office:value="3" calcext:value-type="float">
            <text:p>3</text:p>
          </table:table-cell>
          <table:table-cell office:value-type="float" office:value="58169265" calcext:value-type="float">
            <text:p>58169265</text:p>
          </table:table-cell>
          <table:table-cell office:value-type="float" office:value="4353221" calcext:value-type="float">
            <text:p>4353221</text:p>
          </table:table-cell>
          <table:table-cell office:value-type="float" office:value="7160044" calcext:value-type="float">
            <text:p>7160044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9aa22f06-38d5-411b-ac4c-9331b17f90e9</text:p>
          </table:table-cell>
          <table:table-cell office:value-type="float" office:value="19" calcext:value-type="float">
            <text:p>19</text:p>
          </table:table-cell>
          <table:table-cell office:value-type="float" office:value="64650351" calcext:value-type="float">
            <text:p>64650351</text:p>
          </table:table-cell>
          <table:table-cell office:value-type="float" office:value="60354148" calcext:value-type="float">
            <text:p>60354148</text:p>
          </table:table-cell>
          <table:table-cell office:value-type="float" office:value="200203" calcext:value-type="float">
            <text:p>200203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9bfa0288-4895-402b-aa57-478ec4a3bd3c</text:p>
          </table:table-cell>
          <table:table-cell office:value-type="float" office:value="11" calcext:value-type="float">
            <text:p>11</text:p>
          </table:table-cell>
          <table:table-cell office:value-type="float" office:value="65919639" calcext:value-type="float">
            <text:p>65919639</text:p>
          </table:table-cell>
          <table:table-cell office:value-type="float" office:value="20119008" calcext:value-type="float">
            <text:p>20119008</text:p>
          </table:table-cell>
          <table:table-cell office:value-type="float" office:value="2536631" calcext:value-type="float">
            <text:p>2536631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9c4dad8e-d546-4179-ae67-8928ebbe232b</text:p>
          </table:table-cell>
          <table:table-cell office:value-type="float" office:value="4" calcext:value-type="float">
            <text:p>4</text:p>
          </table:table-cell>
          <table:table-cell office:value-type="float" office:value="156752563" calcext:value-type="float">
            <text:p>156752563</text:p>
          </table:table-cell>
          <table:table-cell office:value-type="float" office:value="11118481" calcext:value-type="float">
            <text:p>11118481</text:p>
          </table:table-cell>
          <table:table-cell office:value-type="float" office:value="5666082" calcext:value-type="float">
            <text:p>5666082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9d02fed0-6fe2-4711-8f8a-11cdbb6d9da8</text:p>
          </table:table-cell>
          <table:table-cell office:value-type="float" office:value="5" calcext:value-type="float">
            <text:p>5</text:p>
          </table:table-cell>
          <table:table-cell office:value-type="float" office:value="156833380" calcext:value-type="float">
            <text:p>156833380</text:p>
          </table:table-cell>
          <table:table-cell office:value-type="float" office:value="9958634" calcext:value-type="float">
            <text:p>9958634</text:p>
          </table:table-cell>
          <table:table-cell office:value-type="float" office:value="6906746" calcext:value-type="float">
            <text:p>6906746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02466fd-5eb3-4d72-90b3-5522dc0cfb0f</text:p>
          </table:table-cell>
          <table:table-cell office:value-type="float" office:value="20" calcext:value-type="float">
            <text:p>20</text:p>
          </table:table-cell>
          <table:table-cell office:value-type="float" office:value="8548689" calcext:value-type="float">
            <text:p>8548689</text:p>
          </table:table-cell>
          <table:table-cell office:value-type="float" office:value="0" calcext:value-type="float">
            <text:p>0</text:p>
          </table:table-cell>
          <table:table-cell office:value-type="float" office:value="8548689" calcext:value-type="float">
            <text:p>854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0c9d87d-e4ad-442d-84f4-49a6dcfcd265</text:p>
          </table:table-cell>
          <table:table-cell office:value-type="float" office:value="7" calcext:value-type="float">
            <text:p>7</text:p>
          </table:table-cell>
          <table:table-cell office:value-type="float" office:value="82682606" calcext:value-type="float">
            <text:p>82682606</text:p>
          </table:table-cell>
          <table:table-cell office:value-type="float" office:value="13260868" calcext:value-type="float">
            <text:p>13260868</text:p>
          </table:table-cell>
          <table:table-cell office:value-type="float" office:value="4525739" calcext:value-type="float">
            <text:p>4525739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13b3391-02ab-486d-b823-d8fc798e6ca4</text:p>
          </table:table-cell>
          <table:table-cell office:value-type="float" office:value="4" calcext:value-type="float">
            <text:p>4</text:p>
          </table:table-cell>
          <table:table-cell office:value-type="float" office:value="155721036" calcext:value-type="float">
            <text:p>155721036</text:p>
          </table:table-cell>
          <table:table-cell office:value-type="float" office:value="10129392" calcext:value-type="float">
            <text:p>10129392</text:p>
          </table:table-cell>
          <table:table-cell office:value-type="float" office:value="5623644" calcext:value-type="float">
            <text:p>5623644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190e87a-0555-41bf-bb7f-0771c188ef12</text:p>
          </table:table-cell>
          <table:table-cell office:value-type="float" office:value="6" calcext:value-type="float">
            <text:p>6</text:p>
          </table:table-cell>
          <table:table-cell office:value-type="float" office:value="48405344" calcext:value-type="float">
            <text:p>48405344</text:p>
          </table:table-cell>
          <table:table-cell office:value-type="float" office:value="10329439" calcext:value-type="float">
            <text:p>10329439</text:p>
          </table:table-cell>
          <table:table-cell office:value-type="float" office:value="5627906" calcext:value-type="float">
            <text:p>5627906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20360d8-b407-4da0-84e9-3709a8c4d343</text:p>
          </table:table-cell>
          <table:table-cell office:value-type="float" office:value="5" calcext:value-type="float">
            <text:p>5</text:p>
          </table:table-cell>
          <table:table-cell office:value-type="float" office:value="156190645" calcext:value-type="float">
            <text:p>156190645</text:p>
          </table:table-cell>
          <table:table-cell office:value-type="float" office:value="10314181" calcext:value-type="float">
            <text:p>10314181</text:p>
          </table:table-cell>
          <table:table-cell office:value-type="float" office:value="5908464" calcext:value-type="float">
            <text:p>5908464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3b929b4-f27d-46a5-8812-377bdfddeb57</text:p>
          </table:table-cell>
          <table:table-cell office:value-type="float" office:value="7" calcext:value-type="float">
            <text:p>7</text:p>
          </table:table-cell>
          <table:table-cell office:value-type="float" office:value="82750020" calcext:value-type="float">
            <text:p>82750020</text:p>
          </table:table-cell>
          <table:table-cell office:value-type="float" office:value="13341701" calcext:value-type="float">
            <text:p>13341701</text:p>
          </table:table-cell>
          <table:table-cell office:value-type="float" office:value="4512320" calcext:value-type="float">
            <text:p>4512320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3fc191d-0be8-4ffe-b2f4-7fe361262833</text:p>
          </table:table-cell>
          <table:table-cell office:value-type="float" office:value="6" calcext:value-type="float">
            <text:p>6</text:p>
          </table:table-cell>
          <table:table-cell office:value-type="float" office:value="48153957" calcext:value-type="float">
            <text:p>48153957</text:p>
          </table:table-cell>
          <table:table-cell office:value-type="float" office:value="10306348" calcext:value-type="float">
            <text:p>10306348</text:p>
          </table:table-cell>
          <table:table-cell office:value-type="float" office:value="5399610" calcext:value-type="float">
            <text:p>5399610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56cc251-386b-4e1c-8875-7d7473fe9435</text:p>
          </table:table-cell>
          <table:table-cell office:value-type="float" office:value="16" calcext:value-type="float">
            <text:p>16</text:p>
          </table:table-cell>
          <table:table-cell office:value-type="float" office:value="55096693" calcext:value-type="float">
            <text:p>55096693</text:p>
          </table:table-cell>
          <table:table-cell office:value-type="float" office:value="50115309" calcext:value-type="float">
            <text:p>50115309</text:p>
          </table:table-cell>
          <table:table-cell office:value-type="float" office:value="885384" calcext:value-type="float">
            <text:p>885384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5f54631-8074-439a-9cb2-079ad75d50b0</text:p>
          </table:table-cell>
          <table:table-cell office:value-type="float" office:value="10" calcext:value-type="float">
            <text:p>10</text:p>
          </table:table-cell>
          <table:table-cell office:value-type="float" office:value="64127120" calcext:value-type="float">
            <text:p>64127120</text:p>
          </table:table-cell>
          <table:table-cell office:value-type="float" office:value="17529452" calcext:value-type="float">
            <text:p>17529452</text:p>
          </table:table-cell>
          <table:table-cell office:value-type="float" office:value="3333668" calcext:value-type="float">
            <text:p>3333668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6715c87-6c64-426e-a2d7-3d3692b54b0e</text:p>
          </table:table-cell>
          <table:table-cell office:value-type="float" office:value="3" calcext:value-type="float">
            <text:p>3</text:p>
          </table:table-cell>
          <table:table-cell office:value-type="float" office:value="58400866" calcext:value-type="float">
            <text:p>58400866</text:p>
          </table:table-cell>
          <table:table-cell office:value-type="float" office:value="4601800" calcext:value-type="float">
            <text:p>4601800</text:p>
          </table:table-cell>
          <table:table-cell office:value-type="float" office:value="7143066" calcext:value-type="float">
            <text:p>7143066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6e4227b-aa86-4dd2-8916-9b9dd9b04088</text:p>
          </table:table-cell>
          <table:table-cell office:value-type="float" office:value="20" calcext:value-type="float">
            <text:p>20</text:p>
          </table:table-cell>
          <table:table-cell office:value-type="float" office:value="9107305" calcext:value-type="float">
            <text:p>9107305</text:p>
          </table:table-cell>
          <table:table-cell office:value-type="float" office:value="0" calcext:value-type="float">
            <text:p>0</text:p>
          </table:table-cell>
          <table:table-cell office:value-type="float" office:value="9107305" calcext:value-type="float">
            <text:p>910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aa9e28f-4e88-46c8-8e00-7c4111984583</text:p>
          </table:table-cell>
          <table:table-cell office:value-type="float" office:value="9" calcext:value-type="float">
            <text:p>9</text:p>
          </table:table-cell>
          <table:table-cell office:value-type="float" office:value="64064164" calcext:value-type="float">
            <text:p>64064164</text:p>
          </table:table-cell>
          <table:table-cell office:value-type="float" office:value="17450283" calcext:value-type="float">
            <text:p>17450283</text:p>
          </table:table-cell>
          <table:table-cell office:value-type="float" office:value="3349881" calcext:value-type="float">
            <text:p>3349881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c045cd7-87e9-45db-b4d3-07b52a3db10f</text:p>
          </table:table-cell>
          <table:table-cell office:value-type="float" office:value="15" calcext:value-type="float">
            <text:p>15</text:p>
          </table:table-cell>
          <table:table-cell office:value-type="float" office:value="39182008" calcext:value-type="float">
            <text:p>39182008</text:p>
          </table:table-cell>
          <table:table-cell office:value-type="float" office:value="26286880" calcext:value-type="float">
            <text:p>26286880</text:p>
          </table:table-cell>
          <table:table-cell office:value-type="float" office:value="3679128" calcext:value-type="float">
            <text:p>3679128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cf20641-8809-47ea-9e80-cbac4120550e</text:p>
          </table:table-cell>
          <table:table-cell office:value-type="float" office:value="18" calcext:value-type="float">
            <text:p>18</text:p>
          </table:table-cell>
          <table:table-cell office:value-type="float" office:value="48536628" calcext:value-type="float">
            <text:p>48536628</text:p>
          </table:table-cell>
          <table:table-cell office:value-type="float" office:value="43544956" calcext:value-type="float">
            <text:p>43544956</text:p>
          </table:table-cell>
          <table:table-cell office:value-type="float" office:value="895672" calcext:value-type="float">
            <text:p>895672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dae25b1-82e9-495f-864e-69c9d2fb80e5</text:p>
          </table:table-cell>
          <table:table-cell office:value-type="float" office:value="12" calcext:value-type="float">
            <text:p>12</text:p>
          </table:table-cell>
          <table:table-cell office:value-type="float" office:value="66065201" calcext:value-type="float">
            <text:p>66065201</text:p>
          </table:table-cell>
          <table:table-cell office:value-type="float" office:value="20193017" calcext:value-type="float">
            <text:p>20193017</text:p>
          </table:table-cell>
          <table:table-cell office:value-type="float" office:value="2608184" calcext:value-type="float">
            <text:p>2608184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e4fce85-6313-4216-ad1f-2ee20bb065cd</text:p>
          </table:table-cell>
          <table:table-cell office:value-type="float" office:value="11" calcext:value-type="float">
            <text:p>11</text:p>
          </table:table-cell>
          <table:table-cell office:value-type="float" office:value="66001701" calcext:value-type="float">
            <text:p>66001701</text:p>
          </table:table-cell>
          <table:table-cell office:value-type="float" office:value="20194079" calcext:value-type="float">
            <text:p>20194079</text:p>
          </table:table-cell>
          <table:table-cell office:value-type="float" office:value="2543622" calcext:value-type="float">
            <text:p>2543622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100eaed-eeb2-4492-9dc4-0556b14c264d</text:p>
          </table:table-cell>
          <table:table-cell office:value-type="float" office:value="18" calcext:value-type="float">
            <text:p>18</text:p>
          </table:table-cell>
          <table:table-cell office:value-type="float" office:value="48709260" calcext:value-type="float">
            <text:p>48709260</text:p>
          </table:table-cell>
          <table:table-cell office:value-type="float" office:value="43719624" calcext:value-type="float">
            <text:p>43719624</text:p>
          </table:table-cell>
          <table:table-cell office:value-type="float" office:value="893636" calcext:value-type="float">
            <text:p>893636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159a700-6bbd-49e4-8de3-0eb7c08bde50</text:p>
          </table:table-cell>
          <table:table-cell office:value-type="float" office:value="20" calcext:value-type="float">
            <text:p>20</text:p>
          </table:table-cell>
          <table:table-cell office:value-type="float" office:value="8293539" calcext:value-type="float">
            <text:p>8293539</text:p>
          </table:table-cell>
          <table:table-cell office:value-type="float" office:value="0" calcext:value-type="float">
            <text:p>0</text:p>
          </table:table-cell>
          <table:table-cell office:value-type="float" office:value="8293539" calcext:value-type="float">
            <text:p>829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37917a0-c51b-4b8f-96a2-57121031395e</text:p>
          </table:table-cell>
          <table:table-cell office:value-type="float" office:value="20" calcext:value-type="float">
            <text:p>20</text:p>
          </table:table-cell>
          <table:table-cell office:value-type="float" office:value="8501109" calcext:value-type="float">
            <text:p>8501109</text:p>
          </table:table-cell>
          <table:table-cell office:value-type="float" office:value="0" calcext:value-type="float">
            <text:p>0</text:p>
          </table:table-cell>
          <table:table-cell office:value-type="float" office:value="8501109" calcext:value-type="float">
            <text:p>850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57ccc1c-215b-4f38-8b7a-a1c5c225f081</text:p>
          </table:table-cell>
          <table:table-cell office:value-type="float" office:value="2" calcext:value-type="float">
            <text:p>2</text:p>
          </table:table-cell>
          <table:table-cell office:value-type="float" office:value="206195023" calcext:value-type="float">
            <text:p>206195023</text:p>
          </table:table-cell>
          <table:table-cell office:value-type="float" office:value="3859391" calcext:value-type="float">
            <text:p>3859391</text:p>
          </table:table-cell>
          <table:table-cell office:value-type="float" office:value="8735632" calcext:value-type="float">
            <text:p>8735632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58632a9-9872-42c5-94cf-ab42bf0b21f5</text:p>
          </table:table-cell>
          <table:table-cell office:value-type="float" office:value="7" calcext:value-type="float">
            <text:p>7</text:p>
          </table:table-cell>
          <table:table-cell office:value-type="float" office:value="82718155" calcext:value-type="float">
            <text:p>82718155</text:p>
          </table:table-cell>
          <table:table-cell office:value-type="float" office:value="13293406" calcext:value-type="float">
            <text:p>13293406</text:p>
          </table:table-cell>
          <table:table-cell office:value-type="float" office:value="4528750" calcext:value-type="float">
            <text:p>4528750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5b4bae9-05fd-4bf2-96aa-3793d4b074e6</text:p>
          </table:table-cell>
          <table:table-cell office:value-type="float" office:value="4" calcext:value-type="float">
            <text:p>4</text:p>
          </table:table-cell>
          <table:table-cell office:value-type="float" office:value="155723836" calcext:value-type="float">
            <text:p>155723836</text:p>
          </table:table-cell>
          <table:table-cell office:value-type="float" office:value="10098027" calcext:value-type="float">
            <text:p>10098027</text:p>
          </table:table-cell>
          <table:table-cell office:value-type="float" office:value="5657809" calcext:value-type="float">
            <text:p>5657809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5c3006a-56b7-4b22-8651-3f7c9b7b0d58</text:p>
          </table:table-cell>
          <table:table-cell office:value-type="float" office:value="15" calcext:value-type="float">
            <text:p>15</text:p>
          </table:table-cell>
          <table:table-cell office:value-type="float" office:value="32121239" calcext:value-type="float">
            <text:p>32121239</text:p>
          </table:table-cell>
          <table:table-cell office:value-type="float" office:value="20513942" calcext:value-type="float">
            <text:p>20513942</text:p>
          </table:table-cell>
          <table:table-cell office:value-type="float" office:value="2391297" calcext:value-type="float">
            <text:p>2391297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7cd65e0-c3d6-4ae0-8639-07755c69c607</text:p>
          </table:table-cell>
          <table:table-cell office:value-type="float" office:value="9" calcext:value-type="float">
            <text:p>9</text:p>
          </table:table-cell>
          <table:table-cell office:value-type="float" office:value="64183131" calcext:value-type="float">
            <text:p>64183131</text:p>
          </table:table-cell>
          <table:table-cell office:value-type="float" office:value="17579540" calcext:value-type="float">
            <text:p>17579540</text:p>
          </table:table-cell>
          <table:table-cell office:value-type="float" office:value="3339591" calcext:value-type="float">
            <text:p>3339591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8b80afa-b1e2-44d9-a8f0-e973027a847b</text:p>
          </table:table-cell>
          <table:table-cell office:value-type="float" office:value="14" calcext:value-type="float">
            <text:p>14</text:p>
          </table:table-cell>
          <table:table-cell office:value-type="float" office:value="32203602" calcext:value-type="float">
            <text:p>32203602</text:p>
          </table:table-cell>
          <table:table-cell office:value-type="float" office:value="20497657" calcext:value-type="float">
            <text:p>20497657</text:p>
          </table:table-cell>
          <table:table-cell office:value-type="float" office:value="2489945" calcext:value-type="float">
            <text:p>2489945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93973fb-18ba-45b1-afc6-1cd27236209b</text:p>
          </table:table-cell>
          <table:table-cell office:value-type="float" office:value="2" calcext:value-type="float">
            <text:p>2</text:p>
          </table:table-cell>
          <table:table-cell office:value-type="float" office:value="206061769" calcext:value-type="float">
            <text:p>206061769</text:p>
          </table:table-cell>
          <table:table-cell office:value-type="float" office:value="3874206" calcext:value-type="float">
            <text:p>3874206</text:p>
          </table:table-cell>
          <table:table-cell office:value-type="float" office:value="8587563" calcext:value-type="float">
            <text:p>8587563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9df056d-6a45-4a4a-ab45-c0a2b21f56ce</text:p>
          </table:table-cell>
          <table:table-cell office:value-type="float" office:value="16" calcext:value-type="float">
            <text:p>16</text:p>
          </table:table-cell>
          <table:table-cell office:value-type="float" office:value="48813072" calcext:value-type="float">
            <text:p>48813072</text:p>
          </table:table-cell>
          <table:table-cell office:value-type="float" office:value="43821336" calcext:value-type="float">
            <text:p>43821336</text:p>
          </table:table-cell>
          <table:table-cell office:value-type="float" office:value="895736" calcext:value-type="float">
            <text:p>895736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ca01951-4625-4fc8-a9cf-e5e03a7dd795</text:p>
          </table:table-cell>
          <table:table-cell office:value-type="float" office:value="4" calcext:value-type="float">
            <text:p>4</text:p>
          </table:table-cell>
          <table:table-cell office:value-type="float" office:value="155897820" calcext:value-type="float">
            <text:p>155897820</text:p>
          </table:table-cell>
          <table:table-cell office:value-type="float" office:value="9783221" calcext:value-type="float">
            <text:p>9783221</text:p>
          </table:table-cell>
          <table:table-cell office:value-type="float" office:value="6146599" calcext:value-type="float">
            <text:p>6146599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cb66b90-1e44-4106-bcd4-6ed4c06d918c</text:p>
          </table:table-cell>
          <table:table-cell office:value-type="float" office:value="20" calcext:value-type="float">
            <text:p>20</text:p>
          </table:table-cell>
          <table:table-cell office:value-type="float" office:value="9171968" calcext:value-type="float">
            <text:p>9171968</text:p>
          </table:table-cell>
          <table:table-cell office:value-type="float" office:value="0" calcext:value-type="float">
            <text:p>0</text:p>
          </table:table-cell>
          <table:table-cell office:value-type="float" office:value="9171968" calcext:value-type="float">
            <text:p>917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d05b147-16cf-475e-8eec-8a82d2204256</text:p>
          </table:table-cell>
          <table:table-cell office:value-type="float" office:value="0" calcext:value-type="float">
            <text:p>0</text:p>
          </table:table-cell>
          <table:table-cell office:value-type="float" office:value="226898895" calcext:value-type="float">
            <text:p>226898895</text:p>
          </table:table-cell>
          <table:table-cell office:value-type="float" office:value="76370895" calcext:value-type="float">
            <text:p>76370895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dfdd78f-8532-44bf-ab0d-6f103afcadd5</text:p>
          </table:table-cell>
          <table:table-cell office:value-type="float" office:value="12" calcext:value-type="float">
            <text:p>12</text:p>
          </table:table-cell>
          <table:table-cell office:value-type="float" office:value="66040030" calcext:value-type="float">
            <text:p>66040030</text:p>
          </table:table-cell>
          <table:table-cell office:value-type="float" office:value="20177214" calcext:value-type="float">
            <text:p>20177214</text:p>
          </table:table-cell>
          <table:table-cell office:value-type="float" office:value="2598816" calcext:value-type="float">
            <text:p>2598816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2152805-61ca-4715-8b34-bbc85130d7cb</text:p>
          </table:table-cell>
          <table:table-cell office:value-type="float" office:value="11" calcext:value-type="float">
            <text:p>11</text:p>
          </table:table-cell>
          <table:table-cell office:value-type="float" office:value="77111176" calcext:value-type="float">
            <text:p>77111176</text:p>
          </table:table-cell>
          <table:table-cell office:value-type="float" office:value="31151936" calcext:value-type="float">
            <text:p>31151936</text:p>
          </table:table-cell>
          <table:table-cell office:value-type="float" office:value="2695240" calcext:value-type="float">
            <text:p>2695240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2725100-b2b3-406d-b95f-bacd90c1e5b9</text:p>
          </table:table-cell>
          <table:table-cell office:value-type="float" office:value="2" calcext:value-type="float">
            <text:p>2</text:p>
          </table:table-cell>
          <table:table-cell office:value-type="float" office:value="206011864" calcext:value-type="float">
            <text:p>206011864</text:p>
          </table:table-cell>
          <table:table-cell office:value-type="float" office:value="3897409" calcext:value-type="float">
            <text:p>3897409</text:p>
          </table:table-cell>
          <table:table-cell office:value-type="float" office:value="8514455" calcext:value-type="float">
            <text:p>8514455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3b44136-1e14-410a-a0fd-4ac0615e406b</text:p>
          </table:table-cell>
          <table:table-cell office:value-type="float" office:value="6" calcext:value-type="float">
            <text:p>6</text:p>
          </table:table-cell>
          <table:table-cell office:value-type="float" office:value="48510484" calcext:value-type="float">
            <text:p>48510484</text:p>
          </table:table-cell>
          <table:table-cell office:value-type="float" office:value="10613356" calcext:value-type="float">
            <text:p>10613356</text:p>
          </table:table-cell>
          <table:table-cell office:value-type="float" office:value="5449129" calcext:value-type="float">
            <text:p>5449129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498c934-3388-4f68-820b-b168ab26894b</text:p>
          </table:table-cell>
          <table:table-cell office:value-type="float" office:value="1" calcext:value-type="float">
            <text:p>1</text:p>
          </table:table-cell>
          <table:table-cell office:value-type="float" office:value="205505560" calcext:value-type="float">
            <text:p>205505560</text:p>
          </table:table-cell>
          <table:table-cell office:value-type="float" office:value="3647885" calcext:value-type="float">
            <text:p>3647885</text:p>
          </table:table-cell>
          <table:table-cell office:value-type="float" office:value="8257675" calcext:value-type="float">
            <text:p>8257675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4a64365-4c91-4926-8f06-6d2fd793d945</text:p>
          </table:table-cell>
          <table:table-cell office:value-type="float" office:value="14" calcext:value-type="float">
            <text:p>14</text:p>
          </table:table-cell>
          <table:table-cell office:value-type="float" office:value="32135626" calcext:value-type="float">
            <text:p>32135626</text:p>
          </table:table-cell>
          <table:table-cell office:value-type="float" office:value="20519261" calcext:value-type="float">
            <text:p>20519261</text:p>
          </table:table-cell>
          <table:table-cell office:value-type="float" office:value="2400365" calcext:value-type="float">
            <text:p>2400365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729bd2a-3118-4f2a-a371-613cf97fb8b1</text:p>
          </table:table-cell>
          <table:table-cell office:value-type="float" office:value="15" calcext:value-type="float">
            <text:p>15</text:p>
          </table:table-cell>
          <table:table-cell office:value-type="float" office:value="32322676" calcext:value-type="float">
            <text:p>32322676</text:p>
          </table:table-cell>
          <table:table-cell office:value-type="float" office:value="20698619" calcext:value-type="float">
            <text:p>20698619</text:p>
          </table:table-cell>
          <table:table-cell office:value-type="float" office:value="2408057" calcext:value-type="float">
            <text:p>2408057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7fefb4a-927e-4048-8ad0-de7d8c658338</text:p>
          </table:table-cell>
          <table:table-cell office:value-type="float" office:value="19" calcext:value-type="float">
            <text:p>19</text:p>
          </table:table-cell>
          <table:table-cell office:value-type="float" office:value="64993121" calcext:value-type="float">
            <text:p>64993121</text:p>
          </table:table-cell>
          <table:table-cell office:value-type="float" office:value="60689840" calcext:value-type="float">
            <text:p>60689840</text:p>
          </table:table-cell>
          <table:table-cell office:value-type="float" office:value="207281" calcext:value-type="float">
            <text:p>207281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bcc340e-750c-41cc-90a1-d98d405f332f</text:p>
          </table:table-cell>
          <table:table-cell office:value-type="float" office:value="13" calcext:value-type="float">
            <text:p>13</text:p>
          </table:table-cell>
          <table:table-cell office:value-type="float" office:value="31929555" calcext:value-type="float">
            <text:p>31929555</text:p>
          </table:table-cell>
          <table:table-cell office:value-type="float" office:value="20214936" calcext:value-type="float">
            <text:p>20214936</text:p>
          </table:table-cell>
          <table:table-cell office:value-type="float" office:value="2498619" calcext:value-type="float">
            <text:p>2498619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ce494de-32b6-4f85-8659-a478b9fc64e6</text:p>
          </table:table-cell>
          <table:table-cell office:value-type="float" office:value="0" calcext:value-type="float">
            <text:p>0</text:p>
          </table:table-cell>
          <table:table-cell office:value-type="float" office:value="225090723" calcext:value-type="float">
            <text:p>225090723</text:p>
          </table:table-cell>
          <table:table-cell office:value-type="float" office:value="74562723" calcext:value-type="float">
            <text:p>74562723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e1f6f39-5402-4a1f-9705-f5c0952d1b89</text:p>
          </table:table-cell>
          <table:table-cell office:value-type="float" office:value="6" calcext:value-type="float">
            <text:p>6</text:p>
          </table:table-cell>
          <table:table-cell office:value-type="float" office:value="48413274" calcext:value-type="float">
            <text:p>48413274</text:p>
          </table:table-cell>
          <table:table-cell office:value-type="float" office:value="10497252" calcext:value-type="float">
            <text:p>10497252</text:p>
          </table:table-cell>
          <table:table-cell office:value-type="float" office:value="5468023" calcext:value-type="float">
            <text:p>5468023</text:p>
          </table:table-cell>
          <table:table-cell office:value-type="float" office:value="32447999" calcext:value-type="float">
            <text:p>324479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e536fcf-2bde-465c-af80-418e1a211d65</text:p>
          </table:table-cell>
          <table:table-cell office:value-type="float" office:value="5" calcext:value-type="float">
            <text:p>5</text:p>
          </table:table-cell>
          <table:table-cell office:value-type="float" office:value="156330804" calcext:value-type="float">
            <text:p>156330804</text:p>
          </table:table-cell>
          <table:table-cell office:value-type="float" office:value="10243098" calcext:value-type="float">
            <text:p>10243098</text:p>
          </table:table-cell>
          <table:table-cell office:value-type="float" office:value="6119706" calcext:value-type="float">
            <text:p>6119706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eb86e75-6374-4aa4-a836-cb9397ef705c</text:p>
          </table:table-cell>
          <table:table-cell office:value-type="float" office:value="9" calcext:value-type="float">
            <text:p>9</text:p>
          </table:table-cell>
          <table:table-cell office:value-type="float" office:value="64337240" calcext:value-type="float">
            <text:p>64337240</text:p>
          </table:table-cell>
          <table:table-cell office:value-type="float" office:value="17427062" calcext:value-type="float">
            <text:p>17427062</text:p>
          </table:table-cell>
          <table:table-cell office:value-type="float" office:value="3646178" calcext:value-type="float">
            <text:p>3646178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f79873c-d9ab-442e-8d79-cd5d8d639975</text:p>
          </table:table-cell>
          <table:table-cell office:value-type="float" office:value="15" calcext:value-type="float">
            <text:p>15</text:p>
          </table:table-cell>
          <table:table-cell office:value-type="float" office:value="32011563" calcext:value-type="float">
            <text:p>32011563</text:p>
          </table:table-cell>
          <table:table-cell office:value-type="float" office:value="20399891" calcext:value-type="float">
            <text:p>20399891</text:p>
          </table:table-cell>
          <table:table-cell office:value-type="float" office:value="2395672" calcext:value-type="float">
            <text:p>2395672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03e9a80-cb6a-4236-a4b4-8063e271008c</text:p>
          </table:table-cell>
          <table:table-cell office:value-type="float" office:value="13" calcext:value-type="float">
            <text:p>13</text:p>
          </table:table-cell>
          <table:table-cell office:value-type="float" office:value="31950715" calcext:value-type="float">
            <text:p>31950715</text:p>
          </table:table-cell>
          <table:table-cell office:value-type="float" office:value="20203527" calcext:value-type="float">
            <text:p>20203527</text:p>
          </table:table-cell>
          <table:table-cell office:value-type="float" office:value="2531188" calcext:value-type="float">
            <text:p>2531188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069ca0f-ab93-4792-a303-73dc467b6aa9</text:p>
          </table:table-cell>
          <table:table-cell office:value-type="float" office:value="2" calcext:value-type="float">
            <text:p>2</text:p>
          </table:table-cell>
          <table:table-cell office:value-type="float" office:value="205232831" calcext:value-type="float">
            <text:p>205232831</text:p>
          </table:table-cell>
          <table:table-cell office:value-type="float" office:value="3880395" calcext:value-type="float">
            <text:p>3880395</text:p>
          </table:table-cell>
          <table:table-cell office:value-type="float" office:value="7752436" calcext:value-type="float">
            <text:p>7752436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0befe57-a4d3-4efe-a0b8-a0b6ab039c91</text:p>
          </table:table-cell>
          <table:table-cell office:value-type="float" office:value="18" calcext:value-type="float">
            <text:p>18</text:p>
          </table:table-cell>
          <table:table-cell office:value-type="float" office:value="48809388" calcext:value-type="float">
            <text:p>48809388</text:p>
          </table:table-cell>
          <table:table-cell office:value-type="float" office:value="43815636" calcext:value-type="float">
            <text:p>43815636</text:p>
          </table:table-cell>
          <table:table-cell office:value-type="float" office:value="897752" calcext:value-type="float">
            <text:p>897752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0dd1621-7de2-40b3-9776-a3fadcaf32f6</text:p>
          </table:table-cell>
          <table:table-cell office:value-type="float" office:value="10" calcext:value-type="float">
            <text:p>10</text:p>
          </table:table-cell>
          <table:table-cell office:value-type="float" office:value="64317117" calcext:value-type="float">
            <text:p>64317117</text:p>
          </table:table-cell>
          <table:table-cell office:value-type="float" office:value="17644539" calcext:value-type="float">
            <text:p>17644539</text:p>
          </table:table-cell>
          <table:table-cell office:value-type="float" office:value="3408578" calcext:value-type="float">
            <text:p>3408578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1fc71c8-4ce4-422c-ae3b-8715955155c4</text:p>
          </table:table-cell>
          <table:table-cell office:value-type="float" office:value="10" calcext:value-type="float">
            <text:p>10</text:p>
          </table:table-cell>
          <table:table-cell office:value-type="float" office:value="64104377" calcext:value-type="float">
            <text:p>64104377</text:p>
          </table:table-cell>
          <table:table-cell office:value-type="float" office:value="17414399" calcext:value-type="float">
            <text:p>17414399</text:p>
          </table:table-cell>
          <table:table-cell office:value-type="float" office:value="3425978" calcext:value-type="float">
            <text:p>3425978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4eb07ee-6c93-4a0e-9327-93ee04794a92</text:p>
          </table:table-cell>
          <table:table-cell office:value-type="float" office:value="11" calcext:value-type="float">
            <text:p>11</text:p>
          </table:table-cell>
          <table:table-cell office:value-type="float" office:value="65936906" calcext:value-type="float">
            <text:p>65936906</text:p>
          </table:table-cell>
          <table:table-cell office:value-type="float" office:value="20113662" calcext:value-type="float">
            <text:p>20113662</text:p>
          </table:table-cell>
          <table:table-cell office:value-type="float" office:value="2559244" calcext:value-type="float">
            <text:p>2559244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5034fdb-06c4-4504-a189-34583497ba88</text:p>
          </table:table-cell>
          <table:table-cell office:value-type="float" office:value="2" calcext:value-type="float">
            <text:p>2</text:p>
          </table:table-cell>
          <table:table-cell office:value-type="float" office:value="206386054" calcext:value-type="float">
            <text:p>206386054</text:p>
          </table:table-cell>
          <table:table-cell office:value-type="float" office:value="3976570" calcext:value-type="float">
            <text:p>3976570</text:p>
          </table:table-cell>
          <table:table-cell office:value-type="float" office:value="8809484" calcext:value-type="float">
            <text:p>8809484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57151ab-3633-45a5-b112-cf42f26cd7e7</text:p>
          </table:table-cell>
          <table:table-cell office:value-type="float" office:value="11" calcext:value-type="float">
            <text:p>11</text:p>
          </table:table-cell>
          <table:table-cell office:value-type="float" office:value="66083127" calcext:value-type="float">
            <text:p>66083127</text:p>
          </table:table-cell>
          <table:table-cell office:value-type="float" office:value="20270210" calcext:value-type="float">
            <text:p>20270210</text:p>
          </table:table-cell>
          <table:table-cell office:value-type="float" office:value="2548917" calcext:value-type="float">
            <text:p>2548917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5cde2a0-7279-465a-a9b5-163a4af3fd9f</text:p>
          </table:table-cell>
          <table:table-cell office:value-type="float" office:value="19" calcext:value-type="float">
            <text:p>19</text:p>
          </table:table-cell>
          <table:table-cell office:value-type="float" office:value="64901802" calcext:value-type="float">
            <text:p>64901802</text:p>
          </table:table-cell>
          <table:table-cell office:value-type="float" office:value="60611818" calcext:value-type="float">
            <text:p>60611818</text:p>
          </table:table-cell>
          <table:table-cell office:value-type="float" office:value="193984" calcext:value-type="float">
            <text:p>193984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84d050e-7774-4b5a-b2de-5b16a6dd49ac</text:p>
          </table:table-cell>
          <table:table-cell office:value-type="float" office:value="1" calcext:value-type="float">
            <text:p>1</text:p>
          </table:table-cell>
          <table:table-cell office:value-type="float" office:value="204890341" calcext:value-type="float">
            <text:p>204890341</text:p>
          </table:table-cell>
          <table:table-cell office:value-type="float" office:value="3831794" calcext:value-type="float">
            <text:p>3831794</text:p>
          </table:table-cell>
          <table:table-cell office:value-type="float" office:value="7458547" calcext:value-type="float">
            <text:p>7458547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8e8284e-7e7f-454c-8dec-f7a899f2a186</text:p>
          </table:table-cell>
          <table:table-cell office:value-type="float" office:value="17" calcext:value-type="float">
            <text:p>17</text:p>
          </table:table-cell>
          <table:table-cell office:value-type="float" office:value="48754455" calcext:value-type="float">
            <text:p>48754455</text:p>
          </table:table-cell>
          <table:table-cell office:value-type="float" office:value="43749615" calcext:value-type="float">
            <text:p>43749615</text:p>
          </table:table-cell>
          <table:table-cell office:value-type="float" office:value="908840" calcext:value-type="float">
            <text:p>908840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957da72-97d5-4657-a4ed-5217d80e3447</text:p>
          </table:table-cell>
          <table:table-cell office:value-type="float" office:value="16" calcext:value-type="float">
            <text:p>16</text:p>
          </table:table-cell>
          <table:table-cell office:value-type="float" office:value="48938425" calcext:value-type="float">
            <text:p>48938425</text:p>
          </table:table-cell>
          <table:table-cell office:value-type="float" office:value="43956647" calcext:value-type="float">
            <text:p>43956647</text:p>
          </table:table-cell>
          <table:table-cell office:value-type="float" office:value="885778" calcext:value-type="float">
            <text:p>885778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99e160a-c894-4825-a833-ec5ebbea9969</text:p>
          </table:table-cell>
          <table:table-cell office:value-type="float" office:value="0" calcext:value-type="float">
            <text:p>0</text:p>
          </table:table-cell>
          <table:table-cell office:value-type="float" office:value="240237982" calcext:value-type="float">
            <text:p>240237982</text:p>
          </table:table-cell>
          <table:table-cell office:value-type="float" office:value="89709982" calcext:value-type="float">
            <text:p>89709982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a42d9da-9db6-46a2-b72b-a8623fe581b2</text:p>
          </table:table-cell>
          <table:table-cell office:value-type="float" office:value="19" calcext:value-type="float">
            <text:p>19</text:p>
          </table:table-cell>
          <table:table-cell office:value-type="float" office:value="70857385" calcext:value-type="float">
            <text:p>70857385</text:p>
          </table:table-cell>
          <table:table-cell office:value-type="float" office:value="66573066" calcext:value-type="float">
            <text:p>66573066</text:p>
          </table:table-cell>
          <table:table-cell office:value-type="float" office:value="188319" calcext:value-type="float">
            <text:p>188319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a574e24-1fcc-48ed-89a7-e975489fdc17</text:p>
          </table:table-cell>
          <table:table-cell office:value-type="float" office:value="14" calcext:value-type="float">
            <text:p>14</text:p>
          </table:table-cell>
          <table:table-cell office:value-type="float" office:value="32259675" calcext:value-type="float">
            <text:p>32259675</text:p>
          </table:table-cell>
          <table:table-cell office:value-type="float" office:value="20634982" calcext:value-type="float">
            <text:p>20634982</text:p>
          </table:table-cell>
          <table:table-cell office:value-type="float" office:value="2408693" calcext:value-type="float">
            <text:p>2408693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af2621e-7e3d-4e78-83c6-5d1c319a590a</text:p>
          </table:table-cell>
          <table:table-cell office:value-type="float" office:value="20" calcext:value-type="float">
            <text:p>20</text:p>
          </table:table-cell>
          <table:table-cell office:value-type="float" office:value="8558929" calcext:value-type="float">
            <text:p>8558929</text:p>
          </table:table-cell>
          <table:table-cell office:value-type="float" office:value="0" calcext:value-type="float">
            <text:p>0</text:p>
          </table:table-cell>
          <table:table-cell office:value-type="float" office:value="8558929" calcext:value-type="float">
            <text:p>8558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d018c74-be58-40f7-9831-db5a27464165</text:p>
          </table:table-cell>
          <table:table-cell office:value-type="float" office:value="17" calcext:value-type="float">
            <text:p>17</text:p>
          </table:table-cell>
          <table:table-cell office:value-type="float" office:value="48736284" calcext:value-type="float">
            <text:p>48736284</text:p>
          </table:table-cell>
          <table:table-cell office:value-type="float" office:value="43704046" calcext:value-type="float">
            <text:p>43704046</text:p>
          </table:table-cell>
          <table:table-cell office:value-type="float" office:value="936238" calcext:value-type="float">
            <text:p>936238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ddc301-6e1e-4033-95eb-255436ae15f8</text:p>
          </table:table-cell>
          <table:table-cell office:value-type="float" office:value="0" calcext:value-type="float">
            <text:p>0</text:p>
          </table:table-cell>
          <table:table-cell office:value-type="float" office:value="219976737" calcext:value-type="float">
            <text:p>219976737</text:p>
          </table:table-cell>
          <table:table-cell office:value-type="float" office:value="69448737" calcext:value-type="float">
            <text:p>69448737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f771d90-ba30-4be8-892a-7d4c93f7dd58</text:p>
          </table:table-cell>
          <table:table-cell office:value-type="float" office:value="12" calcext:value-type="float">
            <text:p>12</text:p>
          </table:table-cell>
          <table:table-cell office:value-type="float" office:value="71242906" calcext:value-type="float">
            <text:p>71242906</text:p>
          </table:table-cell>
          <table:table-cell office:value-type="float" office:value="25294136" calcext:value-type="float">
            <text:p>25294136</text:p>
          </table:table-cell>
          <table:table-cell office:value-type="float" office:value="2684770" calcext:value-type="float">
            <text:p>2684770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1f4bf0f-6421-4111-b269-a593bd9cb936</text:p>
          </table:table-cell>
          <table:table-cell office:value-type="float" office:value="18" calcext:value-type="float">
            <text:p>18</text:p>
          </table:table-cell>
          <table:table-cell office:value-type="float" office:value="54734789" calcext:value-type="float">
            <text:p>54734789</text:p>
          </table:table-cell>
          <table:table-cell office:value-type="float" office:value="49761162" calcext:value-type="float">
            <text:p>49761162</text:p>
          </table:table-cell>
          <table:table-cell office:value-type="float" office:value="877627" calcext:value-type="float">
            <text:p>877627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419aaf2-611c-469a-a659-f086cef32b18</text:p>
          </table:table-cell>
          <table:table-cell office:value-type="float" office:value="8" calcext:value-type="float">
            <text:p>8</text:p>
          </table:table-cell>
          <table:table-cell office:value-type="float" office:value="83114272" calcext:value-type="float">
            <text:p>83114272</text:p>
          </table:table-cell>
          <table:table-cell office:value-type="float" office:value="13572072" calcext:value-type="float">
            <text:p>13572072</text:p>
          </table:table-cell>
          <table:table-cell office:value-type="float" office:value="4646201" calcext:value-type="float">
            <text:p>4646201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5618669-b0bf-4c96-a94b-511ab997efe1</text:p>
          </table:table-cell>
          <table:table-cell office:value-type="float" office:value="8" calcext:value-type="float">
            <text:p>8</text:p>
          </table:table-cell>
          <table:table-cell office:value-type="float" office:value="83265008" calcext:value-type="float">
            <text:p>83265008</text:p>
          </table:table-cell>
          <table:table-cell office:value-type="float" office:value="13618410" calcext:value-type="float">
            <text:p>13618410</text:p>
          </table:table-cell>
          <table:table-cell office:value-type="float" office:value="4750599" calcext:value-type="float">
            <text:p>4750599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5c5cf4e-bf57-4793-a262-70c1e123ea4c</text:p>
          </table:table-cell>
          <table:table-cell office:value-type="float" office:value="3" calcext:value-type="float">
            <text:p>3</text:p>
          </table:table-cell>
          <table:table-cell office:value-type="float" office:value="58405014" calcext:value-type="float">
            <text:p>58405014</text:p>
          </table:table-cell>
          <table:table-cell office:value-type="float" office:value="4606730" calcext:value-type="float">
            <text:p>4606730</text:p>
          </table:table-cell>
          <table:table-cell office:value-type="float" office:value="7142284" calcext:value-type="float">
            <text:p>7142284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638ea67-93b4-4117-a313-f0b878a15fd8</text:p>
          </table:table-cell>
          <table:table-cell office:value-type="float" office:value="16" calcext:value-type="float">
            <text:p>16</text:p>
          </table:table-cell>
          <table:table-cell office:value-type="float" office:value="48882945" calcext:value-type="float">
            <text:p>48882945</text:p>
          </table:table-cell>
          <table:table-cell office:value-type="float" office:value="43874553" calcext:value-type="float">
            <text:p>43874553</text:p>
          </table:table-cell>
          <table:table-cell office:value-type="float" office:value="912392" calcext:value-type="float">
            <text:p>912392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6ab44d6-be23-43a9-9219-7ec2a098ea0a</text:p>
          </table:table-cell>
          <table:table-cell office:value-type="float" office:value="20" calcext:value-type="float">
            <text:p>20</text:p>
          </table:table-cell>
          <table:table-cell office:value-type="float" office:value="8544384" calcext:value-type="float">
            <text:p>8544384</text:p>
          </table:table-cell>
          <table:table-cell office:value-type="float" office:value="0" calcext:value-type="float">
            <text:p>0</text:p>
          </table:table-cell>
          <table:table-cell office:value-type="float" office:value="8544384" calcext:value-type="float">
            <text:p>8544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83b3734-3951-4861-ac50-10842d2f4d47</text:p>
          </table:table-cell>
          <table:table-cell office:value-type="float" office:value="19" calcext:value-type="float">
            <text:p>19</text:p>
          </table:table-cell>
          <table:table-cell office:value-type="float" office:value="64813707" calcext:value-type="float">
            <text:p>64813707</text:p>
          </table:table-cell>
          <table:table-cell office:value-type="float" office:value="60470937" calcext:value-type="float">
            <text:p>60470937</text:p>
          </table:table-cell>
          <table:table-cell office:value-type="float" office:value="246770" calcext:value-type="float">
            <text:p>246770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8b29926-ea57-44a9-a53b-bdb1e972168a</text:p>
          </table:table-cell>
          <table:table-cell office:value-type="float" office:value="13" calcext:value-type="float">
            <text:p>13</text:p>
          </table:table-cell>
          <table:table-cell office:value-type="float" office:value="32008667" calcext:value-type="float">
            <text:p>32008667</text:p>
          </table:table-cell>
          <table:table-cell office:value-type="float" office:value="20308814" calcext:value-type="float">
            <text:p>20308814</text:p>
          </table:table-cell>
          <table:table-cell office:value-type="float" office:value="2483853" calcext:value-type="float">
            <text:p>2483853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96ab57d-8565-4142-a70f-08aa767b4a3e</text:p>
          </table:table-cell>
          <table:table-cell office:value-type="float" office:value="9" calcext:value-type="float">
            <text:p>9</text:p>
          </table:table-cell>
          <table:table-cell office:value-type="float" office:value="64037182" calcext:value-type="float">
            <text:p>64037182</text:p>
          </table:table-cell>
          <table:table-cell office:value-type="float" office:value="17439403" calcext:value-type="float">
            <text:p>17439403</text:p>
          </table:table-cell>
          <table:table-cell office:value-type="float" office:value="3333779" calcext:value-type="float">
            <text:p>3333779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e83bf2e-9284-451f-a2ab-5033e9f7aba7</text:p>
          </table:table-cell>
          <table:table-cell office:value-type="float" office:value="7" calcext:value-type="float">
            <text:p>7</text:p>
          </table:table-cell>
          <table:table-cell office:value-type="float" office:value="82954350" calcext:value-type="float">
            <text:p>82954350</text:p>
          </table:table-cell>
          <table:table-cell office:value-type="float" office:value="13542179" calcext:value-type="float">
            <text:p>13542179</text:p>
          </table:table-cell>
          <table:table-cell office:value-type="float" office:value="4516172" calcext:value-type="float">
            <text:p>4516172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e8f958b-9716-460c-aedf-e39725b62a2f</text:p>
          </table:table-cell>
          <table:table-cell office:value-type="float" office:value="3" calcext:value-type="float">
            <text:p>3</text:p>
          </table:table-cell>
          <table:table-cell office:value-type="float" office:value="58193901" calcext:value-type="float">
            <text:p>58193901</text:p>
          </table:table-cell>
          <table:table-cell office:value-type="float" office:value="4376933" calcext:value-type="float">
            <text:p>4376933</text:p>
          </table:table-cell>
          <table:table-cell office:value-type="float" office:value="7160968" calcext:value-type="float">
            <text:p>7160968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f350fb1-8ece-4db7-8385-4d65ea8ecd82</text:p>
          </table:table-cell>
          <table:table-cell office:value-type="float" office:value="8" calcext:value-type="float">
            <text:p>8</text:p>
          </table:table-cell>
          <table:table-cell office:value-type="float" office:value="82936729" calcext:value-type="float">
            <text:p>82936729</text:p>
          </table:table-cell>
          <table:table-cell office:value-type="float" office:value="13367248" calcext:value-type="float">
            <text:p>13367248</text:p>
          </table:table-cell>
          <table:table-cell office:value-type="float" office:value="4673482" calcext:value-type="float">
            <text:p>4673482</text:p>
          </table:table-cell>
          <table:table-cell office:value-type="float" office:value="64895999" calcext:value-type="float">
            <text:p>64895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fceda99-98d1-47b8-9ada-6389a35c551b</text:p>
          </table:table-cell>
          <table:table-cell office:value-type="float" office:value="19" calcext:value-type="float">
            <text:p>19</text:p>
          </table:table-cell>
          <table:table-cell office:value-type="float" office:value="64883368" calcext:value-type="float">
            <text:p>64883368</text:p>
          </table:table-cell>
          <table:table-cell office:value-type="float" office:value="60574790" calcext:value-type="float">
            <text:p>60574790</text:p>
          </table:table-cell>
          <table:table-cell office:value-type="float" office:value="212578" calcext:value-type="float">
            <text:p>212578</text:p>
          </table:table-cell>
          <table:table-cell office:value-type="float" office:value="4096000" calcext:value-type="float">
            <text:p>4096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166ade5-16f1-4eaa-9412-698e8f940268</text:p>
          </table:table-cell>
          <table:table-cell office:value-type="float" office:value="11" calcext:value-type="float">
            <text:p>11</text:p>
          </table:table-cell>
          <table:table-cell office:value-type="float" office:value="65872058" calcext:value-type="float">
            <text:p>65872058</text:p>
          </table:table-cell>
          <table:table-cell office:value-type="float" office:value="20071037" calcext:value-type="float">
            <text:p>20071037</text:p>
          </table:table-cell>
          <table:table-cell office:value-type="float" office:value="2537021" calcext:value-type="float">
            <text:p>2537021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79bf08f-a226-4b8a-9681-2d0d7b85b7b0</text:p>
          </table:table-cell>
          <table:table-cell office:value-type="float" office:value="1" calcext:value-type="float">
            <text:p>1</text:p>
          </table:table-cell>
          <table:table-cell office:value-type="float" office:value="206582766" calcext:value-type="float">
            <text:p>206582766</text:p>
          </table:table-cell>
          <table:table-cell office:value-type="float" office:value="3913788" calcext:value-type="float">
            <text:p>3913788</text:p>
          </table:table-cell>
          <table:table-cell office:value-type="float" office:value="9068978" calcext:value-type="float">
            <text:p>9068978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b86d230-028b-469f-a93a-4e9407b52014</text:p>
          </table:table-cell>
          <table:table-cell office:value-type="float" office:value="1" calcext:value-type="float">
            <text:p>1</text:p>
          </table:table-cell>
          <table:table-cell office:value-type="float" office:value="204862493" calcext:value-type="float">
            <text:p>204862493</text:p>
          </table:table-cell>
          <table:table-cell office:value-type="float" office:value="3641237" calcext:value-type="float">
            <text:p>3641237</text:p>
          </table:table-cell>
          <table:table-cell office:value-type="float" office:value="7621256" calcext:value-type="float">
            <text:p>7621256</text:p>
          </table:table-cell>
          <table:table-cell office:value-type="float" office:value="193600000" calcext:value-type="float">
            <text:p>193600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cd0d2e6-8138-4718-8a7f-420b13bce27f</text:p>
          </table:table-cell>
          <table:table-cell office:value-type="float" office:value="4" calcext:value-type="float">
            <text:p>4</text:p>
          </table:table-cell>
          <table:table-cell office:value-type="float" office:value="155997131" calcext:value-type="float">
            <text:p>155997131</text:p>
          </table:table-cell>
          <table:table-cell office:value-type="float" office:value="10124781" calcext:value-type="float">
            <text:p>10124781</text:p>
          </table:table-cell>
          <table:table-cell office:value-type="float" office:value="5904350" calcext:value-type="float">
            <text:p>5904350</text:p>
          </table:table-cell>
          <table:table-cell office:value-type="float" office:value="139968000" calcext:value-type="float">
            <text:p>139968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d1e1089-1843-4bbc-9422-e8906c883e55</text:p>
          </table:table-cell>
          <table:table-cell office:value-type="float" office:value="0" calcext:value-type="float">
            <text:p>0</text:p>
          </table:table-cell>
          <table:table-cell office:value-type="float" office:value="223422548" calcext:value-type="float">
            <text:p>223422548</text:p>
          </table:table-cell>
          <table:table-cell office:value-type="float" office:value="72894548" calcext:value-type="float">
            <text:p>72894548</text:p>
          </table:table-cell>
          <table:table-cell office:value-type="float" office:value="0" calcext:value-type="float">
            <text:p>0</text:p>
          </table:table-cell>
          <table:table-cell office:value-type="float" office:value="150528000" calcext:value-type="float">
            <text:p>1505280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e35274c-336f-44ee-86c5-045207892cd3</text:p>
          </table:table-cell>
          <table:table-cell office:value-type="float" office:value="10" calcext:value-type="float">
            <text:p>10</text:p>
          </table:table-cell>
          <table:table-cell office:value-type="float" office:value="64103449" calcext:value-type="float">
            <text:p>64103449</text:p>
          </table:table-cell>
          <table:table-cell office:value-type="float" office:value="17372929" calcext:value-type="float">
            <text:p>17372929</text:p>
          </table:table-cell>
          <table:table-cell office:value-type="float" office:value="3466520" calcext:value-type="float">
            <text:p>3466520</text:p>
          </table:table-cell>
          <table:table-cell office:value-type="float" office:value="43264000" calcext:value-type="float">
            <text:p>43264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f7da760-adc3-4a7e-ae5b-78d12d10c8a7</text:p>
          </table:table-cell>
          <table:table-cell office:value-type="float" office:value="20" calcext:value-type="float">
            <text:p>20</text:p>
          </table:table-cell>
          <table:table-cell office:value-type="float" office:value="8847758" calcext:value-type="float">
            <text:p>8847758</text:p>
          </table:table-cell>
          <table:table-cell office:value-type="float" office:value="0" calcext:value-type="float">
            <text:p>0</text:p>
          </table:table-cell>
          <table:table-cell office:value-type="float" office:value="8847758" calcext:value-type="float">
            <text:p>884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f93430a-8d3e-4ead-a390-1b20b16cf853</text:p>
          </table:table-cell>
          <table:table-cell office:value-type="float" office:value="15" calcext:value-type="float">
            <text:p>15</text:p>
          </table:table-cell>
          <table:table-cell office:value-type="float" office:value="32079847" calcext:value-type="float">
            <text:p>32079847</text:p>
          </table:table-cell>
          <table:table-cell office:value-type="float" office:value="20461189" calcext:value-type="float">
            <text:p>20461189</text:p>
          </table:table-cell>
          <table:table-cell office:value-type="float" office:value="2402658" calcext:value-type="float">
            <text:p>2402658</text:p>
          </table:table-cell>
          <table:table-cell office:value-type="float" office:value="9216000" calcext:value-type="float">
            <text:p>9216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fd50c53-7ba1-4fa8-9024-a245dbffe82a</text:p>
          </table:table-cell>
          <table:table-cell office:value-type="float" office:value="7" calcext:value-type="float">
            <text:p>7</text:p>
          </table:table-cell>
          <table:table-cell office:value-type="float" office:value="82975703" calcext:value-type="float">
            <text:p>82975703</text:p>
          </table:table-cell>
          <table:table-cell office:value-type="float" office:value="13561345" calcext:value-type="float">
            <text:p>13561345</text:p>
          </table:table-cell>
          <table:table-cell office:value-type="float" office:value="4518359" calcext:value-type="float">
            <text:p>4518359</text:p>
          </table:table-cell>
          <table:table-cell office:value-type="float" office:value="64895999" calcext:value-type="float">
            <text:p>64895999</text:p>
          </table:table-cell>
        </table:table-row>
      </table:table>
      <table:table table:name="Pivot Table_alexnetsplit__2023-10-26T194310_1" table:style-name="ta1">
        <table:shapes>
          <draw:frame draw:z-index="0" draw:style-name="gr1" draw:text-style-name="P1" svg:width="11.9465in" svg:height="5.8669in" svg:x="5.5673in" svg:y="6.5256in">
            <draw:object draw:notify-on-update-of-ranges="'Pivot Table_alexnetsplit__2023-10-26T194310_1'.N2:'Pivot Table_alexnetsplit__2023-10-26T194310_1'.N22 'Pivot Table_alexnetsplit__2023-10-26T194310_1'.O1:'Pivot Table_alexnetsplit__2023-10-26T194310_1'.O1 'Pivot Table_alexnetsplit__2023-10-26T194310_1'.O2:'Pivot Table_alexnetsplit__2023-10-26T194310_1'.O22 'Pivot Table_alexnetsplit__2023-10-26T194310_1'.P1:'Pivot Table_alexnetsplit__2023-10-26T194310_1'.P1 'Pivot Table_alexnetsplit__2023-10-26T194310_1'.P2:'Pivot Table_alexnetsplit__2023-10-26T194310_1'.P22 'Pivot Table_alexnetsplit__2023-10-26T194310_1'.Q1:'Pivot Table_alexnetsplit__2023-10-26T194310_1'.Q1 'Pivot Table_alexnetsplit__2023-10-26T194310_1'.Q2:'Pivot Table_alexnetsplit__2023-10-26T194310_1'.Q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27"/>
        <table:table-column table:style-name="co9" table:default-cell-style-name="ce32"/>
        <table:table-column table:style-name="co8" table:default-cell-style-name="ce38"/>
        <table:table-column table:style-name="co8" table:default-cell-style-name="ce44"/>
        <table:table-column table:style-name="co8" table:number-columns-repeated="5" table:default-cell-style-name="Default"/>
        <table:table-column table:style-name="co8" table:default-cell-style-name="ce9"/>
        <table:table-column table:style-name="co8" table:default-cell-style-name="ce15"/>
        <table:table-column table:style-name="co8" table:default-cell-style-name="ce21"/>
        <table:table-column table:style-name="co8" table:number-columns-repeated="5" table:default-cell-style-name="Default"/>
        <table:table-row table:style-name="ro1">
          <table:table-cell table:style-name="ce24"/>
          <table:table-cell table:style-name="ce29" office:value-type="string" calcext:value-type="string">
            <text:p>Data</text:p>
          </table:table-cell>
          <table:table-cell table:style-name="ce35"/>
          <table:table-cell table:style-name="ce41"/>
          <table:table-cell table:number-columns-repeated="5"/>
          <table:table-cell table:style-name="Default" office:value-type="string" calcext:value-type="string">
            <text:p>Edge Inference Time</text:p>
          </table:table-cell>
          <table:table-cell table:style-name="Default" office:value-type="string" calcext:value-type="string">
            <text:p>Cloud Inference Time</text:p>
          </table:table-cell>
          <table:table-cell table:style-name="Default" office:value-type="string" calcext:value-type="string">
            <text:p>Transmission Latency</text:p>
          </table:table-cell>
          <table:table-cell/>
          <table:table-cell office:value-type="string" calcext:value-type="string">
            <text:p>Split Layer</text:p>
          </table:table-cell>
          <table:table-cell office:value-type="string" calcext:value-type="string">
            <text:p>Edge Inference Time (ms)</text:p>
          </table:table-cell>
          <table:table-cell office:value-type="string" calcext:value-type="string">
            <text:p>Cloud Inference Time (ms)</text:p>
          </table:table-cell>
          <table:table-cell office:value-type="string" calcext:value-type="string">
            <text:p>Network Latency (ms)</text:p>
          </table:table-cell>
        </table:table-row>
        <table:table-row table:style-name="ro1">
          <table:table-cell table:style-name="ce25" office:value-type="string" calcext:value-type="string">
            <text:p>split_layer</text:p>
          </table:table-cell>
          <table:table-cell table:style-name="ce30" office:value-type="string" calcext:value-type="string">
            <text:p>Average - inf_time_client</text:p>
          </table:table-cell>
          <table:table-cell table:style-name="ce36" office:value-type="string" calcext:value-type="string">
            <text:p>Average - inf_time_edge</text:p>
          </table:table-cell>
          <table:table-cell table:style-name="ce42" office:value-type="string" calcext:value-type="string">
            <text:p>Average - transmission_latency_ns</text:p>
          </table:table-cell>
          <table:table-cell table:number-columns-repeated="4"/>
          <table:table-cell table:formula="of:=[.J2]/100000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8651501.7" calcext:value-type="float">
            <text:p>8651501.7</text:p>
          </table:table-cell>
          <table:table-cell table:style-name="ce20" office:value-type="float" office:value="150528000" calcext:value-type="float">
            <text:p>15052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]/1000000" office:value-type="float" office:value="0" calcext:value-type="float">
            <text:p>0</text:p>
          </table:table-cell>
          <table:table-cell table:formula="of:=[.K2]/1000000" office:value-type="float" office:value="8.6515017" calcext:value-type="float">
            <text:p>8.6515017</text:p>
          </table:table-cell>
          <table:table-cell table:formula="of:=[.L2]/1000000" office:value-type="float" office:value="150.528" calcext:value-type="float">
            <text:p>150.528</text:p>
          </table:table-cell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1" office:value-type="float" office:value="75185768.9" calcext:value-type="float">
            <text:p>75185768.9</text:p>
          </table:table-cell>
          <table:table-cell table:style-name="ce37" office:value-type="float" office:value="0" calcext:value-type="float">
            <text:p>0</text:p>
          </table:table-cell>
          <table:table-cell table:style-name="ce43" office:value-type="float" office:value="150528000" calcext:value-type="float">
            <text:p>150528000</text:p>
          </table:table-cell>
          <table:table-cell table:number-columns-repeated="5"/>
          <table:table-cell office:value-type="float" office:value="3820054.5" calcext:value-type="float">
            <text:p>3820054.5</text:p>
          </table:table-cell>
          <table:table-cell office:value-type="float" office:value="8141307.4" calcext:value-type="float">
            <text:p>8141307.4</text:p>
          </table:table-cell>
          <table:table-cell office:value-type="float" office:value="193600000" calcext:value-type="float">
            <text:p>19360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]/1000000" office:value-type="float" office:value="3.8200545" calcext:value-type="float">
            <text:p>3.8200545</text:p>
          </table:table-cell>
          <table:table-cell table:formula="of:=[.K3]/1000000" office:value-type="float" office:value="8.1413074" calcext:value-type="float">
            <text:p>8.1413074</text:p>
          </table:table-cell>
          <table:table-cell table:formula="of:=[.L3]/1000000"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0054.5" calcext:value-type="float">
            <text:p>3820054.5</text:p>
          </table:table-cell>
          <table:table-cell office:value-type="float" office:value="8141307.4" calcext:value-type="float">
            <text:p>8141307.4</text:p>
          </table:table-cell>
          <table:table-cell office:value-type="float" office:value="193600000" calcext:value-type="float">
            <text:p>193600000</text:p>
          </table:table-cell>
          <table:table-cell table:number-columns-repeated="5"/>
          <table:table-cell office:value-type="float" office:value="3973179.1" calcext:value-type="float">
            <text:p>3973179.1</text:p>
          </table:table-cell>
          <table:table-cell office:value-type="float" office:value="8382073.3" calcext:value-type="float">
            <text:p>8382073.3</text:p>
          </table:table-cell>
          <table:table-cell office:value-type="float" office:value="193600000" calcext:value-type="float">
            <text:p>19360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/1000000" office:value-type="float" office:value="3.9731791" calcext:value-type="float">
            <text:p>3.9731791</text:p>
          </table:table-cell>
          <table:table-cell table:formula="of:=[.K4]/1000000" office:value-type="float" office:value="8.3820733" calcext:value-type="float">
            <text:p>8.3820733</text:p>
          </table:table-cell>
          <table:table-cell table:formula="of:=[.L4]/1000000"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73179.1" calcext:value-type="float">
            <text:p>3973179.1</text:p>
          </table:table-cell>
          <table:table-cell office:value-type="float" office:value="8382073.3" calcext:value-type="float">
            <text:p>8382073.3</text:p>
          </table:table-cell>
          <table:table-cell office:value-type="float" office:value="193600000" calcext:value-type="float">
            <text:p>193600000</text:p>
          </table:table-cell>
          <table:table-cell table:number-columns-repeated="5"/>
          <table:table-cell office:value-type="float" office:value="4548525.1" calcext:value-type="float">
            <text:p>4548525.1</text:p>
          </table:table-cell>
          <table:table-cell office:value-type="float" office:value="7150113.3" calcext:value-type="float">
            <text:p>7150113.3</text:p>
          </table:table-cell>
          <table:table-cell office:value-type="float" office:value="46656000" calcext:value-type="float">
            <text:p>46656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/1000000" office:value-type="float" office:value="4.5485251" calcext:value-type="float">
            <text:p>4.5485251</text:p>
          </table:table-cell>
          <table:table-cell table:formula="of:=[.K5]/1000000" office:value-type="float" office:value="7.1501133" calcext:value-type="float">
            <text:p>7.1501133</text:p>
          </table:table-cell>
          <table:table-cell table:formula="of:=[.L5]/1000000" office:value-type="float" office:value="46.656" calcext:value-type="float">
            <text:p>46.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8525.1" calcext:value-type="float">
            <text:p>4548525.1</text:p>
          </table:table-cell>
          <table:table-cell office:value-type="float" office:value="7150113.3" calcext:value-type="float">
            <text:p>7150113.3</text:p>
          </table:table-cell>
          <table:table-cell office:value-type="float" office:value="46656000" calcext:value-type="float">
            <text:p>46656000</text:p>
          </table:table-cell>
          <table:table-cell table:number-columns-repeated="5"/>
          <table:table-cell office:value-type="float" office:value="10122617.6" calcext:value-type="float">
            <text:p>10122617.6</text:p>
          </table:table-cell>
          <table:table-cell office:value-type="float" office:value="5793025" calcext:value-type="float">
            <text:p>5793025</text:p>
          </table:table-cell>
          <table:table-cell office:value-type="float" office:value="139968000" calcext:value-type="float">
            <text:p>139968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/1000000" office:value-type="float" office:value="10.1226176" calcext:value-type="float">
            <text:p>10.1226176</text:p>
          </table:table-cell>
          <table:table-cell table:formula="of:=[.K6]/1000000" office:value-type="float" office:value="5.793025" calcext:value-type="float">
            <text:p>5.793025</text:p>
          </table:table-cell>
          <table:table-cell table:formula="of:=[.L6]/1000000" office:value-type="float" office:value="139.968" calcext:value-type="float">
            <text:p>139.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22617.6" calcext:value-type="float">
            <text:p>10122617.6</text:p>
          </table:table-cell>
          <table:table-cell office:value-type="float" office:value="5793025" calcext:value-type="float">
            <text:p>5793025</text:p>
          </table:table-cell>
          <table:table-cell office:value-type="float" office:value="139968000" calcext:value-type="float">
            <text:p>139968000</text:p>
          </table:table-cell>
          <table:table-cell table:number-columns-repeated="5"/>
          <table:table-cell office:value-type="float" office:value="10071049.8" calcext:value-type="float">
            <text:p>10071049.8</text:p>
          </table:table-cell>
          <table:table-cell office:value-type="float" office:value="6197014.1" calcext:value-type="float">
            <text:p>6197014.1</text:p>
          </table:table-cell>
          <table:table-cell office:value-type="float" office:value="139968000" calcext:value-type="float">
            <text:p>139968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7]/1000000" office:value-type="float" office:value="10.0710498" calcext:value-type="float">
            <text:p>10.0710498</text:p>
          </table:table-cell>
          <table:table-cell table:formula="of:=[.K7]/1000000" office:value-type="float" office:value="6.1970141" calcext:value-type="float">
            <text:p>6.1970141</text:p>
          </table:table-cell>
          <table:table-cell table:formula="of:=[.L7]/1000000" office:value-type="float" office:value="139.968" calcext:value-type="float">
            <text:p>139.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71049.8" calcext:value-type="float">
            <text:p>10071049.8</text:p>
          </table:table-cell>
          <table:table-cell office:value-type="float" office:value="6197014.1" calcext:value-type="float">
            <text:p>6197014.1</text:p>
          </table:table-cell>
          <table:table-cell office:value-type="float" office:value="139968000" calcext:value-type="float">
            <text:p>139968000</text:p>
          </table:table-cell>
          <table:table-cell table:number-columns-repeated="5"/>
          <table:table-cell office:value-type="float" office:value="10426629.8" calcext:value-type="float">
            <text:p>10426629.8</text:p>
          </table:table-cell>
          <table:table-cell office:value-type="float" office:value="5457473.6" calcext:value-type="float">
            <text:p>5457473.6</text:p>
          </table:table-cell>
          <table:table-cell office:value-type="float" office:value="32447999" calcext:value-type="float">
            <text:p>3244799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8]/1000000" office:value-type="float" office:value="10.4266298" calcext:value-type="float">
            <text:p>10.4266298</text:p>
          </table:table-cell>
          <table:table-cell table:formula="of:=[.K8]/1000000" office:value-type="float" office:value="5.4574736" calcext:value-type="float">
            <text:p>5.4574736</text:p>
          </table:table-cell>
          <table:table-cell table:formula="of:=[.L8]/1000000" office:value-type="float" office:value="32.447999" calcext:value-type="float">
            <text:p>32.447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26629.8" calcext:value-type="float">
            <text:p>10426629.8</text:p>
          </table:table-cell>
          <table:table-cell office:value-type="float" office:value="5457473.6" calcext:value-type="float">
            <text:p>5457473.6</text:p>
          </table:table-cell>
          <table:table-cell office:value-type="float" office:value="32447999" calcext:value-type="float">
            <text:p>32447999</text:p>
          </table:table-cell>
          <table:table-cell table:number-columns-repeated="5"/>
          <table:table-cell office:value-type="float" office:value="13372754.5" calcext:value-type="float">
            <text:p>13372754.5</text:p>
          </table:table-cell>
          <table:table-cell office:value-type="float" office:value="4579172.8" calcext:value-type="float">
            <text:p>4579172.8</text:p>
          </table:table-cell>
          <table:table-cell office:value-type="float" office:value="64895999" calcext:value-type="float">
            <text:p>6489599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9]/1000000" office:value-type="float" office:value="13.3727545" calcext:value-type="float">
            <text:p>13.3727545</text:p>
          </table:table-cell>
          <table:table-cell table:formula="of:=[.K9]/1000000" office:value-type="float" office:value="4.5791728" calcext:value-type="float">
            <text:p>4.5791728</text:p>
          </table:table-cell>
          <table:table-cell table:formula="of:=[.L9]/1000000" office:value-type="float" office:value="64.895999" calcext:value-type="float">
            <text:p>64.89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72754.5" calcext:value-type="float">
            <text:p>13372754.5</text:p>
          </table:table-cell>
          <table:table-cell office:value-type="float" office:value="4579172.8" calcext:value-type="float">
            <text:p>4579172.8</text:p>
          </table:table-cell>
          <table:table-cell office:value-type="float" office:value="64895999" calcext:value-type="float">
            <text:p>64895999</text:p>
          </table:table-cell>
          <table:table-cell table:number-columns-repeated="5"/>
          <table:table-cell office:value-type="float" office:value="13475202.5" calcext:value-type="float">
            <text:p>13475202.5</text:p>
          </table:table-cell>
          <table:table-cell office:value-type="float" office:value="4649054.6" calcext:value-type="float">
            <text:p>4649054.6</text:p>
          </table:table-cell>
          <table:table-cell office:value-type="float" office:value="64895999" calcext:value-type="float">
            <text:p>6489599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0]/1000000" office:value-type="float" office:value="13.4752025" calcext:value-type="float">
            <text:p>13.4752025</text:p>
          </table:table-cell>
          <table:table-cell table:formula="of:=[.K10]/1000000" office:value-type="float" office:value="4.6490546" calcext:value-type="float">
            <text:p>4.6490546</text:p>
          </table:table-cell>
          <table:table-cell table:formula="of:=[.L10]/1000000" office:value-type="float" office:value="64.895999" calcext:value-type="float">
            <text:p>64.895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75202.5" calcext:value-type="float">
            <text:p>13475202.5</text:p>
          </table:table-cell>
          <table:table-cell office:value-type="float" office:value="4649054.6" calcext:value-type="float">
            <text:p>4649054.6</text:p>
          </table:table-cell>
          <table:table-cell office:value-type="float" office:value="64895999" calcext:value-type="float">
            <text:p>64895999</text:p>
          </table:table-cell>
          <table:table-cell table:number-columns-repeated="5"/>
          <table:table-cell office:value-type="float" office:value="17446975.7" calcext:value-type="float">
            <text:p>17446975.7</text:p>
          </table:table-cell>
          <table:table-cell office:value-type="float" office:value="3409341.1" calcext:value-type="float">
            <text:p>3409341.1</text:p>
          </table:table-cell>
          <table:table-cell office:value-type="float" office:value="43264000" calcext:value-type="float">
            <text:p>43264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11]/1000000" office:value-type="float" office:value="17.4469757" calcext:value-type="float">
            <text:p>17.4469757</text:p>
          </table:table-cell>
          <table:table-cell table:formula="of:=[.K11]/1000000" office:value-type="float" office:value="3.4093411" calcext:value-type="float">
            <text:p>3.4093411</text:p>
          </table:table-cell>
          <table:table-cell table:formula="of:=[.L11]/1000000" office:value-type="float" office:value="43.264" calcext:value-type="float">
            <text:p>43.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446975.7" calcext:value-type="float">
            <text:p>17446975.7</text:p>
          </table:table-cell>
          <table:table-cell office:value-type="float" office:value="3409341.1" calcext:value-type="float">
            <text:p>3409341.1</text:p>
          </table:table-cell>
          <table:table-cell office:value-type="float" office:value="43264000" calcext:value-type="float">
            <text:p>43264000</text:p>
          </table:table-cell>
          <table:table-cell table:number-columns-repeated="5"/>
          <table:table-cell office:value-type="float" office:value="17517691.8" calcext:value-type="float">
            <text:p>17517691.8</text:p>
          </table:table-cell>
          <table:table-cell office:value-type="float" office:value="3434207.2" calcext:value-type="float">
            <text:p>3434207.2</text:p>
          </table:table-cell>
          <table:table-cell office:value-type="float" office:value="43264000" calcext:value-type="float">
            <text:p>43264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12]/1000000" office:value-type="float" office:value="17.5176918" calcext:value-type="float">
            <text:p>17.5176918</text:p>
          </table:table-cell>
          <table:table-cell table:formula="of:=[.K12]/1000000" office:value-type="float" office:value="3.4342072" calcext:value-type="float">
            <text:p>3.4342072</text:p>
          </table:table-cell>
          <table:table-cell table:formula="of:=[.L12]/1000000" office:value-type="float" office:value="43.264" calcext:value-type="float">
            <text:p>43.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17691.8" calcext:value-type="float">
            <text:p>17517691.8</text:p>
          </table:table-cell>
          <table:table-cell office:value-type="float" office:value="3434207.2" calcext:value-type="float">
            <text:p>3434207.2</text:p>
          </table:table-cell>
          <table:table-cell office:value-type="float" office:value="43264000" calcext:value-type="float">
            <text:p>43264000</text:p>
          </table:table-cell>
          <table:table-cell table:number-columns-repeated="5"/>
          <table:table-cell office:value-type="float" office:value="21203922.5" calcext:value-type="float">
            <text:p>21203922.5</text:p>
          </table:table-cell>
          <table:table-cell office:value-type="float" office:value="2582184" calcext:value-type="float">
            <text:p>2582184</text:p>
          </table:table-cell>
          <table:table-cell office:value-type="float" office:value="43264000" calcext:value-type="float">
            <text:p>432640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13]/1000000" office:value-type="float" office:value="21.2039225" calcext:value-type="float">
            <text:p>21.2039225</text:p>
          </table:table-cell>
          <table:table-cell table:formula="of:=[.K13]/1000000" office:value-type="float" office:value="2.582184" calcext:value-type="float">
            <text:p>2.582184</text:p>
          </table:table-cell>
          <table:table-cell table:formula="of:=[.L13]/1000000" office:value-type="float" office:value="43.264" calcext:value-type="float">
            <text:p>43.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203922.5" calcext:value-type="float">
            <text:p>21203922.5</text:p>
          </table:table-cell>
          <table:table-cell office:value-type="float" office:value="2582184" calcext:value-type="float">
            <text:p>2582184</text:p>
          </table:table-cell>
          <table:table-cell office:value-type="float" office:value="43264000" calcext:value-type="float">
            <text:p>43264000</text:p>
          </table:table-cell>
          <table:table-cell table:number-columns-repeated="5"/>
          <table:table-cell office:value-type="float" office:value="20766907.8" calcext:value-type="float">
            <text:p>20766907.8</text:p>
          </table:table-cell>
          <table:table-cell office:value-type="float" office:value="2622645.5" calcext:value-type="float">
            <text:p>2622645.5</text:p>
          </table:table-cell>
          <table:table-cell office:value-type="float" office:value="43264000" calcext:value-type="float">
            <text:p>43264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14]/1000000" office:value-type="float" office:value="20.7669078" calcext:value-type="float">
            <text:p>20.7669078</text:p>
          </table:table-cell>
          <table:table-cell table:formula="of:=[.K14]/1000000" office:value-type="float" office:value="2.6226455" calcext:value-type="float">
            <text:p>2.6226455</text:p>
          </table:table-cell>
          <table:table-cell table:formula="of:=[.L14]/1000000" office:value-type="float" office:value="43.264" calcext:value-type="float">
            <text:p>43.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766907.8" calcext:value-type="float">
            <text:p>20766907.8</text:p>
          </table:table-cell>
          <table:table-cell office:value-type="float" office:value="2622645.5" calcext:value-type="float">
            <text:p>2622645.5</text:p>
          </table:table-cell>
          <table:table-cell office:value-type="float" office:value="43264000" calcext:value-type="float">
            <text:p>43264000</text:p>
          </table:table-cell>
          <table:table-cell table:number-columns-repeated="5"/>
          <table:table-cell office:value-type="float" office:value="20922082" calcext:value-type="float">
            <text:p>20922082</text:p>
          </table:table-cell>
          <table:table-cell office:value-type="float" office:value="2502098" calcext:value-type="float">
            <text:p>2502098</text:p>
          </table:table-cell>
          <table:table-cell office:value-type="float" office:value="9216000" calcext:value-type="float">
            <text:p>92160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J15]/1000000" office:value-type="float" office:value="20.922082" calcext:value-type="float">
            <text:p>20.922082</text:p>
          </table:table-cell>
          <table:table-cell table:formula="of:=[.K15]/1000000" office:value-type="float" office:value="2.502098" calcext:value-type="float">
            <text:p>2.502098</text:p>
          </table:table-cell>
          <table:table-cell table:formula="of:=[.L15]/1000000" office:value-type="float" office:value="9.216" calcext:value-type="float">
            <text:p>9.2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22082" calcext:value-type="float">
            <text:p>20922082</text:p>
          </table:table-cell>
          <table:table-cell office:value-type="float" office:value="2502098" calcext:value-type="float">
            <text:p>2502098</text:p>
          </table:table-cell>
          <table:table-cell office:value-type="float" office:value="9216000" calcext:value-type="float">
            <text:p>9216000</text:p>
          </table:table-cell>
          <table:table-cell table:number-columns-repeated="5"/>
          <table:table-cell office:value-type="float" office:value="21050082.8" calcext:value-type="float">
            <text:p>21050082.8</text:p>
          </table:table-cell>
          <table:table-cell office:value-type="float" office:value="2560682.2" calcext:value-type="float">
            <text:p>2560682.2</text:p>
          </table:table-cell>
          <table:table-cell office:value-type="float" office:value="9216000" calcext:value-type="float">
            <text:p>92160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J16]/1000000" office:value-type="float" office:value="21.0500828" calcext:value-type="float">
            <text:p>21.0500828</text:p>
          </table:table-cell>
          <table:table-cell table:formula="of:=[.K16]/1000000" office:value-type="float" office:value="2.5606822" calcext:value-type="float">
            <text:p>2.5606822</text:p>
          </table:table-cell>
          <table:table-cell table:formula="of:=[.L16]/1000000" office:value-type="float" office:value="9.216" calcext:value-type="float">
            <text:p>9.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50082.8" calcext:value-type="float">
            <text:p>21050082.8</text:p>
          </table:table-cell>
          <table:table-cell office:value-type="float" office:value="2560682.2" calcext:value-type="float">
            <text:p>2560682.2</text:p>
          </table:table-cell>
          <table:table-cell office:value-type="float" office:value="9216000" calcext:value-type="float">
            <text:p>9216000</text:p>
          </table:table-cell>
          <table:table-cell table:number-columns-repeated="5"/>
          <table:table-cell office:value-type="float" office:value="21042360.3" calcext:value-type="float">
            <text:p>21042360.3</text:p>
          </table:table-cell>
          <table:table-cell office:value-type="float" office:value="2527204.8" calcext:value-type="float">
            <text:p>2527204.8</text:p>
          </table:table-cell>
          <table:table-cell office:value-type="float" office:value="9216000" calcext:value-type="float">
            <text:p>92160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17]/1000000" office:value-type="float" office:value="21.0423603" calcext:value-type="float">
            <text:p>21.0423603</text:p>
          </table:table-cell>
          <table:table-cell table:formula="of:=[.K17]/1000000" office:value-type="float" office:value="2.5272048" calcext:value-type="float">
            <text:p>2.5272048</text:p>
          </table:table-cell>
          <table:table-cell table:formula="of:=[.L17]/1000000" office:value-type="float" office:value="9.216" calcext:value-type="float">
            <text:p>9.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42360.3" calcext:value-type="float">
            <text:p>21042360.3</text:p>
          </table:table-cell>
          <table:table-cell office:value-type="float" office:value="2527204.8" calcext:value-type="float">
            <text:p>2527204.8</text:p>
          </table:table-cell>
          <table:table-cell office:value-type="float" office:value="9216000" calcext:value-type="float">
            <text:p>9216000</text:p>
          </table:table-cell>
          <table:table-cell table:number-columns-repeated="5"/>
          <table:table-cell office:value-type="float" office:value="44547319.3" calcext:value-type="float">
            <text:p>44547319.3</text:p>
          </table:table-cell>
          <table:table-cell office:value-type="float" office:value="890851.7" calcext:value-type="float">
            <text:p>890851.7</text:p>
          </table:table-cell>
          <table:table-cell office:value-type="float" office:value="4096000" calcext:value-type="float">
            <text:p>4096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8]/1000000" office:value-type="float" office:value="44.5473193" calcext:value-type="float">
            <text:p>44.5473193</text:p>
          </table:table-cell>
          <table:table-cell table:formula="of:=[.K18]/1000000" office:value-type="float" office:value="0.8908517" calcext:value-type="float">
            <text:p>0.8908517</text:p>
          </table:table-cell>
          <table:table-cell table:formula="of:=[.L18]/1000000"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547319.3" calcext:value-type="float">
            <text:p>44547319.3</text:p>
          </table:table-cell>
          <table:table-cell office:value-type="float" office:value="890851.7" calcext:value-type="float">
            <text:p>890851.7</text:p>
          </table:table-cell>
          <table:table-cell office:value-type="float" office:value="4096000" calcext:value-type="float">
            <text:p>4096000</text:p>
          </table:table-cell>
          <table:table-cell table:number-columns-repeated="5"/>
          <table:table-cell office:value-type="float" office:value="44289318.4" calcext:value-type="float">
            <text:p>44289318.4</text:p>
          </table:table-cell>
          <table:table-cell office:value-type="float" office:value="905312.4" calcext:value-type="float">
            <text:p>905312.4</text:p>
          </table:table-cell>
          <table:table-cell office:value-type="float" office:value="4096000" calcext:value-type="float">
            <text:p>40960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J19]/1000000" office:value-type="float" office:value="44.2893184" calcext:value-type="float">
            <text:p>44.2893184</text:p>
          </table:table-cell>
          <table:table-cell table:formula="of:=[.K19]/1000000" office:value-type="float" office:value="0.9053124" calcext:value-type="float">
            <text:p>0.9053124</text:p>
          </table:table-cell>
          <table:table-cell table:formula="of:=[.L19]/1000000"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289318.4" calcext:value-type="float">
            <text:p>44289318.4</text:p>
          </table:table-cell>
          <table:table-cell office:value-type="float" office:value="905312.4" calcext:value-type="float">
            <text:p>905312.4</text:p>
          </table:table-cell>
          <table:table-cell office:value-type="float" office:value="4096000" calcext:value-type="float">
            <text:p>4096000</text:p>
          </table:table-cell>
          <table:table-cell table:number-columns-repeated="5"/>
          <table:table-cell office:value-type="float" office:value="44357633.8" calcext:value-type="float">
            <text:p>44357633.8</text:p>
          </table:table-cell>
          <table:table-cell office:value-type="float" office:value="898772.6" calcext:value-type="float">
            <text:p>898772.6</text:p>
          </table:table-cell>
          <table:table-cell office:value-type="float" office:value="4096000" calcext:value-type="float">
            <text:p>40960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J20]/1000000" office:value-type="float" office:value="44.3576338" calcext:value-type="float">
            <text:p>44.3576338</text:p>
          </table:table-cell>
          <table:table-cell table:formula="of:=[.K20]/1000000" office:value-type="float" office:value="0.8987726" calcext:value-type="float">
            <text:p>0.8987726</text:p>
          </table:table-cell>
          <table:table-cell table:formula="of:=[.L20]/1000000"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357633.8" calcext:value-type="float">
            <text:p>44357633.8</text:p>
          </table:table-cell>
          <table:table-cell office:value-type="float" office:value="898772.6" calcext:value-type="float">
            <text:p>898772.6</text:p>
          </table:table-cell>
          <table:table-cell office:value-type="float" office:value="4096000" calcext:value-type="float">
            <text:p>4096000</text:p>
          </table:table-cell>
          <table:table-cell table:number-columns-repeated="5"/>
          <table:table-cell office:value-type="float" office:value="61129999.2" calcext:value-type="float">
            <text:p>61129999.2</text:p>
          </table:table-cell>
          <table:table-cell office:value-type="float" office:value="206996.8" calcext:value-type="float">
            <text:p>206996.8</text:p>
          </table:table-cell>
          <table:table-cell office:value-type="float" office:value="4096000" calcext:value-type="float">
            <text:p>40960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J21]/1000000" office:value-type="float" office:value="61.1299992" calcext:value-type="float">
            <text:p>61.1299992</text:p>
          </table:table-cell>
          <table:table-cell table:formula="of:=[.K21]/1000000" office:value-type="float" office:value="0.2069968" calcext:value-type="float">
            <text:p>0.2069968</text:p>
          </table:table-cell>
          <table:table-cell table:formula="of:=[.L21]/1000000"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129999.2" calcext:value-type="float">
            <text:p>61129999.2</text:p>
          </table:table-cell>
          <table:table-cell office:value-type="float" office:value="206996.8" calcext:value-type="float">
            <text:p>206996.8</text:p>
          </table:table-cell>
          <table:table-cell office:value-type="float" office:value="4096000" calcext:value-type="float">
            <text:p>4096000</text:p>
          </table:table-cell>
          <table:table-cell table:number-columns-repeated="5"/>
          <table:table-cell table:style-name="ce8" office:value-type="float" office:value="75185768.9" calcext:value-type="float">
            <text:p>75185768.9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22]/1000000" office:value-type="float" office:value="75.1857689" calcext:value-type="float">
            <text:p>75.1857689</text:p>
          </table:table-cell>
          <table:table-cell table:formula="of:=[.K22]/1000000" office:value-type="float" office:value="0" calcext:value-type="float">
            <text:p>0</text:p>
          </table:table-cell>
          <table:table-cell table:formula="of:=[.L22]/10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float" office:value="8651501.7" calcext:value-type="float">
            <text:p>8651501.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8" office:value-type="string" calcext:value-type="string">
            <text:p>Total Result</text:p>
          </table:table-cell>
          <table:table-cell table:style-name="ce34" office:value-type="float" office:value="22822384.5428571" calcext:value-type="float">
            <text:p>22822384.5428571</text:p>
          </table:table-cell>
          <table:table-cell table:style-name="ce40" office:value-type="float" office:value="3882906.29047619" calcext:value-type="float">
            <text:p>3882906.29047619</text:p>
          </table:table-cell>
          <table:table-cell table:style-name="ce46" office:value-type="float" office:value="59221333.1904762" calcext:value-type="float">
            <text:p>59221333.1904762</text:p>
          </table:table-cell>
          <table:table-cell table:number-columns-repeated="5"/>
          <table:table-cell table:style-name="Default" table:number-columns-repeated="3"/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alexnetsplit__2023-10-26T194310_1'.A1:'Pivot Table_alexnetsplit__2023-10-26T194310_1'.D24" table:buttons="'Pivot Table_alexnetsplit__2023-10-26T194310_1'.A2 'Pivot Table_alexnetsplit__2023-10-26T194310_1'.B1" table:show-filter-button="false" table:drill-down-on-double-click="false">
          <table:source-cell-range table:cell-range-address="'alexnetsplit__2023-10-26T194310'.C1:'alexnetsplit__2023-10-26T194310'.G21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lit_lay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f_time_clien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638260" table:display="true" table:show-details="true"/>
                <table:data-pilot-member table:name="3641237" table:display="true" table:show-details="true"/>
                <table:data-pilot-member table:name="3647885" table:display="true" table:show-details="true"/>
                <table:data-pilot-member table:name="3706921" table:display="true" table:show-details="true"/>
                <table:data-pilot-member table:name="3789304" table:display="true" table:show-details="true"/>
                <table:data-pilot-member table:name="3831794" table:display="true" table:show-details="true"/>
                <table:data-pilot-member table:name="3843040" table:display="true" table:show-details="true"/>
                <table:data-pilot-member table:name="3859391" table:display="true" table:show-details="true"/>
                <table:data-pilot-member table:name="3874206" table:display="true" table:show-details="true"/>
                <table:data-pilot-member table:name="3880395" table:display="true" table:show-details="true"/>
                <table:data-pilot-member table:name="3897409" table:display="true" table:show-details="true"/>
                <table:data-pilot-member table:name="3913788" table:display="true" table:show-details="true"/>
                <table:data-pilot-member table:name="3918450" table:display="true" table:show-details="true"/>
                <table:data-pilot-member table:name="3947931" table:display="true" table:show-details="true"/>
                <table:data-pilot-member table:name="3967538" table:display="true" table:show-details="true"/>
                <table:data-pilot-member table:name="3976570" table:display="true" table:show-details="true"/>
                <table:data-pilot-member table:name="4000009" table:display="true" table:show-details="true"/>
                <table:data-pilot-member table:name="4016148" table:display="true" table:show-details="true"/>
                <table:data-pilot-member table:name="4111239" table:display="true" table:show-details="true"/>
                <table:data-pilot-member table:name="4283546" table:display="true" table:show-details="true"/>
                <table:data-pilot-member table:name="4353221" table:display="true" table:show-details="true"/>
                <table:data-pilot-member table:name="4376933" table:display="true" table:show-details="true"/>
                <table:data-pilot-member table:name="4470821" table:display="true" table:show-details="true"/>
                <table:data-pilot-member table:name="4471386" table:display="true" table:show-details="true"/>
                <table:data-pilot-member table:name="4494066" table:display="true" table:show-details="true"/>
                <table:data-pilot-member table:name="4529949" table:display="true" table:show-details="true"/>
                <table:data-pilot-member table:name="4535862" table:display="true" table:show-details="true"/>
                <table:data-pilot-member table:name="4601800" table:display="true" table:show-details="true"/>
                <table:data-pilot-member table:name="4606730" table:display="true" table:show-details="true"/>
                <table:data-pilot-member table:name="5231758" table:display="true" table:show-details="true"/>
                <table:data-pilot-member table:name="9783221" table:display="true" table:show-details="true"/>
                <table:data-pilot-member table:name="9819072" table:display="true" table:show-details="true"/>
                <table:data-pilot-member table:name="9848919" table:display="true" table:show-details="true"/>
                <table:data-pilot-member table:name="9853312" table:display="true" table:show-details="true"/>
                <table:data-pilot-member table:name="9933783" table:display="true" table:show-details="true"/>
                <table:data-pilot-member table:name="9946881" table:display="true" table:show-details="true"/>
                <table:data-pilot-member table:name="9958634" table:display="true" table:show-details="true"/>
                <table:data-pilot-member table:name="9963033" table:display="true" table:show-details="true"/>
                <table:data-pilot-member table:name="9965872" table:display="true" table:show-details="true"/>
                <table:data-pilot-member table:name="10014805" table:display="true" table:show-details="true"/>
                <table:data-pilot-member table:name="10098027" table:display="true" table:show-details="true"/>
                <table:data-pilot-member table:name="10124781" table:display="true" table:show-details="true"/>
                <table:data-pilot-member table:name="10129392" table:display="true" table:show-details="true"/>
                <table:data-pilot-member table:name="10156150" table:display="true" table:show-details="true"/>
                <table:data-pilot-member table:name="10163961" table:display="true" table:show-details="true"/>
                <table:data-pilot-member table:name="10189048" table:display="true" table:show-details="true"/>
                <table:data-pilot-member table:name="10243098" table:display="true" table:show-details="true"/>
                <table:data-pilot-member table:name="10279356" table:display="true" table:show-details="true"/>
                <table:data-pilot-member table:name="10306348" table:display="true" table:show-details="true"/>
                <table:data-pilot-member table:name="10312023" table:display="true" table:show-details="true"/>
                <table:data-pilot-member table:name="10314181" table:display="true" table:show-details="true"/>
                <table:data-pilot-member table:name="10329439" table:display="true" table:show-details="true"/>
                <table:data-pilot-member table:name="10349522" table:display="true" table:show-details="true"/>
                <table:data-pilot-member table:name="10353475" table:display="true" table:show-details="true"/>
                <table:data-pilot-member table:name="10472937" table:display="true" table:show-details="true"/>
                <table:data-pilot-member table:name="10495798" table:display="true" table:show-details="true"/>
                <table:data-pilot-member table:name="10497252" table:display="true" table:show-details="true"/>
                <table:data-pilot-member table:name="10568815" table:display="true" table:show-details="true"/>
                <table:data-pilot-member table:name="10613356" table:display="true" table:show-details="true"/>
                <table:data-pilot-member table:name="11118481" table:display="true" table:show-details="true"/>
                <table:data-pilot-member table:name="13244942" table:display="true" table:show-details="true"/>
                <table:data-pilot-member table:name="13255850" table:display="true" table:show-details="true"/>
                <table:data-pilot-member table:name="13260868" table:display="true" table:show-details="true"/>
                <table:data-pilot-member table:name="13275207" table:display="true" table:show-details="true"/>
                <table:data-pilot-member table:name="13293406" table:display="true" table:show-details="true"/>
                <table:data-pilot-member table:name="13303547" table:display="true" table:show-details="true"/>
                <table:data-pilot-member table:name="13311136" table:display="true" table:show-details="true"/>
                <table:data-pilot-member table:name="13316794" table:display="true" table:show-details="true"/>
                <table:data-pilot-member table:name="13341701" table:display="true" table:show-details="true"/>
                <table:data-pilot-member table:name="13367248" table:display="true" table:show-details="true"/>
                <table:data-pilot-member table:name="13445066" table:display="true" table:show-details="true"/>
                <table:data-pilot-member table:name="13506981" table:display="true" table:show-details="true"/>
                <table:data-pilot-member table:name="13526287" table:display="true" table:show-details="true"/>
                <table:data-pilot-member table:name="13531457" table:display="true" table:show-details="true"/>
                <table:data-pilot-member table:name="13542179" table:display="true" table:show-details="true"/>
                <table:data-pilot-member table:name="13561345" table:display="true" table:show-details="true"/>
                <table:data-pilot-member table:name="13563873" table:display="true" table:show-details="true"/>
                <table:data-pilot-member table:name="13572072" table:display="true" table:show-details="true"/>
                <table:data-pilot-member table:name="13618410" table:display="true" table:show-details="true"/>
                <table:data-pilot-member table:name="13641201" table:display="true" table:show-details="true"/>
                <table:data-pilot-member table:name="17203226" table:display="true" table:show-details="true"/>
                <table:data-pilot-member table:name="17372929" table:display="true" table:show-details="true"/>
                <table:data-pilot-member table:name="17385609" table:display="true" table:show-details="true"/>
                <table:data-pilot-member table:name="17414399" table:display="true" table:show-details="true"/>
                <table:data-pilot-member table:name="17421065" table:display="true" table:show-details="true"/>
                <table:data-pilot-member table:name="17427062" table:display="true" table:show-details="true"/>
                <table:data-pilot-member table:name="17435916" table:display="true" table:show-details="true"/>
                <table:data-pilot-member table:name="17439403" table:display="true" table:show-details="true"/>
                <table:data-pilot-member table:name="17450283" table:display="true" table:show-details="true"/>
                <table:data-pilot-member table:name="17466188" table:display="true" table:show-details="true"/>
                <table:data-pilot-member table:name="17473356" table:display="true" table:show-details="true"/>
                <table:data-pilot-member table:name="17477180" table:display="true" table:show-details="true"/>
                <table:data-pilot-member table:name="17518565" table:display="true" table:show-details="true"/>
                <table:data-pilot-member table:name="17529452" table:display="true" table:show-details="true"/>
                <table:data-pilot-member table:name="17541614" table:display="true" table:show-details="true"/>
                <table:data-pilot-member table:name="17551643" table:display="true" table:show-details="true"/>
                <table:data-pilot-member table:name="17563965" table:display="true" table:show-details="true"/>
                <table:data-pilot-member table:name="17579540" table:display="true" table:show-details="true"/>
                <table:data-pilot-member table:name="17644539" table:display="true" table:show-details="true"/>
                <table:data-pilot-member table:name="17750741" table:display="true" table:show-details="true"/>
                <table:data-pilot-member table:name="19933015" table:display="true" table:show-details="true"/>
                <table:data-pilot-member table:name="19999289" table:display="true" table:show-details="true"/>
                <table:data-pilot-member table:name="20039064" table:display="true" table:show-details="true"/>
                <table:data-pilot-member table:name="20071037" table:display="true" table:show-details="true"/>
                <table:data-pilot-member table:name="20113662" table:display="true" table:show-details="true"/>
                <table:data-pilot-member table:name="20119008" table:display="true" table:show-details="true"/>
                <table:data-pilot-member table:name="20147925" table:display="true" table:show-details="true"/>
                <table:data-pilot-member table:name="20149760" table:display="true" table:show-details="true"/>
                <table:data-pilot-member table:name="20177214" table:display="true" table:show-details="true"/>
                <table:data-pilot-member table:name="20193017" table:display="true" table:show-details="true"/>
                <table:data-pilot-member table:name="20194079" table:display="true" table:show-details="true"/>
                <table:data-pilot-member table:name="20203527" table:display="true" table:show-details="true"/>
                <table:data-pilot-member table:name="20207858" table:display="true" table:show-details="true"/>
                <table:data-pilot-member table:name="20213726" table:display="true" table:show-details="true"/>
                <table:data-pilot-member table:name="20214936" table:display="true" table:show-details="true"/>
                <table:data-pilot-member table:name="20236218" table:display="true" table:show-details="true"/>
                <table:data-pilot-member table:name="20248501" table:display="true" table:show-details="true"/>
                <table:data-pilot-member table:name="20270210" table:display="true" table:show-details="true"/>
                <table:data-pilot-member table:name="20304591" table:display="true" table:show-details="true"/>
                <table:data-pilot-member table:name="20308814" table:display="true" table:show-details="true"/>
                <table:data-pilot-member table:name="20321184" table:display="true" table:show-details="true"/>
                <table:data-pilot-member table:name="20337208" table:display="true" table:show-details="true"/>
                <table:data-pilot-member table:name="20339310" table:display="true" table:show-details="true"/>
                <table:data-pilot-member table:name="20341607" table:display="true" table:show-details="true"/>
                <table:data-pilot-member table:name="20344152" table:display="true" table:show-details="true"/>
                <table:data-pilot-member table:name="20367535" table:display="true" table:show-details="true"/>
                <table:data-pilot-member table:name="20377463" table:display="true" table:show-details="true"/>
                <table:data-pilot-member table:name="20395866" table:display="true" table:show-details="true"/>
                <table:data-pilot-member table:name="20399891" table:display="true" table:show-details="true"/>
                <table:data-pilot-member table:name="20403708" table:display="true" table:show-details="true"/>
                <table:data-pilot-member table:name="20419838" table:display="true" table:show-details="true"/>
                <table:data-pilot-member table:name="20449529" table:display="true" table:show-details="true"/>
                <table:data-pilot-member table:name="20461189" table:display="true" table:show-details="true"/>
                <table:data-pilot-member table:name="20474100" table:display="true" table:show-details="true"/>
                <table:data-pilot-member table:name="20478021" table:display="true" table:show-details="true"/>
                <table:data-pilot-member table:name="20485008" table:display="true" table:show-details="true"/>
                <table:data-pilot-member table:name="20497657" table:display="true" table:show-details="true"/>
                <table:data-pilot-member table:name="20511353" table:display="true" table:show-details="true"/>
                <table:data-pilot-member table:name="20513942" table:display="true" table:show-details="true"/>
                <table:data-pilot-member table:name="20519261" table:display="true" table:show-details="true"/>
                <table:data-pilot-member table:name="20553127" table:display="true" table:show-details="true"/>
                <table:data-pilot-member table:name="20576256" table:display="true" table:show-details="true"/>
                <table:data-pilot-member table:name="20634982" table:display="true" table:show-details="true"/>
                <table:data-pilot-member table:name="20698619" table:display="true" table:show-details="true"/>
                <table:data-pilot-member table:name="20845811" table:display="true" table:show-details="true"/>
                <table:data-pilot-member table:name="25294136" table:display="true" table:show-details="true"/>
                <table:data-pilot-member table:name="25752431" table:display="true" table:show-details="true"/>
                <table:data-pilot-member table:name="26276103" table:display="true" table:show-details="true"/>
                <table:data-pilot-member table:name="26286880" table:display="true" table:show-details="true"/>
                <table:data-pilot-member table:name="31151936" table:display="true" table:show-details="true"/>
                <table:data-pilot-member table:name="43376093" table:display="true" table:show-details="true"/>
                <table:data-pilot-member table:name="43438300" table:display="true" table:show-details="true"/>
                <table:data-pilot-member table:name="43442509" table:display="true" table:show-details="true"/>
                <table:data-pilot-member table:name="43544956" table:display="true" table:show-details="true"/>
                <table:data-pilot-member table:name="43592470" table:display="true" table:show-details="true"/>
                <table:data-pilot-member table:name="43607357" table:display="true" table:show-details="true"/>
                <table:data-pilot-member table:name="43619554" table:display="true" table:show-details="true"/>
                <table:data-pilot-member table:name="43640171" table:display="true" table:show-details="true"/>
                <table:data-pilot-member table:name="43653430" table:display="true" table:show-details="true"/>
                <table:data-pilot-member table:name="43687344" table:display="true" table:show-details="true"/>
                <table:data-pilot-member table:name="43704046" table:display="true" table:show-details="true"/>
                <table:data-pilot-member table:name="43719624" table:display="true" table:show-details="true"/>
                <table:data-pilot-member table:name="43731697" table:display="true" table:show-details="true"/>
                <table:data-pilot-member table:name="43749615" table:display="true" table:show-details="true"/>
                <table:data-pilot-member table:name="43813161" table:display="true" table:show-details="true"/>
                <table:data-pilot-member table:name="43815636" table:display="true" table:show-details="true"/>
                <table:data-pilot-member table:name="43821336" table:display="true" table:show-details="true"/>
                <table:data-pilot-member table:name="43846026" table:display="true" table:show-details="true"/>
                <table:data-pilot-member table:name="43874553" table:display="true" table:show-details="true"/>
                <table:data-pilot-member table:name="43900200" table:display="true" table:show-details="true"/>
                <table:data-pilot-member table:name="43920453" table:display="true" table:show-details="true"/>
                <table:data-pilot-member table:name="43956647" table:display="true" table:show-details="true"/>
                <table:data-pilot-member table:name="44004693" table:display="true" table:show-details="true"/>
                <table:data-pilot-member table:name="44014858" table:display="true" table:show-details="true"/>
                <table:data-pilot-member table:name="44094021" table:display="true" table:show-details="true"/>
                <table:data-pilot-member table:name="44111435" table:display="true" table:show-details="true"/>
                <table:data-pilot-member table:name="45020080" table:display="true" table:show-details="true"/>
                <table:data-pilot-member table:name="49365979" table:display="true" table:show-details="true"/>
                <table:data-pilot-member table:name="49761162" table:display="true" table:show-details="true"/>
                <table:data-pilot-member table:name="50115309" table:display="true" table:show-details="true"/>
                <table:data-pilot-member table:name="60249887" table:display="true" table:show-details="true"/>
                <table:data-pilot-member table:name="60354148" table:display="true" table:show-details="true"/>
                <table:data-pilot-member table:name="60470937" table:display="true" table:show-details="true"/>
                <table:data-pilot-member table:name="60549747" table:display="true" table:show-details="true"/>
                <table:data-pilot-member table:name="60567459" table:display="true" table:show-details="true"/>
                <table:data-pilot-member table:name="60574790" table:display="true" table:show-details="true"/>
                <table:data-pilot-member table:name="60611818" table:display="true" table:show-details="true"/>
                <table:data-pilot-member table:name="60658300" table:display="true" table:show-details="true"/>
                <table:data-pilot-member table:name="60689840" table:display="true" table:show-details="true"/>
                <table:data-pilot-member table:name="66573066" table:display="true" table:show-details="true"/>
                <table:data-pilot-member table:name="68400371" table:display="true" table:show-details="true"/>
                <table:data-pilot-member table:name="69448737" table:display="true" table:show-details="true"/>
                <table:data-pilot-member table:name="70872987" table:display="true" table:show-details="true"/>
                <table:data-pilot-member table:name="72894548" table:display="true" table:show-details="true"/>
                <table:data-pilot-member table:name="74562723" table:display="true" table:show-details="true"/>
                <table:data-pilot-member table:name="74896658" table:display="true" table:show-details="true"/>
                <table:data-pilot-member table:name="76370895" table:display="true" table:show-details="true"/>
                <table:data-pilot-member table:name="76859046" table:display="true" table:show-details="true"/>
                <table:data-pilot-member table:name="77841742" table:display="true" table:show-details="true"/>
                <table:data-pilot-member table:name="897099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f_time_edg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88319" table:display="true" table:show-details="true"/>
                <table:data-pilot-member table:name="193984" table:display="true" table:show-details="true"/>
                <table:data-pilot-member table:name="200203" table:display="true" table:show-details="true"/>
                <table:data-pilot-member table:name="200823" table:display="true" table:show-details="true"/>
                <table:data-pilot-member table:name="205076" table:display="true" table:show-details="true"/>
                <table:data-pilot-member table:name="205732" table:display="true" table:show-details="true"/>
                <table:data-pilot-member table:name="207281" table:display="true" table:show-details="true"/>
                <table:data-pilot-member table:name="209202" table:display="true" table:show-details="true"/>
                <table:data-pilot-member table:name="212578" table:display="true" table:show-details="true"/>
                <table:data-pilot-member table:name="246770" table:display="true" table:show-details="true"/>
                <table:data-pilot-member table:name="877627" table:display="true" table:show-details="true"/>
                <table:data-pilot-member table:name="883955" table:display="true" table:show-details="true"/>
                <table:data-pilot-member table:name="884894" table:display="true" table:show-details="true"/>
                <table:data-pilot-member table:name="885069" table:display="true" table:show-details="true"/>
                <table:data-pilot-member table:name="885384" table:display="true" table:show-details="true"/>
                <table:data-pilot-member table:name="885632" table:display="true" table:show-details="true"/>
                <table:data-pilot-member table:name="885778" table:display="true" table:show-details="true"/>
                <table:data-pilot-member table:name="887686" table:display="true" table:show-details="true"/>
                <table:data-pilot-member table:name="889658" table:display="true" table:show-details="true"/>
                <table:data-pilot-member table:name="893636" table:display="true" table:show-details="true"/>
                <table:data-pilot-member table:name="894900" table:display="true" table:show-details="true"/>
                <table:data-pilot-member table:name="895672" table:display="true" table:show-details="true"/>
                <table:data-pilot-member table:name="895736" table:display="true" table:show-details="true"/>
                <table:data-pilot-member table:name="897115" table:display="true" table:show-details="true"/>
                <table:data-pilot-member table:name="897752" table:display="true" table:show-details="true"/>
                <table:data-pilot-member table:name="897965" table:display="true" table:show-details="true"/>
                <table:data-pilot-member table:name="899862" table:display="true" table:show-details="true"/>
                <table:data-pilot-member table:name="900915" table:display="true" table:show-details="true"/>
                <table:data-pilot-member table:name="901218" table:display="true" table:show-details="true"/>
                <table:data-pilot-member table:name="901238" table:display="true" table:show-details="true"/>
                <table:data-pilot-member table:name="901517" table:display="true" table:show-details="true"/>
                <table:data-pilot-member table:name="902330" table:display="true" table:show-details="true"/>
                <table:data-pilot-member table:name="903284" table:display="true" table:show-details="true"/>
                <table:data-pilot-member table:name="903487" table:display="true" table:show-details="true"/>
                <table:data-pilot-member table:name="904534" table:display="true" table:show-details="true"/>
                <table:data-pilot-member table:name="908596" table:display="true" table:show-details="true"/>
                <table:data-pilot-member table:name="908840" table:display="true" table:show-details="true"/>
                <table:data-pilot-member table:name="912392" table:display="true" table:show-details="true"/>
                <table:data-pilot-member table:name="926457" table:display="true" table:show-details="true"/>
                <table:data-pilot-member table:name="936238" table:display="true" table:show-details="true"/>
                <table:data-pilot-member table:name="2387338" table:display="true" table:show-details="true"/>
                <table:data-pilot-member table:name="2391297" table:display="true" table:show-details="true"/>
                <table:data-pilot-member table:name="2395672" table:display="true" table:show-details="true"/>
                <table:data-pilot-member table:name="2395819" table:display="true" table:show-details="true"/>
                <table:data-pilot-member table:name="2396444" table:display="true" table:show-details="true"/>
                <table:data-pilot-member table:name="2397377" table:display="true" table:show-details="true"/>
                <table:data-pilot-member table:name="2400365" table:display="true" table:show-details="true"/>
                <table:data-pilot-member table:name="2402658" table:display="true" table:show-details="true"/>
                <table:data-pilot-member table:name="2403159" table:display="true" table:show-details="true"/>
                <table:data-pilot-member table:name="2404566" table:display="true" table:show-details="true"/>
                <table:data-pilot-member table:name="2407812" table:display="true" table:show-details="true"/>
                <table:data-pilot-member table:name="2408057" table:display="true" table:show-details="true"/>
                <table:data-pilot-member table:name="2408693" table:display="true" table:show-details="true"/>
                <table:data-pilot-member table:name="2411543" table:display="true" table:show-details="true"/>
                <table:data-pilot-member table:name="2459308" table:display="true" table:show-details="true"/>
                <table:data-pilot-member table:name="2462289" table:display="true" table:show-details="true"/>
                <table:data-pilot-member table:name="2463776" table:display="true" table:show-details="true"/>
                <table:data-pilot-member table:name="2465666" table:display="true" table:show-details="true"/>
                <table:data-pilot-member table:name="2481361" table:display="true" table:show-details="true"/>
                <table:data-pilot-member table:name="2481454" table:display="true" table:show-details="true"/>
                <table:data-pilot-member table:name="2483853" table:display="true" table:show-details="true"/>
                <table:data-pilot-member table:name="2487259" table:display="true" table:show-details="true"/>
                <table:data-pilot-member table:name="2488050" table:display="true" table:show-details="true"/>
                <table:data-pilot-member table:name="2489945" table:display="true" table:show-details="true"/>
                <table:data-pilot-member table:name="2498619" table:display="true" table:show-details="true"/>
                <table:data-pilot-member table:name="2531188" table:display="true" table:show-details="true"/>
                <table:data-pilot-member table:name="2536631" table:display="true" table:show-details="true"/>
                <table:data-pilot-member table:name="2537021" table:display="true" table:show-details="true"/>
                <table:data-pilot-member table:name="2540865" table:display="true" table:show-details="true"/>
                <table:data-pilot-member table:name="2542554" table:display="true" table:show-details="true"/>
                <table:data-pilot-member table:name="2543622" table:display="true" table:show-details="true"/>
                <table:data-pilot-member table:name="2547524" table:display="true" table:show-details="true"/>
                <table:data-pilot-member table:name="2548917" table:display="true" table:show-details="true"/>
                <table:data-pilot-member table:name="2559244" table:display="true" table:show-details="true"/>
                <table:data-pilot-member table:name="2565572" table:display="true" table:show-details="true"/>
                <table:data-pilot-member table:name="2580141" table:display="true" table:show-details="true"/>
                <table:data-pilot-member table:name="2586473" table:display="true" table:show-details="true"/>
                <table:data-pilot-member table:name="2598816" table:display="true" table:show-details="true"/>
                <table:data-pilot-member table:name="2602880" table:display="true" table:show-details="true"/>
                <table:data-pilot-member table:name="2603686" table:display="true" table:show-details="true"/>
                <table:data-pilot-member table:name="2603692" table:display="true" table:show-details="true"/>
                <table:data-pilot-member table:name="2605031" table:display="true" table:show-details="true"/>
                <table:data-pilot-member table:name="2608184" table:display="true" table:show-details="true"/>
                <table:data-pilot-member table:name="2662316" table:display="true" table:show-details="true"/>
                <table:data-pilot-member table:name="2670607" table:display="true" table:show-details="true"/>
                <table:data-pilot-member table:name="2684770" table:display="true" table:show-details="true"/>
                <table:data-pilot-member table:name="2695240" table:display="true" table:show-details="true"/>
                <table:data-pilot-member table:name="2747204" table:display="true" table:show-details="true"/>
                <table:data-pilot-member table:name="3333668" table:display="true" table:show-details="true"/>
                <table:data-pilot-member table:name="3333779" table:display="true" table:show-details="true"/>
                <table:data-pilot-member table:name="3335922" table:display="true" table:show-details="true"/>
                <table:data-pilot-member table:name="3339591" table:display="true" table:show-details="true"/>
                <table:data-pilot-member table:name="3340452" table:display="true" table:show-details="true"/>
                <table:data-pilot-member table:name="3347239" table:display="true" table:show-details="true"/>
                <table:data-pilot-member table:name="3349881" table:display="true" table:show-details="true"/>
                <table:data-pilot-member table:name="3357318" table:display="true" table:show-details="true"/>
                <table:data-pilot-member table:name="3359448" table:display="true" table:show-details="true"/>
                <table:data-pilot-member table:name="3408578" table:display="true" table:show-details="true"/>
                <table:data-pilot-member table:name="3425978" table:display="true" table:show-details="true"/>
                <table:data-pilot-member table:name="3432648" table:display="true" table:show-details="true"/>
                <table:data-pilot-member table:name="3435420" table:display="true" table:show-details="true"/>
                <table:data-pilot-member table:name="3436340" table:display="true" table:show-details="true"/>
                <table:data-pilot-member table:name="3437125" table:display="true" table:show-details="true"/>
                <table:data-pilot-member table:name="3440305" table:display="true" table:show-details="true"/>
                <table:data-pilot-member table:name="3466520" table:display="true" table:show-details="true"/>
                <table:data-pilot-member table:name="3525490" table:display="true" table:show-details="true"/>
                <table:data-pilot-member table:name="3646178" table:display="true" table:show-details="true"/>
                <table:data-pilot-member table:name="3679128" table:display="true" table:show-details="true"/>
                <table:data-pilot-member table:name="3683603" table:display="true" table:show-details="true"/>
                <table:data-pilot-member table:name="3694459" table:display="true" table:show-details="true"/>
                <table:data-pilot-member table:name="4512320" table:display="true" table:show-details="true"/>
                <table:data-pilot-member table:name="4516172" table:display="true" table:show-details="true"/>
                <table:data-pilot-member table:name="4516401" table:display="true" table:show-details="true"/>
                <table:data-pilot-member table:name="4518359" table:display="true" table:show-details="true"/>
                <table:data-pilot-member table:name="4525739" table:display="true" table:show-details="true"/>
                <table:data-pilot-member table:name="4528750" table:display="true" table:show-details="true"/>
                <table:data-pilot-member table:name="4529226" table:display="true" table:show-details="true"/>
                <table:data-pilot-member table:name="4531124" table:display="true" table:show-details="true"/>
                <table:data-pilot-member table:name="4541353" table:display="true" table:show-details="true"/>
                <table:data-pilot-member table:name="4626968" table:display="true" table:show-details="true"/>
                <table:data-pilot-member table:name="4628252" table:display="true" table:show-details="true"/>
                <table:data-pilot-member table:name="4630314" table:display="true" table:show-details="true"/>
                <table:data-pilot-member table:name="4630870" table:display="true" table:show-details="true"/>
                <table:data-pilot-member table:name="4641134" table:display="true" table:show-details="true"/>
                <table:data-pilot-member table:name="4646201" table:display="true" table:show-details="true"/>
                <table:data-pilot-member table:name="4673482" table:display="true" table:show-details="true"/>
                <table:data-pilot-member table:name="4677018" table:display="true" table:show-details="true"/>
                <table:data-pilot-member table:name="4733500" table:display="true" table:show-details="true"/>
                <table:data-pilot-member table:name="4750599" table:display="true" table:show-details="true"/>
                <table:data-pilot-member table:name="4924492" table:display="true" table:show-details="true"/>
                <table:data-pilot-member table:name="5397359" table:display="true" table:show-details="true"/>
                <table:data-pilot-member table:name="5399610" table:display="true" table:show-details="true"/>
                <table:data-pilot-member table:name="5412686" table:display="true" table:show-details="true"/>
                <table:data-pilot-member table:name="5419264" table:display="true" table:show-details="true"/>
                <table:data-pilot-member table:name="5442816" table:display="true" table:show-details="true"/>
                <table:data-pilot-member table:name="5449129" table:display="true" table:show-details="true"/>
                <table:data-pilot-member table:name="5466195" table:display="true" table:show-details="true"/>
                <table:data-pilot-member table:name="5468023" table:display="true" table:show-details="true"/>
                <table:data-pilot-member table:name="5491748" table:display="true" table:show-details="true"/>
                <table:data-pilot-member table:name="5623644" table:display="true" table:show-details="true"/>
                <table:data-pilot-member table:name="5627906" table:display="true" table:show-details="true"/>
                <table:data-pilot-member table:name="5635940" table:display="true" table:show-details="true"/>
                <table:data-pilot-member table:name="5657809" table:display="true" table:show-details="true"/>
                <table:data-pilot-member table:name="5666082" table:display="true" table:show-details="true"/>
                <table:data-pilot-member table:name="5699331" table:display="true" table:show-details="true"/>
                <table:data-pilot-member table:name="5742550" table:display="true" table:show-details="true"/>
                <table:data-pilot-member table:name="5742843" table:display="true" table:show-details="true"/>
                <table:data-pilot-member table:name="5822562" table:display="true" table:show-details="true"/>
                <table:data-pilot-member table:name="5904350" table:display="true" table:show-details="true"/>
                <table:data-pilot-member table:name="5908464" table:display="true" table:show-details="true"/>
                <table:data-pilot-member table:name="6049606" table:display="true" table:show-details="true"/>
                <table:data-pilot-member table:name="6095431" table:display="true" table:show-details="true"/>
                <table:data-pilot-member table:name="6111102" table:display="true" table:show-details="true"/>
                <table:data-pilot-member table:name="6119706" table:display="true" table:show-details="true"/>
                <table:data-pilot-member table:name="6137315" table:display="true" table:show-details="true"/>
                <table:data-pilot-member table:name="6146599" table:display="true" table:show-details="true"/>
                <table:data-pilot-member table:name="6153305" table:display="true" table:show-details="true"/>
                <table:data-pilot-member table:name="6206241" table:display="true" table:show-details="true"/>
                <table:data-pilot-member table:name="6570765" table:display="true" table:show-details="true"/>
                <table:data-pilot-member table:name="6906746" table:display="true" table:show-details="true"/>
                <table:data-pilot-member table:name="7122972" table:display="true" table:show-details="true"/>
                <table:data-pilot-member table:name="7124402" table:display="true" table:show-details="true"/>
                <table:data-pilot-member table:name="7137480" table:display="true" table:show-details="true"/>
                <table:data-pilot-member table:name="7142284" table:display="true" table:show-details="true"/>
                <table:data-pilot-member table:name="7143066" table:display="true" table:show-details="true"/>
                <table:data-pilot-member table:name="7160044" table:display="true" table:show-details="true"/>
                <table:data-pilot-member table:name="7160968" table:display="true" table:show-details="true"/>
                <table:data-pilot-member table:name="7165068" table:display="true" table:show-details="true"/>
                <table:data-pilot-member table:name="7166706" table:display="true" table:show-details="true"/>
                <table:data-pilot-member table:name="7178143" table:display="true" table:show-details="true"/>
                <table:data-pilot-member table:name="7418383" table:display="true" table:show-details="true"/>
                <table:data-pilot-member table:name="7458547" table:display="true" table:show-details="true"/>
                <table:data-pilot-member table:name="7532914" table:display="true" table:show-details="true"/>
                <table:data-pilot-member table:name="7548545" table:display="true" table:show-details="true"/>
                <table:data-pilot-member table:name="7621256" table:display="true" table:show-details="true"/>
                <table:data-pilot-member table:name="7752436" table:display="true" table:show-details="true"/>
                <table:data-pilot-member table:name="7784992" table:display="true" table:show-details="true"/>
                <table:data-pilot-member table:name="8227832" table:display="true" table:show-details="true"/>
                <table:data-pilot-member table:name="8257675" table:display="true" table:show-details="true"/>
                <table:data-pilot-member table:name="8293191" table:display="true" table:show-details="true"/>
                <table:data-pilot-member table:name="8293539" table:display="true" table:show-details="true"/>
                <table:data-pilot-member table:name="8313360" table:display="true" table:show-details="true"/>
                <table:data-pilot-member table:name="8394960" table:display="true" table:show-details="true"/>
                <table:data-pilot-member table:name="8501109" table:display="true" table:show-details="true"/>
                <table:data-pilot-member table:name="8514455" table:display="true" table:show-details="true"/>
                <table:data-pilot-member table:name="8514565" table:display="true" table:show-details="true"/>
                <table:data-pilot-member table:name="8544384" table:display="true" table:show-details="true"/>
                <table:data-pilot-member table:name="8546376" table:display="true" table:show-details="true"/>
                <table:data-pilot-member table:name="8548689" table:display="true" table:show-details="true"/>
                <table:data-pilot-member table:name="8558929" table:display="true" table:show-details="true"/>
                <table:data-pilot-member table:name="8580414" table:display="true" table:show-details="true"/>
                <table:data-pilot-member table:name="8587563" table:display="true" table:show-details="true"/>
                <table:data-pilot-member table:name="8735632" table:display="true" table:show-details="true"/>
                <table:data-pilot-member table:name="8809484" table:display="true" table:show-details="true"/>
                <table:data-pilot-member table:name="8847758" table:display="true" table:show-details="true"/>
                <table:data-pilot-member table:name="8931332" table:display="true" table:show-details="true"/>
                <table:data-pilot-member table:name="9068978" table:display="true" table:show-details="true"/>
                <table:data-pilot-member table:name="9107305" table:display="true" table:show-details="true"/>
                <table:data-pilot-member table:name="9171968" table:display="true" table:show-details="true"/>
                <table:data-pilot-member table:name="9282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mission_latency_n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096000" table:display="true" table:show-details="true"/>
                <table:data-pilot-member table:name="9216000" table:display="true" table:show-details="true"/>
                <table:data-pilot-member table:name="32447999" table:display="true" table:show-details="true"/>
                <table:data-pilot-member table:name="43264000" table:display="true" table:show-details="true"/>
                <table:data-pilot-member table:name="46656000" table:display="true" table:show-details="true"/>
                <table:data-pilot-member table:name="64895999" table:display="true" table:show-details="true"/>
                <table:data-pilot-member table:name="139968000" table:display="true" table:show-details="true"/>
                <table:data-pilot-member table:name="150528000" table:display="true" table:show-details="true"/>
                <table:data-pilot-member table:name="1936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7T12:25:02.435386620</dc:date>
    <meta:editing-duration>PT13H46M55S</meta:editing-duration>
    <meta:editing-cycles>2</meta:editing-cycles>
    <meta:generator>LibreOffice/7.3.7.2$Linux_X86_64 LibreOffice_project/30$Build-2</meta:generator>
    <meta:document-statistic meta:table-count="2" meta:cell-count="17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45cm" svg:height="14.903cm" xlink:href=".." xlink:type="simple" chart:class="chart:bar" chart:style-name="ch1">
        <chart:title svg:x="10.297cm" svg:y="0.434cm" chart:style-name="ch2">
          <text:p>Time (ms) vs. Split Layer</text:p>
        </chart:title>
        <chart:legend chart:legend-position="top" svg:x="3.31cm" svg:y="2.08cm" style:legend-expansion="wide" chart:style-name="ch3"/>
        <chart:plot-area chart:style-name="ch4" table:cell-range-address="'Pivot Table_alexnetsplit__2023-10-26T194310_1'.N1:'Pivot Table_alexnetsplit__2023-10-26T194310_1'.Q22" chart:data-source-has-labels="both" svg:x="2.153cm" svg:y="3.347cm" svg:width="27.586cm" svg:height="9.741cm">
          <chart:coordinate-region svg:x="3.357cm" svg:y="3.652cm" svg:width="26.382cm" svg:height="8.577cm"/>
          <chart:axis chart:dimension="x" chart:name="primary-x" chart:style-name="ch5" chartooo:axis-type="auto">
            <chartooo:date-scale/>
            <chart:title svg:x="14.35cm" svg:y="13.386cm" chart:style-name="ch6">
              <text:p>Split Layer</text:p>
            </chart:title>
            <chart:categories table:cell-range-address="'Pivot Table_alexnetsplit__2023-10-26T194310_1'.N2:'Pivot Table_alexnetsplit__2023-10-26T194310_1'.N22"/>
          </chart:axis>
          <chart:axis chart:dimension="y" chart:name="primary-y" chart:style-name="ch7">
            <chart:title svg:x="0.451cm" svg:y="9.76cm" chart:style-name="ch8">
              <text:p>Time (ms)</text:p>
            </chart:title>
            <chart:grid chart:style-name="ch9" chart:class="major"/>
          </chart:axis>
          <chart:series chart:style-name="ch10" chart:values-cell-range-address="'Pivot Table_alexnetsplit__2023-10-26T194310_1'.O2:'Pivot Table_alexnetsplit__2023-10-26T194310_1'.O22" chart:label-cell-address="'Pivot Table_alexnetsplit__2023-10-26T194310_1'.O1:'Pivot Table_alexnetsplit__2023-10-26T194310_1'.O1" chart:class="chart:bar">
            <chart:data-point chart:repeated="21"/>
          </chart:series>
          <chart:series chart:style-name="ch11" chart:values-cell-range-address="'Pivot Table_alexnetsplit__2023-10-26T194310_1'.P2:'Pivot Table_alexnetsplit__2023-10-26T194310_1'.P22" chart:label-cell-address="'Pivot Table_alexnetsplit__2023-10-26T194310_1'.P1:'Pivot Table_alexnetsplit__2023-10-26T194310_1'.P1" chart:class="chart:bar">
            <chart:data-point chart:repeated="21"/>
          </chart:series>
          <chart:series chart:style-name="ch12" chart:values-cell-range-address="'Pivot Table_alexnetsplit__2023-10-26T194310_1'.Q2:'Pivot Table_alexnetsplit__2023-10-26T194310_1'.Q22" chart:label-cell-address="'Pivot Table_alexnetsplit__2023-10-26T194310_1'.Q1:'Pivot Table_alexnetsplit__2023-10-26T194310_1'.Q1" chart:class="chart:bar">
            <chart:data-point chart:repeated="13"/>
            <chart:data-point chart:style-name="ch13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 Inference Time (ms)</text:p>
                <draw:g>
                  <svg:desc>'Pivot Table_alexnetsplit__2023-10-26T194310_1'.O1:'Pivot Table_alexnetsplit__2023-10-26T194310_1'.O1</svg:desc>
                </draw:g>
              </table:table-cell>
              <table:table-cell office:value-type="string">
                <text:p>Cloud Inference Time (ms)</text:p>
                <draw:g>
                  <svg:desc>'Pivot Table_alexnetsplit__2023-10-26T194310_1'.P1:'Pivot Table_alexnetsplit__2023-10-26T194310_1'.P1</svg:desc>
                </draw:g>
              </table:table-cell>
              <table:table-cell office:value-type="string">
                <text:p>Network Latency (ms)</text:p>
                <draw:g>
                  <svg:desc>'Pivot Table_alexnetsplit__2023-10-26T194310_1'.Q1:'Pivot Table_alexnetsplit__2023-10-26T194310_1'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ivot Table_alexnetsplit__2023-10-26T194310_1'.N2:'Pivot Table_alexnetsplit__2023-10-26T194310_1'.N22</svg:desc>
                </draw:g>
              </table:table-cell>
              <table:table-cell office:value-type="float" office:value="0">
                <text:p>0</text:p>
                <draw:g>
                  <svg:desc>'Pivot Table_alexnetsplit__2023-10-26T194310_1'.O2:'Pivot Table_alexnetsplit__2023-10-26T194310_1'.O22</svg:desc>
                </draw:g>
              </table:table-cell>
              <table:table-cell office:value-type="float" office:value="8.6515017">
                <text:p>8.6515017</text:p>
                <draw:g>
                  <svg:desc>'Pivot Table_alexnetsplit__2023-10-26T194310_1'.P2:'Pivot Table_alexnetsplit__2023-10-26T194310_1'.P22</svg:desc>
                </draw:g>
              </table:table-cell>
              <table:table-cell office:value-type="float" office:value="150.528">
                <text:p>150.528</text:p>
                <draw:g>
                  <svg:desc>'Pivot Table_alexnetsplit__2023-10-26T194310_1'.Q2:'Pivot Table_alexnetsplit__2023-10-26T194310_1'.Q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8200545">
                <text:p>3.8200545</text:p>
              </table:table-cell>
              <table:table-cell office:value-type="float" office:value="8.1413074">
                <text:p>8.1413074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731791">
                <text:p>3.9731791</text:p>
              </table:table-cell>
              <table:table-cell office:value-type="float" office:value="8.3820733">
                <text:p>8.3820733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485251">
                <text:p>4.5485251</text:p>
              </table:table-cell>
              <table:table-cell office:value-type="float" office:value="7.1501133">
                <text:p>7.1501133</text:p>
              </table:table-cell>
              <table:table-cell office:value-type="float" office:value="46.656">
                <text:p>46.6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1226176">
                <text:p>10.1226176</text:p>
              </table:table-cell>
              <table:table-cell office:value-type="float" office:value="5.793025">
                <text:p>5.793025</text:p>
              </table:table-cell>
              <table:table-cell office:value-type="float" office:value="139.968">
                <text:p>139.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0710498">
                <text:p>10.0710498</text:p>
              </table:table-cell>
              <table:table-cell office:value-type="float" office:value="6.1970141">
                <text:p>6.1970141</text:p>
              </table:table-cell>
              <table:table-cell office:value-type="float" office:value="139.968">
                <text:p>139.9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4266298">
                <text:p>10.4266298</text:p>
              </table:table-cell>
              <table:table-cell office:value-type="float" office:value="5.4574736">
                <text:p>5.4574736</text:p>
              </table:table-cell>
              <table:table-cell office:value-type="float" office:value="32.447999">
                <text:p>32.4479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3727545">
                <text:p>13.3727545</text:p>
              </table:table-cell>
              <table:table-cell office:value-type="float" office:value="4.5791728">
                <text:p>4.5791728</text:p>
              </table:table-cell>
              <table:table-cell office:value-type="float" office:value="64.895999">
                <text:p>64.8959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4752025">
                <text:p>13.4752025</text:p>
              </table:table-cell>
              <table:table-cell office:value-type="float" office:value="4.6490546">
                <text:p>4.6490546</text:p>
              </table:table-cell>
              <table:table-cell office:value-type="float" office:value="64.895999">
                <text:p>64.8959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4469757">
                <text:p>17.4469757</text:p>
              </table:table-cell>
              <table:table-cell office:value-type="float" office:value="3.4093411">
                <text:p>3.4093411</text:p>
              </table:table-cell>
              <table:table-cell office:value-type="float" office:value="43.264">
                <text:p>43.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5176918">
                <text:p>17.5176918</text:p>
              </table:table-cell>
              <table:table-cell office:value-type="float" office:value="3.4342072">
                <text:p>3.4342072</text:p>
              </table:table-cell>
              <table:table-cell office:value-type="float" office:value="43.264">
                <text:p>43.2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.2039225">
                <text:p>21.2039225</text:p>
              </table:table-cell>
              <table:table-cell office:value-type="float" office:value="2.582184">
                <text:p>2.582184</text:p>
              </table:table-cell>
              <table:table-cell office:value-type="float" office:value="43.264">
                <text:p>43.2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.7669078">
                <text:p>20.7669078</text:p>
              </table:table-cell>
              <table:table-cell office:value-type="float" office:value="2.6226455">
                <text:p>2.6226455</text:p>
              </table:table-cell>
              <table:table-cell office:value-type="float" office:value="43.264">
                <text:p>43.2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.922082">
                <text:p>20.922082</text:p>
              </table:table-cell>
              <table:table-cell office:value-type="float" office:value="2.502098">
                <text:p>2.502098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.0500828">
                <text:p>21.0500828</text:p>
              </table:table-cell>
              <table:table-cell office:value-type="float" office:value="2.5606822">
                <text:p>2.5606822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.0423603">
                <text:p>21.0423603</text:p>
              </table:table-cell>
              <table:table-cell office:value-type="float" office:value="2.5272048">
                <text:p>2.5272048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.5473193">
                <text:p>44.5473193</text:p>
              </table:table-cell>
              <table:table-cell office:value-type="float" office:value="0.8908517">
                <text:p>0.8908517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4.2893184">
                <text:p>44.2893184</text:p>
              </table:table-cell>
              <table:table-cell office:value-type="float" office:value="0.9053124">
                <text:p>0.9053124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4.3576338">
                <text:p>44.3576338</text:p>
              </table:table-cell>
              <table:table-cell office:value-type="float" office:value="0.8987726">
                <text:p>0.8987726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.1299992">
                <text:p>61.1299992</text:p>
              </table:table-cell>
              <table:table-cell office:value-type="float" office:value="0.2069968">
                <text:p>0.2069968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.1857689">
                <text:p>75.1857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